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0.55355817128281">
            <text:p>0.5535581713</text:p>
          </table:table-cell>
          <table:table-cell table:formula="of:=CONCATENATE([.A1]; &quot;,&quot;)" office:value-type="string" office:string-value="0.55355817128281,">
            <text:p>0.55355817128281,</text:p>
          </table:table-cell>
          <table:table-cell office:value-type="string">
            <text:p>3.2988112243927e-05</text:p>
          </table:table-cell>
          <table:table-cell table:formula="of:=CONCATENATE([.C1]; &quot;,&quot;)" office:value-type="string" office:string-value="3.2988112243927e-05,">
            <text:p>3.2988112243927e-05,</text:p>
          </table:table-cell>
        </table:table-row>
        <table:table-row table:style-name="ro1">
          <table:table-cell office:value-type="float" office:value="0.57077598765482">
            <text:p>0.5707759877</text:p>
          </table:table-cell>
          <table:table-cell table:formula="of:=CONCATENATE([.A2]; &quot;,&quot;)" office:value-type="string" office:string-value="0.57077598765482,">
            <text:p>0.57077598765482,</text:p>
          </table:table-cell>
          <table:table-cell office:value-type="string">
            <text:p>4.0134181089042e-05</text:p>
          </table:table-cell>
          <table:table-cell table:formula="of:=CONCATENATE([.C2]; &quot;,&quot;)" office:value-type="string" office:string-value="4.0134181089042e-05,">
            <text:p>4.0134181089042e-05,</text:p>
          </table:table-cell>
        </table:table-row>
        <table:table-row table:style-name="ro1">
          <table:table-cell office:value-type="float" office:value="0.65211397010741">
            <text:p>0.6521139701</text:p>
          </table:table-cell>
          <table:table-cell table:formula="of:=CONCATENATE([.A3]; &quot;,&quot;)" office:value-type="string" office:string-value="0.65211397010741,">
            <text:p>0.65211397010741,</text:p>
          </table:table-cell>
          <table:table-cell office:value-type="string">
            <text:p>9.179837753414e-05</text:p>
          </table:table-cell>
          <table:table-cell table:formula="of:=CONCATENATE([.C3]; &quot;,&quot;)" office:value-type="string" office:string-value="9.179837753414e-05,">
            <text:p>9.179837753414e-05,</text:p>
          </table:table-cell>
        </table:table-row>
        <table:table-row table:style-name="ro1">
          <table:table-cell office:value-type="float" office:value="0.48177319915782">
            <text:p>0.4817731992</text:p>
          </table:table-cell>
          <table:table-cell table:formula="of:=CONCATENATE([.A4]; &quot;,&quot;)" office:value-type="string" office:string-value="0.48177319915782,">
            <text:p>0.48177319915782,</text:p>
          </table:table-cell>
          <table:table-cell office:value-type="string">
            <text:p>1.320106631835e-05</text:p>
          </table:table-cell>
          <table:table-cell table:formula="of:=CONCATENATE([.C4]; &quot;,&quot;)" office:value-type="string" office:string-value="1.320106631835e-05,">
            <text:p>1.320106631835e-05,</text:p>
          </table:table-cell>
        </table:table-row>
        <table:table-row table:style-name="ro1">
          <table:table-cell office:value-type="float" office:value="0.17778210590568">
            <text:p>0.1777821059</text:p>
          </table:table-cell>
          <table:table-cell table:formula="of:=CONCATENATE([.A5]; &quot;,&quot;)" office:value-type="string" office:string-value="0.17778210590568,">
            <text:p>0.17778210590568,</text:p>
          </table:table-cell>
          <table:table-cell office:value-type="string">
            <text:p>6.1408847278722e-09</text:p>
          </table:table-cell>
          <table:table-cell table:formula="of:=CONCATENATE([.C5]; &quot;,&quot;)" office:value-type="string" office:string-value="6.1408847278722e-09,">
            <text:p>6.1408847278722e-09,</text:p>
          </table:table-cell>
        </table:table-row>
        <table:table-row table:style-name="ro1">
          <table:table-cell office:value-type="float" office:value="0.42903540839058">
            <text:p>0.4290354084</text:p>
          </table:table-cell>
          <table:table-cell table:formula="of:=CONCATENATE([.A6]; &quot;,&quot;)" office:value-type="string" office:string-value="0.42903540839058,">
            <text:p>0.42903540839058,</text:p>
          </table:table-cell>
          <table:table-cell office:value-type="string">
            <text:p>5.9497876090754e-06</text:p>
          </table:table-cell>
          <table:table-cell table:formula="of:=CONCATENATE([.C6]; &quot;,&quot;)" office:value-type="string" office:string-value="5.9497876090754e-06,">
            <text:p>5.9497876090754e-06,</text:p>
          </table:table-cell>
        </table:table-row>
        <table:table-row table:style-name="ro1">
          <table:table-cell office:value-type="float" office:value="0.52698676412061">
            <text:p>0.5269867641</text:p>
          </table:table-cell>
          <table:table-cell table:formula="of:=CONCATENATE([.A7]; &quot;,&quot;)" office:value-type="string" office:string-value="0.52698676412061,">
            <text:p>0.52698676412061,</text:p>
          </table:table-cell>
          <table:table-cell office:value-type="string">
            <text:p>2.3968692801367e-05</text:p>
          </table:table-cell>
          <table:table-cell table:formula="of:=CONCATENATE([.C7]; &quot;,&quot;)" office:value-type="string" office:string-value="2.3968692801367e-05,">
            <text:p>2.3968692801367e-05,</text:p>
          </table:table-cell>
        </table:table-row>
        <table:table-row table:style-name="ro1">
          <table:table-cell office:value-type="float" office:value="0.45825609035418">
            <text:p>0.4582560904</text:p>
          </table:table-cell>
          <table:table-cell table:formula="of:=CONCATENATE([.A8]; &quot;,&quot;)" office:value-type="string" office:string-value="0.45825609035418,">
            <text:p>0.45825609035418,</text:p>
          </table:table-cell>
          <table:table-cell office:value-type="string">
            <text:p>9.3917055160838e-06</text:p>
          </table:table-cell>
          <table:table-cell table:formula="of:=CONCATENATE([.C8]; &quot;,&quot;)" office:value-type="string" office:string-value="9.3917055160838e-06,">
            <text:p>9.3917055160838e-06,</text:p>
          </table:table-cell>
        </table:table-row>
        <table:table-row table:style-name="ro1">
          <table:table-cell office:value-type="float" office:value="0.60784173507304">
            <text:p>0.6078417351</text:p>
          </table:table-cell>
          <table:table-cell table:formula="of:=CONCATENATE([.A9]; &quot;,&quot;)" office:value-type="string" office:string-value="0.60784173507304,">
            <text:p>0.60784173507304,</text:p>
          </table:table-cell>
          <table:table-cell office:value-type="string">
            <text:p>5.9631012511052e-05</text:p>
          </table:table-cell>
          <table:table-cell table:formula="of:=CONCATENATE([.C9]; &quot;,&quot;)" office:value-type="string" office:string-value="5.9631012511052e-05,">
            <text:p>5.9631012511052e-05,</text:p>
          </table:table-cell>
        </table:table-row>
        <table:table-row table:style-name="ro1">
          <table:table-cell office:value-type="float" office:value="0.95415359618832">
            <text:p>0.9541535962</text:p>
          </table:table-cell>
          <table:table-cell table:formula="of:=CONCATENATE([.A10]; &quot;,&quot;)" office:value-type="string" office:string-value="0.95415359618832,">
            <text:p>0.95415359618832,</text:p>
          </table:table-cell>
          <table:table-cell office:value-type="float" office:value="0.00077018659012324">
            <text:p>0.0007701866</text:p>
          </table:table-cell>
          <table:table-cell table:formula="of:=CONCATENATE([.C10]; &quot;,&quot;)" office:value-type="string" office:string-value="0.00077018659012324,">
            <text:p>0.00077018659012324,</text:p>
          </table:table-cell>
        </table:table-row>
        <table:table-row table:style-name="ro1">
          <table:table-cell office:value-type="float" office:value="0.93010721705946">
            <text:p>0.9301072171</text:p>
          </table:table-cell>
          <table:table-cell table:formula="of:=CONCATENATE([.A11]; &quot;,&quot;)" office:value-type="string" office:string-value="0.93010721705946,">
            <text:p>0.93010721705946,</text:p>
          </table:table-cell>
          <table:table-cell office:value-type="float" office:value="0.0006753296163687">
            <text:p>0.0006753296</text:p>
          </table:table-cell>
          <table:table-cell table:formula="of:=CONCATENATE([.C11]; &quot;,&quot;)" office:value-type="string" office:string-value="0.0006753296163687,">
            <text:p>0.0006753296163687,</text:p>
          </table:table-cell>
        </table:table-row>
        <table:table-row table:style-name="ro1">
          <table:table-cell office:value-type="float" office:value="1.0902684092931">
            <text:p>1.0902684093</text:p>
          </table:table-cell>
          <table:table-cell table:formula="of:=CONCATENATE([.A12]; &quot;,&quot;)" office:value-type="string" office:string-value="1.0902684092931,">
            <text:p>1.0902684092931,</text:p>
          </table:table-cell>
          <table:table-cell office:value-type="float" office:value="0.0014904373144617">
            <text:p>0.0014904373</text:p>
          </table:table-cell>
          <table:table-cell table:formula="of:=CONCATENATE([.C12]; &quot;,&quot;)" office:value-type="string" office:string-value="0.0014904373144617,">
            <text:p>0.0014904373144617,</text:p>
          </table:table-cell>
        </table:table-row>
        <table:table-row table:style-name="ro1">
          <table:table-cell office:value-type="float" office:value="0.81915731617214">
            <text:p>0.8191573162</text:p>
          </table:table-cell>
          <table:table-cell table:formula="of:=CONCATENATE([.A13]; &quot;,&quot;)" office:value-type="string" office:string-value="0.81915731617214,">
            <text:p>0.81915731617214,</text:p>
          </table:table-cell>
          <table:table-cell office:value-type="float" office:value="0.00034274456006238">
            <text:p>0.0003427446</text:p>
          </table:table-cell>
          <table:table-cell table:formula="of:=CONCATENATE([.C13]; &quot;,&quot;)" office:value-type="string" office:string-value="0.00034274456006238,">
            <text:p>0.00034274456006238,</text:p>
          </table:table-cell>
        </table:table-row>
        <table:table-row table:style-name="ro1">
          <table:table-cell office:value-type="float" office:value="0.71935932399952">
            <text:p>0.719359324</text:p>
          </table:table-cell>
          <table:table-cell table:formula="of:=CONCATENATE([.A14]; &quot;,&quot;)" office:value-type="string" office:string-value="0.71935932399952,">
            <text:p>0.71935932399952,</text:p>
          </table:table-cell>
          <table:table-cell office:value-type="float" office:value="0.00016435854562468">
            <text:p>0.0001643585</text:p>
          </table:table-cell>
          <table:table-cell table:formula="of:=CONCATENATE([.C14]; &quot;,&quot;)" office:value-type="string" office:string-value="0.00016435854562468,">
            <text:p>0.00016435854562468,</text:p>
          </table:table-cell>
        </table:table-row>
        <table:table-row table:style-name="ro1">
          <table:table-cell office:value-type="float" office:value="0.38053285221061">
            <text:p>0.3805328522</text:p>
          </table:table-cell>
          <table:table-cell table:formula="of:=CONCATENATE([.A15]; &quot;,&quot;)" office:value-type="string" office:string-value="0.38053285221061,">
            <text:p>0.38053285221061,</text:p>
          </table:table-cell>
          <table:table-cell office:value-type="string">
            <text:p>2.5319440461902e-06</text:p>
          </table:table-cell>
          <table:table-cell table:formula="of:=CONCATENATE([.C15]; &quot;,&quot;)" office:value-type="string" office:string-value="2.5319440461902e-06,">
            <text:p>2.5319440461902e-06,</text:p>
          </table:table-cell>
        </table:table-row>
        <table:table-row table:style-name="ro1">
          <table:table-cell office:value-type="float" office:value="0.86871445799586">
            <text:p>0.868714458</text:p>
          </table:table-cell>
          <table:table-cell table:formula="of:=CONCATENATE([.A16]; &quot;,&quot;)" office:value-type="string" office:string-value="0.86871445799586,">
            <text:p>0.86871445799586,</text:p>
          </table:table-cell>
          <table:table-cell office:value-type="float" office:value="0.00047134731599644">
            <text:p>0.0004713473</text:p>
          </table:table-cell>
          <table:table-cell table:formula="of:=CONCATENATE([.C16]; &quot;,&quot;)" office:value-type="string" office:string-value="0.00047134731599644,">
            <text:p>0.00047134731599644,</text:p>
          </table:table-cell>
        </table:table-row>
        <table:table-row table:style-name="ro1">
          <table:table-cell office:value-type="float" office:value="0.77051297773614">
            <text:p>0.7705129777</text:p>
          </table:table-cell>
          <table:table-cell table:formula="of:=CONCATENATE([.A17]; &quot;,&quot;)" office:value-type="string" office:string-value="0.77051297773614,">
            <text:p>0.77051297773614,</text:p>
          </table:table-cell>
          <table:table-cell office:value-type="float" office:value="0.00024367357486904">
            <text:p>0.0002436736</text:p>
          </table:table-cell>
          <table:table-cell table:formula="of:=CONCATENATE([.C17]; &quot;,&quot;)" office:value-type="string" office:string-value="0.00024367357486904,">
            <text:p>0.00024367357486904,</text:p>
          </table:table-cell>
        </table:table-row>
        <table:table-row table:style-name="ro1">
          <table:table-cell office:value-type="float" office:value="1.0484378239278">
            <text:p>1.0484378239</text:p>
          </table:table-cell>
          <table:table-cell table:formula="of:=CONCATENATE([.A18]; &quot;,&quot;)" office:value-type="string" office:string-value="1.0484378239278,">
            <text:p>1.0484378239278,</text:p>
          </table:table-cell>
          <table:table-cell office:value-type="float" office:value="0.0012336698182067">
            <text:p>0.0012336698</text:p>
          </table:table-cell>
          <table:table-cell table:formula="of:=CONCATENATE([.C18]; &quot;,&quot;)" office:value-type="string" office:string-value="0.0012336698182067,">
            <text:p>0.0012336698182067,</text:p>
          </table:table-cell>
        </table:table-row>
        <table:table-row table:style-name="ro1">
          <table:table-cell office:value-type="float" office:value="0.97480199881867">
            <text:p>0.9748019988</text:p>
          </table:table-cell>
          <table:table-cell table:formula="of:=CONCATENATE([.A19]; &quot;,&quot;)" office:value-type="string" office:string-value="0.97480199881867,">
            <text:p>0.97480199881867,</text:p>
          </table:table-cell>
          <table:table-cell office:value-type="float" office:value="0.00085887216704428">
            <text:p>0.0008588722</text:p>
          </table:table-cell>
          <table:table-cell table:formula="of:=CONCATENATE([.C19]; &quot;,&quot;)" office:value-type="string" office:string-value="0.00085887216704428,">
            <text:p>0.00085887216704428,</text:p>
          </table:table-cell>
        </table:table-row>
        <table:table-row table:style-name="ro1">
          <table:table-cell office:value-type="float" office:value="0.8744646422271">
            <text:p>0.8744646422</text:p>
          </table:table-cell>
          <table:table-cell table:formula="of:=CONCATENATE([.A20]; &quot;,&quot;)" office:value-type="string" office:string-value="0.8744646422271,">
            <text:p>0.8744646422271,</text:p>
          </table:table-cell>
          <table:table-cell office:value-type="float" office:value="0.00048825872503474">
            <text:p>0.0004882587</text:p>
          </table:table-cell>
          <table:table-cell table:formula="of:=CONCATENATE([.C20]; &quot;,&quot;)" office:value-type="string" office:string-value="0.00048825872503474,">
            <text:p>0.00048825872503474,</text:p>
          </table:table-cell>
        </table:table-row>
        <table:table-row table:style-name="ro1">
          <table:table-cell office:value-type="float" office:value="0.61497398513823">
            <text:p>0.6149739851</text:p>
          </table:table-cell>
          <table:table-cell table:formula="of:=CONCATENATE([.A21]; &quot;,&quot;)" office:value-type="string" office:string-value="0.61497398513823,">
            <text:p>0.61497398513823,</text:p>
          </table:table-cell>
          <table:table-cell office:value-type="string">
            <text:p>6.4107986379232e-05</text:p>
          </table:table-cell>
          <table:table-cell table:formula="of:=CONCATENATE([.C21]; &quot;,&quot;)" office:value-type="string" office:string-value="6.4107986379232e-05,">
            <text:p>6.4107986379232e-05,</text:p>
          </table:table-cell>
        </table:table-row>
        <table:table-row table:style-name="ro1">
          <table:table-cell office:value-type="float" office:value="0.44025770738651">
            <text:p>0.4402577074</text:p>
          </table:table-cell>
          <table:table-cell table:formula="of:=CONCATENATE([.A22]; &quot;,&quot;)" office:value-type="string" office:string-value="0.44025770738651,">
            <text:p>0.44025770738651,</text:p>
          </table:table-cell>
          <table:table-cell office:value-type="string">
            <text:p>7.12307631192e-06</text:p>
          </table:table-cell>
          <table:table-cell table:formula="of:=CONCATENATE([.C22]; &quot;,&quot;)" office:value-type="string" office:string-value="7.12307631192e-06,">
            <text:p>7.12307631192e-06,</text:p>
          </table:table-cell>
        </table:table-row>
        <table:table-row table:style-name="ro1">
          <table:table-cell office:value-type="float" office:value="0.27680684664521">
            <text:p>0.2768068466</text:p>
          </table:table-cell>
          <table:table-cell table:formula="of:=CONCATENATE([.A23]; &quot;,&quot;)" office:value-type="string" office:string-value="0.27680684664521,">
            <text:p>0.27680684664521,</text:p>
          </table:table-cell>
          <table:table-cell office:value-type="string">
            <text:p>2.2935924526016e-07</text:p>
          </table:table-cell>
          <table:table-cell table:formula="of:=CONCATENATE([.C23]; &quot;,&quot;)" office:value-type="string" office:string-value="2.2935924526016e-07,">
            <text:p>2.2935924526016e-07,</text:p>
          </table:table-cell>
        </table:table-row>
        <table:table-row table:style-name="ro1">
          <table:table-cell office:value-type="float" office:value="0.33695543784028">
            <text:p>0.3369554378</text:p>
          </table:table-cell>
          <table:table-cell table:formula="of:=CONCATENATE([.A24]; &quot;,&quot;)" office:value-type="string" office:string-value="0.33695543784028,">
            <text:p>0.33695543784028,</text:p>
          </table:table-cell>
          <table:table-cell office:value-type="string">
            <text:p>1.0340829434104e-06</text:p>
          </table:table-cell>
          <table:table-cell table:formula="of:=CONCATENATE([.C24]; &quot;,&quot;)" office:value-type="string" office:string-value="1.0340829434104e-06,">
            <text:p>1.0340829434104e-06,</text:p>
          </table:table-cell>
        </table:table-row>
        <table:table-row table:style-name="ro1">
          <table:table-cell office:value-type="float" office:value="0.33872426129059">
            <text:p>0.3387242613</text:p>
          </table:table-cell>
          <table:table-cell table:formula="of:=CONCATENATE([.A25]; &quot;,&quot;)" office:value-type="string" office:string-value="0.33872426129059,">
            <text:p>0.33872426129059,</text:p>
          </table:table-cell>
          <table:table-cell office:value-type="string">
            <text:p>1.0753546135271e-06</text:p>
          </table:table-cell>
          <table:table-cell table:formula="of:=CONCATENATE([.C25]; &quot;,&quot;)" office:value-type="string" office:string-value="1.0753546135271e-06,">
            <text:p>1.0753546135271e-06,</text:p>
          </table:table-cell>
        </table:table-row>
        <table:table-row table:style-name="ro1">
          <table:table-cell office:value-type="float" office:value="0.42238178268314">
            <text:p>0.4223817827</text:p>
          </table:table-cell>
          <table:table-cell table:formula="of:=CONCATENATE([.A26]; &quot;,&quot;)" office:value-type="string" office:string-value="0.42238178268314,">
            <text:p>0.42238178268314,</text:p>
          </table:table-cell>
          <table:table-cell office:value-type="string">
            <text:p>5.3319979568628e-06</text:p>
          </table:table-cell>
          <table:table-cell table:formula="of:=CONCATENATE([.C26]; &quot;,&quot;)" office:value-type="string" office:string-value="5.3319979568628e-06,">
            <text:p>5.3319979568628e-06,</text:p>
          </table:table-cell>
        </table:table-row>
        <table:table-row table:style-name="ro1">
          <table:table-cell office:value-type="float" office:value="0.2941955625911">
            <text:p>0.2941955626</text:p>
          </table:table-cell>
          <table:table-cell table:formula="of:=CONCATENATE([.A27]; &quot;,&quot;)" office:value-type="string" office:string-value="0.2941955625911,">
            <text:p>0.2941955625911,</text:p>
          </table:table-cell>
          <table:table-cell office:value-type="string">
            <text:p>3.6843604754645e-07</text:p>
          </table:table-cell>
          <table:table-cell table:formula="of:=CONCATENATE([.C27]; &quot;,&quot;)" office:value-type="string" office:string-value="3.6843604754645e-07,">
            <text:p>3.6843604754645e-07,</text:p>
          </table:table-cell>
        </table:table-row>
        <table:table-row table:style-name="ro1">
          <table:table-cell office:value-type="float" office:value="0.26528276351943">
            <text:p>0.2652827635</text:p>
          </table:table-cell>
          <table:table-cell table:formula="of:=CONCATENATE([.A28]; &quot;,&quot;)" office:value-type="string" office:string-value="0.26528276351943,">
            <text:p>0.26528276351943,</text:p>
          </table:table-cell>
          <table:table-cell office:value-type="string">
            <text:p>1.6413999356345e-07</text:p>
          </table:table-cell>
          <table:table-cell table:formula="of:=CONCATENATE([.C28]; &quot;,&quot;)" office:value-type="string" office:string-value="1.6413999356345e-07,">
            <text:p>1.6413999356345e-07,</text:p>
          </table:table-cell>
        </table:table-row>
        <table:table-row table:style-name="ro1">
          <table:table-cell office:value-type="float" office:value="0.15095144607226">
            <text:p>0.1509514461</text:p>
          </table:table-cell>
          <table:table-cell table:formula="of:=CONCATENATE([.A29]; &quot;,&quot;)" office:value-type="string" office:string-value="0.15095144607226,">
            <text:p>0.15095144607226,</text:p>
          </table:table-cell>
          <table:table-cell office:value-type="string">
            <text:p>1.5059229394429e-09</text:p>
          </table:table-cell>
          <table:table-cell table:formula="of:=CONCATENATE([.C29]; &quot;,&quot;)" office:value-type="string" office:string-value="1.5059229394429e-09,">
            <text:p>1.5059229394429e-09,</text:p>
          </table:table-cell>
        </table:table-row>
        <table:table-row table:style-name="ro1">
          <table:table-cell office:value-type="float" office:value="0.12170002069498">
            <text:p>0.1217000207</text:p>
          </table:table-cell>
          <table:table-cell table:formula="of:=CONCATENATE([.A30]; &quot;,&quot;)" office:value-type="string" office:string-value="0.12170002069498,">
            <text:p>0.12170002069498,</text:p>
          </table:table-cell>
          <table:table-cell office:value-type="string">
            <text:p>2.2601602986115e-10</text:p>
          </table:table-cell>
          <table:table-cell table:formula="of:=CONCATENATE([.C30]; &quot;,&quot;)" office:value-type="string" office:string-value="2.2601602986115e-10,">
            <text:p>2.2601602986115e-10,</text:p>
          </table:table-cell>
        </table:table-row>
        <table:table-row table:style-name="ro1">
          <table:table-cell office:value-type="float" office:value="0.23816484914909">
            <text:p>0.2381648491</text:p>
          </table:table-cell>
          <table:table-cell table:formula="of:=CONCATENATE([.A31]; &quot;,&quot;)" office:value-type="string" office:string-value="0.23816484914909,">
            <text:p>0.23816484914909,</text:p>
          </table:table-cell>
          <table:table-cell office:value-type="string">
            <text:p>6.9341293234127e-08</text:p>
          </table:table-cell>
          <table:table-cell table:formula="of:=CONCATENATE([.C31]; &quot;,&quot;)" office:value-type="string" office:string-value="6.9341293234127e-08,">
            <text:p>6.9341293234127e-08,</text:p>
          </table:table-cell>
        </table:table-row>
        <table:table-row table:style-name="ro1">
          <table:table-cell office:value-type="float" office:value="0.57896467775009">
            <text:p>0.5789646778</text:p>
          </table:table-cell>
          <table:table-cell table:formula="of:=CONCATENATE([.A32]; &quot;,&quot;)" office:value-type="string" office:string-value="0.57896467775009,">
            <text:p>0.57896467775009,</text:p>
          </table:table-cell>
          <table:table-cell office:value-type="string">
            <text:p>4.3933574335865e-05</text:p>
          </table:table-cell>
          <table:table-cell table:formula="of:=CONCATENATE([.C32]; &quot;,&quot;)" office:value-type="string" office:string-value="4.3933574335865e-05,">
            <text:p>4.3933574335865e-05,</text:p>
          </table:table-cell>
        </table:table-row>
        <table:table-row table:style-name="ro1">
          <table:table-cell office:value-type="float" office:value="0.58501486363296">
            <text:p>0.5850148636</text:p>
          </table:table-cell>
          <table:table-cell table:formula="of:=CONCATENATE([.A33]; &quot;,&quot;)" office:value-type="string" office:string-value="0.58501486363296,">
            <text:p>0.58501486363296,</text:p>
          </table:table-cell>
          <table:table-cell office:value-type="string">
            <text:p>4.6917581004515e-05</text:p>
          </table:table-cell>
          <table:table-cell table:formula="of:=CONCATENATE([.C33]; &quot;,&quot;)" office:value-type="string" office:string-value="4.6917581004515e-05,">
            <text:p>4.6917581004515e-05,</text:p>
          </table:table-cell>
        </table:table-row>
        <table:table-row table:style-name="ro1">
          <table:table-cell office:value-type="float" office:value="0.36713199885757">
            <text:p>0.3671319989</text:p>
          </table:table-cell>
          <table:table-cell table:formula="of:=CONCATENATE([.A34]; &quot;,&quot;)" office:value-type="string" office:string-value="0.36713199885757,">
            <text:p>0.36713199885757,</text:p>
          </table:table-cell>
          <table:table-cell office:value-type="string">
            <text:p>1.9503740224388e-06</text:p>
          </table:table-cell>
          <table:table-cell table:formula="of:=CONCATENATE([.C34]; &quot;,&quot;)" office:value-type="string" office:string-value="1.9503740224388e-06,">
            <text:p>1.9503740224388e-06,</text:p>
          </table:table-cell>
        </table:table-row>
        <table:table-row table:style-name="ro1">
          <table:table-cell office:value-type="float" office:value="0.13074231395329">
            <text:p>0.130742314</text:p>
          </table:table-cell>
          <table:table-cell table:formula="of:=CONCATENATE([.A35]; &quot;,&quot;)" office:value-type="string" office:string-value="0.13074231395329,">
            <text:p>0.13074231395329,</text:p>
          </table:table-cell>
          <table:table-cell office:value-type="string">
            <text:p>4.2709572771496e-10</text:p>
          </table:table-cell>
          <table:table-cell table:formula="of:=CONCATENATE([.C35]; &quot;,&quot;)" office:value-type="string" office:string-value="4.2709572771496e-10,">
            <text:p>4.2709572771496e-10,</text:p>
          </table:table-cell>
        </table:table-row>
        <table:table-row table:style-name="ro1">
          <table:table-cell office:value-type="float" office:value="0.28899273115852">
            <text:p>0.2889927312</text:p>
          </table:table-cell>
          <table:table-cell table:formula="of:=CONCATENATE([.A36]; &quot;,&quot;)" office:value-type="string" office:string-value="0.28899273115852,">
            <text:p>0.28899273115852,</text:p>
          </table:table-cell>
          <table:table-cell office:value-type="string">
            <text:p>3.2089615303388e-07</text:p>
          </table:table-cell>
          <table:table-cell table:formula="of:=CONCATENATE([.C36]; &quot;,&quot;)" office:value-type="string" office:string-value="3.2089615303388e-07,">
            <text:p>3.2089615303388e-07,</text:p>
          </table:table-cell>
        </table:table-row>
        <table:table-row table:style-name="ro1">
          <table:table-cell office:value-type="float" office:value="0.71143989875824">
            <text:p>0.7114398988</text:p>
          </table:table-cell>
          <table:table-cell table:formula="of:=CONCATENATE([.A37]; &quot;,&quot;)" office:value-type="string" office:string-value="0.71143989875824,">
            <text:p>0.71143989875824,</text:p>
          </table:table-cell>
          <table:table-cell office:value-type="float" office:value="0.00015408687604298">
            <text:p>0.0001540869</text:p>
          </table:table-cell>
          <table:table-cell table:formula="of:=CONCATENATE([.C37]; &quot;,&quot;)" office:value-type="string" office:string-value="0.00015408687604298,">
            <text:p>0.00015408687604298,</text:p>
          </table:table-cell>
        </table:table-row>
        <table:table-row table:style-name="ro1">
          <table:table-cell office:value-type="float" office:value="0.34441227212662">
            <text:p>0.3444122721</text:p>
          </table:table-cell>
          <table:table-cell table:formula="of:=CONCATENATE([.A38]; &quot;,&quot;)" office:value-type="string" office:string-value="0.34441227212662,">
            <text:p>0.34441227212662,</text:p>
          </table:table-cell>
          <table:table-cell office:value-type="string">
            <text:p>1.2174790510367e-06</text:p>
          </table:table-cell>
          <table:table-cell table:formula="of:=CONCATENATE([.C38]; &quot;,&quot;)" office:value-type="string" office:string-value="1.2174790510367e-06,">
            <text:p>1.2174790510367e-06,</text:p>
          </table:table-cell>
        </table:table-row>
        <table:table-row table:style-name="ro1">
          <table:table-cell office:value-type="float" office:value="0.24501409149649">
            <text:p>0.2450140915</text:p>
          </table:table-cell>
          <table:table-cell table:formula="of:=CONCATENATE([.A39]; &quot;,&quot;)" office:value-type="string" office:string-value="0.24501409149649,">
            <text:p>0.24501409149649,</text:p>
          </table:table-cell>
          <table:table-cell office:value-type="string">
            <text:p>8.7130048764431e-08</text:p>
          </table:table-cell>
          <table:table-cell table:formula="of:=CONCATENATE([.C39]; &quot;,&quot;)" office:value-type="string" office:string-value="8.7130048764431e-08,">
            <text:p>8.7130048764431e-08,</text:p>
          </table:table-cell>
        </table:table-row>
        <table:table-row table:style-name="ro1">
          <table:table-cell office:value-type="float" office:value="0.15580340915045">
            <text:p>0.1558034092</text:p>
          </table:table-cell>
          <table:table-cell table:formula="of:=CONCATENATE([.A40]; &quot;,&quot;)" office:value-type="string" office:string-value="0.15580340915045,">
            <text:p>0.15580340915045,</text:p>
          </table:table-cell>
          <table:table-cell office:value-type="string">
            <text:p>1.9812069900585e-09</text:p>
          </table:table-cell>
          <table:table-cell table:formula="of:=CONCATENATE([.C40]; &quot;,&quot;)" office:value-type="string" office:string-value="1.9812069900585e-09,">
            <text:p>1.9812069900585e-09,</text:p>
          </table:table-cell>
        </table:table-row>
        <table:table-row table:style-name="ro1">
          <table:table-cell office:value-type="float" office:value="0.18650894237753">
            <text:p>0.1865089424</text:p>
          </table:table-cell>
          <table:table-cell table:formula="of:=CONCATENATE([.A41]; &quot;,&quot;)" office:value-type="string" office:string-value="0.18650894237753,">
            <text:p>0.18650894237753,</text:p>
          </table:table-cell>
          <table:table-cell office:value-type="string">
            <text:p>9.2105684946565e-09</text:p>
          </table:table-cell>
          <table:table-cell table:formula="of:=CONCATENATE([.C41]; &quot;,&quot;)" office:value-type="string" office:string-value="9.2105684946565e-09,">
            <text:p>9.2105684946565e-09,</text:p>
          </table:table-cell>
        </table:table-row>
        <table:table-row table:style-name="ro1">
          <table:table-cell office:value-type="float" office:value="0.39411147145224">
            <text:p>0.3941114715</text:p>
          </table:table-cell>
          <table:table-cell table:formula="of:=CONCATENATE([.A42]; &quot;,&quot;)" office:value-type="string" office:string-value="0.39411147145224,">
            <text:p>0.39411147145224,</text:p>
          </table:table-cell>
          <table:table-cell office:value-type="string">
            <text:p>3.2599861356372e-06</text:p>
          </table:table-cell>
          <table:table-cell table:formula="of:=CONCATENATE([.C42]; &quot;,&quot;)" office:value-type="string" office:string-value="3.2599861356372e-06,">
            <text:p>3.2599861356372e-06,</text:p>
          </table:table-cell>
        </table:table-row>
        <table:table-row table:style-name="ro1">
          <table:table-cell office:value-type="float" office:value="0.16021874253993">
            <text:p>0.1602187425</text:p>
          </table:table-cell>
          <table:table-cell table:formula="of:=CONCATENATE([.A43]; &quot;,&quot;)" office:value-type="string" office:string-value="0.16021874253993,">
            <text:p>0.16021874253993,</text:p>
          </table:table-cell>
          <table:table-cell office:value-type="string">
            <text:p>2.521938082743e-09</text:p>
          </table:table-cell>
          <table:table-cell table:formula="of:=CONCATENATE([.C43]; &quot;,&quot;)" office:value-type="string" office:string-value="2.521938082743e-09,">
            <text:p>2.521938082743e-09,</text:p>
          </table:table-cell>
        </table:table-row>
        <table:table-row table:style-name="ro1">
          <table:table-cell office:value-type="float" office:value="0.61660930008028">
            <text:p>0.6166093001</text:p>
          </table:table-cell>
          <table:table-cell table:formula="of:=CONCATENATE([.A44]; &quot;,&quot;)" office:value-type="string" office:string-value="0.61660930008028,">
            <text:p>0.61660930008028,</text:p>
          </table:table-cell>
          <table:table-cell office:value-type="string">
            <text:p>6.5170338751115e-05</text:p>
          </table:table-cell>
          <table:table-cell table:formula="of:=CONCATENATE([.C44]; &quot;,&quot;)" office:value-type="string" office:string-value="6.5170338751115e-05,">
            <text:p>6.5170338751115e-05,</text:p>
          </table:table-cell>
        </table:table-row>
        <table:table-row table:style-name="ro1">
          <table:table-cell office:value-type="float" office:value="0.34557928305028">
            <text:p>0.3455792831</text:p>
          </table:table-cell>
          <table:table-cell table:formula="of:=CONCATENATE([.A45]; &quot;,&quot;)" office:value-type="string" office:string-value="0.34557928305028,">
            <text:p>0.34557928305028,</text:p>
          </table:table-cell>
          <table:table-cell office:value-type="string">
            <text:p>1.2484871398474e-06</text:p>
          </table:table-cell>
          <table:table-cell table:formula="of:=CONCATENATE([.C45]; &quot;,&quot;)" office:value-type="string" office:string-value="1.2484871398474e-06,">
            <text:p>1.2484871398474e-06,</text:p>
          </table:table-cell>
        </table:table-row>
        <table:table-row table:style-name="ro1">
          <table:table-cell office:value-type="float" office:value="0.60804666363655">
            <text:p>0.6080466636</text:p>
          </table:table-cell>
          <table:table-cell table:formula="of:=CONCATENATE([.A46]; &quot;,&quot;)" office:value-type="string" office:string-value="0.60804666363655,">
            <text:p>0.60804666363655,</text:p>
          </table:table-cell>
          <table:table-cell office:value-type="string">
            <text:p>5.9756152264102e-05</text:p>
          </table:table-cell>
          <table:table-cell table:formula="of:=CONCATENATE([.C46]; &quot;,&quot;)" office:value-type="string" office:string-value="5.9756152264102e-05,">
            <text:p>5.9756152264102e-05,</text:p>
          </table:table-cell>
        </table:table-row>
        <table:table-row table:style-name="ro1">
          <table:table-cell office:value-type="float" office:value="0.33499375794874">
            <text:p>0.3349937579</text:p>
          </table:table-cell>
          <table:table-cell table:formula="of:=CONCATENATE([.A47]; &quot;,&quot;)" office:value-type="string" office:string-value="0.33499375794874,">
            <text:p>0.33499375794874,</text:p>
          </table:table-cell>
          <table:table-cell office:value-type="string">
            <text:p>9.8986232942999e-07</text:p>
          </table:table-cell>
          <table:table-cell table:formula="of:=CONCATENATE([.C47]; &quot;,&quot;)" office:value-type="string" office:string-value="9.8986232942999e-07,">
            <text:p>9.8986232942999e-07,</text:p>
          </table:table-cell>
        </table:table-row>
        <table:table-row table:style-name="ro1">
          <table:table-cell office:value-type="float" office:value="0.17726959762046">
            <text:p>0.1772695976</text:p>
          </table:table-cell>
          <table:table-cell table:formula="of:=CONCATENATE([.A48]; &quot;,&quot;)" office:value-type="string" office:string-value="0.17726959762046,">
            <text:p>0.17726959762046,</text:p>
          </table:table-cell>
          <table:table-cell office:value-type="string">
            <text:p>5.9921586279665e-09</text:p>
          </table:table-cell>
          <table:table-cell table:formula="of:=CONCATENATE([.C48]; &quot;,&quot;)" office:value-type="string" office:string-value="5.9921586279665e-09,">
            <text:p>5.9921586279665e-09,</text:p>
          </table:table-cell>
        </table:table-row>
        <table:table-row table:style-name="ro1">
          <table:table-cell office:value-type="float" office:value="0.45373192167119">
            <text:p>0.4537319217</text:p>
          </table:table-cell>
          <table:table-cell table:formula="of:=CONCATENATE([.A49]; &quot;,&quot;)" office:value-type="string" office:string-value="0.45373192167119,">
            <text:p>0.45373192167119,</text:p>
          </table:table-cell>
          <table:table-cell office:value-type="string">
            <text:p>8.7730393133428e-06</text:p>
          </table:table-cell>
          <table:table-cell table:formula="of:=CONCATENATE([.C49]; &quot;,&quot;)" office:value-type="string" office:string-value="8.7730393133428e-06,">
            <text:p>8.7730393133428e-06,</text:p>
          </table:table-cell>
        </table:table-row>
        <table:table-row table:style-name="ro1">
          <table:table-cell office:value-type="float" office:value="0.7838572858475">
            <text:p>0.7838572858</text:p>
          </table:table-cell>
          <table:table-cell table:formula="of:=CONCATENATE([.A50]; &quot;,&quot;)" office:value-type="string" office:string-value="0.7838572858475,">
            <text:p>0.7838572858475,</text:p>
          </table:table-cell>
          <table:table-cell office:value-type="float" office:value="0.00026839160589825">
            <text:p>0.0002683916</text:p>
          </table:table-cell>
          <table:table-cell table:formula="of:=CONCATENATE([.C50]; &quot;,&quot;)" office:value-type="string" office:string-value="0.00026839160589825,">
            <text:p>0.00026839160589825,</text:p>
          </table:table-cell>
        </table:table-row>
        <table:table-row table:style-name="ro1">
          <table:table-cell office:value-type="float" office:value="0.85033995722887">
            <text:p>0.8503399572</text:p>
          </table:table-cell>
          <table:table-cell table:formula="of:=CONCATENATE([.A51]; &quot;,&quot;)" office:value-type="string" office:string-value="0.85033995722887,">
            <text:p>0.85033995722887,</text:p>
          </table:table-cell>
          <table:table-cell office:value-type="float" office:value="0.00042015602546114">
            <text:p>0.000420156</text:p>
          </table:table-cell>
          <table:table-cell table:formula="of:=CONCATENATE([.C51]; &quot;,&quot;)" office:value-type="string" office:string-value="0.00042015602546114,">
            <text:p>0.00042015602546114,</text:p>
          </table:table-cell>
        </table:table-row>
        <table:table-row table:style-name="ro1">
          <table:table-cell office:value-type="float" office:value="0.95881296834192">
            <text:p>0.9588129683</text:p>
          </table:table-cell>
          <table:table-cell table:formula="of:=CONCATENATE([.A52]; &quot;,&quot;)" office:value-type="string" office:string-value="0.95881296834192,">
            <text:p>0.95881296834192,</text:p>
          </table:table-cell>
          <table:table-cell office:value-type="float" office:value="0.000789603906075">
            <text:p>0.0007896039</text:p>
          </table:table-cell>
          <table:table-cell table:formula="of:=CONCATENATE([.C52]; &quot;,&quot;)" office:value-type="string" office:string-value="0.000789603906075,">
            <text:p>0.000789603906075,</text:p>
          </table:table-cell>
        </table:table-row>
        <table:table-row table:style-name="ro1">
          <table:table-cell office:value-type="float" office:value="0.79443253441124">
            <text:p>0.7944325344</text:p>
          </table:table-cell>
          <table:table-cell table:formula="of:=CONCATENATE([.A53]; &quot;,&quot;)" office:value-type="string" office:string-value="0.79443253441124,">
            <text:p>0.79443253441124,</text:p>
          </table:table-cell>
          <table:table-cell office:value-type="float" office:value="0.00028926698426352">
            <text:p>0.000289267</text:p>
          </table:table-cell>
          <table:table-cell table:formula="of:=CONCATENATE([.C53]; &quot;,&quot;)" office:value-type="string" office:string-value="0.00028926698426352,">
            <text:p>0.00028926698426352,</text:p>
          </table:table-cell>
        </table:table-row>
        <table:table-row table:style-name="ro1">
          <table:table-cell office:value-type="float" office:value="0.72736560858911">
            <text:p>0.7273656086</text:p>
          </table:table-cell>
          <table:table-cell table:formula="of:=CONCATENATE([.A54]; &quot;,&quot;)" office:value-type="string" office:string-value="0.72736560858911,">
            <text:p>0.72736560858911,</text:p>
          </table:table-cell>
          <table:table-cell office:value-type="float" office:value="0.00017526086132555">
            <text:p>0.0001752609</text:p>
          </table:table-cell>
          <table:table-cell table:formula="of:=CONCATENATE([.C54]; &quot;,&quot;)" office:value-type="string" office:string-value="0.00017526086132555,">
            <text:p>0.00017526086132555,</text:p>
          </table:table-cell>
        </table:table-row>
        <table:table-row table:style-name="ro1">
          <table:table-cell office:value-type="float" office:value="0.54859454345344">
            <text:p>0.5485945435</text:p>
          </table:table-cell>
          <table:table-cell table:formula="of:=CONCATENATE([.A55]; &quot;,&quot;)" office:value-type="string" office:string-value="0.54859454345344,">
            <text:p>0.54859454345344,</text:p>
          </table:table-cell>
          <table:table-cell office:value-type="string">
            <text:p>3.1127023206038e-05</text:p>
          </table:table-cell>
          <table:table-cell table:formula="of:=CONCATENATE([.C55]; &quot;,&quot;)" office:value-type="string" office:string-value="3.1127023206038e-05,">
            <text:p>3.1127023206038e-05,</text:p>
          </table:table-cell>
        </table:table-row>
        <table:table-row table:style-name="ro1">
          <table:table-cell office:value-type="float" office:value="0.41450021089085">
            <text:p>0.4145002109</text:p>
          </table:table-cell>
          <table:table-cell table:formula="of:=CONCATENATE([.A56]; &quot;,&quot;)" office:value-type="string" office:string-value="0.41450021089085,">
            <text:p>0.41450021089085,</text:p>
          </table:table-cell>
          <table:table-cell office:value-type="string">
            <text:p>4.6689303260933e-06</text:p>
          </table:table-cell>
          <table:table-cell table:formula="of:=CONCATENATE([.C56]; &quot;,&quot;)" office:value-type="string" office:string-value="4.6689303260933e-06,">
            <text:p>4.6689303260933e-06,</text:p>
          </table:table-cell>
        </table:table-row>
        <table:table-row table:style-name="ro1">
          <table:table-cell office:value-type="float" office:value="0.17511016492386">
            <text:p>0.1751101649</text:p>
          </table:table-cell>
          <table:table-cell table:formula="of:=CONCATENATE([.A57]; &quot;,&quot;)" office:value-type="string" office:string-value="0.17511016492386,">
            <text:p>0.17511016492386,</text:p>
          </table:table-cell>
          <table:table-cell office:value-type="string">
            <text:p>5.3991791806192e-09</text:p>
          </table:table-cell>
          <table:table-cell table:formula="of:=CONCATENATE([.C57]; &quot;,&quot;)" office:value-type="string" office:string-value="5.3991791806192e-09,">
            <text:p>5.3991791806192e-09,</text:p>
          </table:table-cell>
        </table:table-row>
        <table:table-row table:style-name="ro1">
          <table:table-cell office:value-type="float" office:value="0.18585327761173">
            <text:p>0.1858532776</text:p>
          </table:table-cell>
          <table:table-cell table:formula="of:=CONCATENATE([.A58]; &quot;,&quot;)" office:value-type="string" office:string-value="0.18585327761173,">
            <text:p>0.18585327761173,</text:p>
          </table:table-cell>
          <table:table-cell office:value-type="string">
            <text:p>8.941135202919e-09</text:p>
          </table:table-cell>
          <table:table-cell table:formula="of:=CONCATENATE([.C58]; &quot;,&quot;)" office:value-type="string" office:string-value="8.941135202919e-09,">
            <text:p>8.941135202919e-09,</text:p>
          </table:table-cell>
        </table:table-row>
        <table:table-row table:style-name="ro1">
          <table:table-cell office:value-type="float" office:value="0.24130928296143">
            <text:p>0.241309283</text:p>
          </table:table-cell>
          <table:table-cell table:formula="of:=CONCATENATE([.A59]; &quot;,&quot;)" office:value-type="string" office:string-value="0.24130928296143,">
            <text:p>0.24130928296143,</text:p>
          </table:table-cell>
          <table:table-cell office:value-type="string">
            <text:p>7.7079743279001e-08</text:p>
          </table:table-cell>
          <table:table-cell table:formula="of:=CONCATENATE([.C59]; &quot;,&quot;)" office:value-type="string" office:string-value="7.7079743279001e-08,">
            <text:p>7.7079743279001e-08,</text:p>
          </table:table-cell>
        </table:table-row>
        <table:table-row table:style-name="ro1">
          <table:table-cell office:value-type="float" office:value="0.3896370619694">
            <text:p>0.389637062</text:p>
          </table:table-cell>
          <table:table-cell table:formula="of:=CONCATENATE([.A60]; &quot;,&quot;)" office:value-type="string" office:string-value="0.3896370619694,">
            <text:p>0.3896370619694,</text:p>
          </table:table-cell>
          <table:table-cell office:value-type="string">
            <text:p>3.0032308454229e-06</text:p>
          </table:table-cell>
          <table:table-cell table:formula="of:=CONCATENATE([.C60]; &quot;,&quot;)" office:value-type="string" office:string-value="3.0032308454229e-06,">
            <text:p>3.0032308454229e-06,</text:p>
          </table:table-cell>
        </table:table-row>
        <table:table-row table:style-name="ro1">
          <table:table-cell office:value-type="float" office:value="0.36728832318245">
            <text:p>0.3672883232</text:p>
          </table:table-cell>
          <table:table-cell table:formula="of:=CONCATENATE([.A61]; &quot;,&quot;)" office:value-type="string" office:string-value="0.36728832318245,">
            <text:p>0.36728832318245,</text:p>
          </table:table-cell>
          <table:table-cell office:value-type="string">
            <text:p>1.9564563641223e-06</text:p>
          </table:table-cell>
          <table:table-cell table:formula="of:=CONCATENATE([.C61]; &quot;,&quot;)" office:value-type="string" office:string-value="1.9564563641223e-06,">
            <text:p>1.9564563641223e-06,</text:p>
          </table:table-cell>
        </table:table-row>
        <table:table-row table:style-name="ro1">
          <table:table-cell office:value-type="float" office:value="0.30492683599371">
            <text:p>0.304926836</text:p>
          </table:table-cell>
          <table:table-cell table:formula="of:=CONCATENATE([.A62]; &quot;,&quot;)" office:value-type="string" office:string-value="0.30492683599371,">
            <text:p>0.30492683599371,</text:p>
          </table:table-cell>
          <table:table-cell office:value-type="string">
            <text:p>4.8539449751823e-07</text:p>
          </table:table-cell>
          <table:table-cell table:formula="of:=CONCATENATE([.C62]; &quot;,&quot;)" office:value-type="string" office:string-value="4.8539449751823e-07,">
            <text:p>4.8539449751823e-07,</text:p>
          </table:table-cell>
        </table:table-row>
        <table:table-row table:style-name="ro1">
          <table:table-cell office:value-type="float" office:value="0.18530116652992">
            <text:p>0.1853011665</text:p>
          </table:table-cell>
          <table:table-cell table:formula="of:=CONCATENATE([.A63]; &quot;,&quot;)" office:value-type="string" office:string-value="0.18530116652992,">
            <text:p>0.18530116652992,</text:p>
          </table:table-cell>
          <table:table-cell office:value-type="string">
            <text:p>8.7195568855572e-09</text:p>
          </table:table-cell>
          <table:table-cell table:formula="of:=CONCATENATE([.C63]; &quot;,&quot;)" office:value-type="string" office:string-value="8.7195568855572e-09,">
            <text:p>8.7195568855572e-09,</text:p>
          </table:table-cell>
        </table:table-row>
        <table:table-row table:style-name="ro1">
          <table:table-cell office:value-type="float" office:value="0.11382596110252">
            <text:p>0.1138259611</text:p>
          </table:table-cell>
          <table:table-cell table:formula="of:=CONCATENATE([.A64]; &quot;,&quot;)" office:value-type="string" office:string-value="0.11382596110252,">
            <text:p>0.11382596110252,</text:p>
          </table:table-cell>
          <table:table-cell office:value-type="string">
            <text:p>1.2423383674345e-10</text:p>
          </table:table-cell>
          <table:table-cell table:formula="of:=CONCATENATE([.C64]; &quot;,&quot;)" office:value-type="string" office:string-value="1.2423383674345e-10,">
            <text:p>1.2423383674345e-10,</text:p>
          </table:table-cell>
        </table:table-row>
        <table:table-row table:style-name="ro1">
          <table:table-cell office:value-type="float" office:value="0.0416183258538">
            <text:p>0.0416183259</text:p>
          </table:table-cell>
          <table:table-cell table:formula="of:=CONCATENATE([.A65]; &quot;,&quot;)" office:value-type="string" office:string-value="0.0416183258538,">
            <text:p>0.0416183258538,</text:p>
          </table:table-cell>
          <table:table-cell office:value-type="string">
            <text:p>1.0369550741706e-14</text:p>
          </table:table-cell>
          <table:table-cell table:formula="of:=CONCATENATE([.C65]; &quot;,&quot;)" office:value-type="string" office:string-value="1.0369550741706e-14,">
            <text:p>1.0369550741706e-14,</text:p>
          </table:table-cell>
        </table:table-row>
        <table:table-row table:style-name="ro1">
          <table:table-cell office:value-type="float" office:value="0.026398424630783">
            <text:p>0.0263984246</text:p>
          </table:table-cell>
          <table:table-cell table:formula="of:=CONCATENATE([.A66]; &quot;,&quot;)" office:value-type="string" office:string-value="0.026398424630783,">
            <text:p>0.026398424630783,</text:p>
          </table:table-cell>
          <table:table-cell office:value-type="string">
            <text:p>1.2665441584174e-16</text:p>
          </table:table-cell>
          <table:table-cell table:formula="of:=CONCATENATE([.C66]; &quot;,&quot;)" office:value-type="string" office:string-value="1.2665441584174e-16,">
            <text:p>1.2665441584174e-16,</text:p>
          </table:table-cell>
        </table:table-row>
        <table:table-row table:style-name="ro1">
          <table:table-cell office:value-type="float" office:value="0.14777098040676">
            <text:p>0.1477709804</text:p>
          </table:table-cell>
          <table:table-cell table:formula="of:=CONCATENATE([.A67]; &quot;,&quot;)" office:value-type="string" office:string-value="0.14777098040676,">
            <text:p>0.14777098040676,</text:p>
          </table:table-cell>
          <table:table-cell office:value-type="string">
            <text:p>1.2512357551685e-09</text:p>
          </table:table-cell>
          <table:table-cell table:formula="of:=CONCATENATE([.C67]; &quot;,&quot;)" office:value-type="string" office:string-value="1.2512357551685e-09,">
            <text:p>1.2512357551685e-09,</text:p>
          </table:table-cell>
        </table:table-row>
        <table:table-row table:style-name="ro1">
          <table:table-cell office:value-type="float" office:value="0.17782960874112">
            <text:p>0.1778296087</text:p>
          </table:table-cell>
          <table:table-cell table:formula="of:=CONCATENATE([.A68]; &quot;,&quot;)" office:value-type="string" office:string-value="0.17782960874112,">
            <text:p>0.17782960874112,</text:p>
          </table:table-cell>
          <table:table-cell office:value-type="string">
            <text:p>6.1548298831937e-09</text:p>
          </table:table-cell>
          <table:table-cell table:formula="of:=CONCATENATE([.C68]; &quot;,&quot;)" office:value-type="string" office:string-value="6.1548298831937e-09,">
            <text:p>6.1548298831937e-09,</text:p>
          </table:table-cell>
        </table:table-row>
        <table:table-row table:style-name="ro1">
          <table:table-cell office:value-type="float" office:value="0.21414460317944">
            <text:p>0.2141446032</text:p>
          </table:table-cell>
          <table:table-cell table:formula="of:=CONCATENATE([.A69]; &quot;,&quot;)" office:value-type="string" office:string-value="0.21414460317944,">
            <text:p>0.21414460317944,</text:p>
          </table:table-cell>
          <table:table-cell office:value-type="string">
            <text:p>2.9131792043596e-08</text:p>
          </table:table-cell>
          <table:table-cell table:formula="of:=CONCATENATE([.C69]; &quot;,&quot;)" office:value-type="string" office:string-value="2.9131792043596e-08,">
            <text:p>2.9131792043596e-08,</text:p>
          </table:table-cell>
        </table:table-row>
        <table:table-row table:style-name="ro1">
          <table:table-cell office:value-type="float" office:value="0.10419188852193">
            <text:p>0.1041918885</text:p>
          </table:table-cell>
          <table:table-cell table:formula="of:=CONCATENATE([.A70]; &quot;,&quot;)" office:value-type="string" office:string-value="0.10419188852193,">
            <text:p>0.10419188852193,</text:p>
          </table:table-cell>
          <table:table-cell office:value-type="string">
            <text:p>5.5962044716637e-11</text:p>
          </table:table-cell>
          <table:table-cell table:formula="of:=CONCATENATE([.C70]; &quot;,&quot;)" office:value-type="string" office:string-value="5.5962044716637e-11,">
            <text:p>5.5962044716637e-11,</text:p>
          </table:table-cell>
        </table:table-row>
        <table:table-row table:style-name="ro1">
          <table:table-cell office:value-type="float" office:value="0.12097097409718">
            <text:p>0.1209709741</text:p>
          </table:table-cell>
          <table:table-cell table:formula="of:=CONCATENATE([.A71]; &quot;,&quot;)" office:value-type="string" office:string-value="0.12097097409718,">
            <text:p>0.12097097409718,</text:p>
          </table:table-cell>
          <table:table-cell office:value-type="string">
            <text:p>2.1422399012886e-10</text:p>
          </table:table-cell>
          <table:table-cell table:formula="of:=CONCATENATE([.C71]; &quot;,&quot;)" office:value-type="string" office:string-value="2.1422399012886e-10,">
            <text:p>2.1422399012886e-10,</text:p>
          </table:table-cell>
        </table:table-row>
        <table:table-row table:style-name="ro1">
          <table:table-cell office:value-type="float" office:value="0.18115016637116">
            <text:p>0.1811501664</text:p>
          </table:table-cell>
          <table:table-cell table:formula="of:=CONCATENATE([.A72]; &quot;,&quot;)" office:value-type="string" office:string-value="0.18115016637116,">
            <text:p>0.18115016637116,</text:p>
          </table:table-cell>
          <table:table-cell office:value-type="string">
            <text:p>7.2000616938016e-09</text:p>
          </table:table-cell>
          <table:table-cell table:formula="of:=CONCATENATE([.C72]; &quot;,&quot;)" office:value-type="string" office:string-value="7.2000616938016e-09,">
            <text:p>7.2000616938016e-09,</text:p>
          </table:table-cell>
        </table:table-row>
        <table:table-row table:style-name="ro1">
          <table:table-cell office:value-type="float" office:value="0.17708718622976">
            <text:p>0.1770871862</text:p>
          </table:table-cell>
          <table:table-cell table:formula="of:=CONCATENATE([.A73]; &quot;,&quot;)" office:value-type="string" office:string-value="0.17708718622976,">
            <text:p>0.17708718622976,</text:p>
          </table:table-cell>
          <table:table-cell office:value-type="string">
            <text:p>5.9399809769039e-09</text:p>
          </table:table-cell>
          <table:table-cell table:formula="of:=CONCATENATE([.C73]; &quot;,&quot;)" office:value-type="string" office:string-value="5.9399809769039e-09,">
            <text:p>5.9399809769039e-09,</text:p>
          </table:table-cell>
        </table:table-row>
        <table:table-row table:style-name="ro1">
          <table:table-cell office:value-type="float" office:value="0.11569890833239">
            <text:p>0.1156989083</text:p>
          </table:table-cell>
          <table:table-cell table:formula="of:=CONCATENATE([.A74]; &quot;,&quot;)" office:value-type="string" office:string-value="0.11569890833239,">
            <text:p>0.11569890833239,</text:p>
          </table:table-cell>
          <table:table-cell office:value-type="string">
            <text:p>1.4382107507625e-10</text:p>
          </table:table-cell>
          <table:table-cell table:formula="of:=CONCATENATE([.C74]; &quot;,&quot;)" office:value-type="string" office:string-value="1.4382107507625e-10,">
            <text:p>1.4382107507625e-10,</text:p>
          </table:table-cell>
        </table:table-row>
        <table:table-row table:style-name="ro1">
          <table:table-cell office:value-type="float" office:value="0.07723118741498">
            <text:p>0.0772311874</text:p>
          </table:table-cell>
          <table:table-cell table:formula="of:=CONCATENATE([.A75]; &quot;,&quot;)" office:value-type="string" office:string-value="0.07723118741498,">
            <text:p>0.07723118741498,</text:p>
          </table:table-cell>
          <table:table-cell office:value-type="string">
            <text:p>3.587880229842e-12</text:p>
          </table:table-cell>
          <table:table-cell table:formula="of:=CONCATENATE([.C75]; &quot;,&quot;)" office:value-type="string" office:string-value="3.587880229842e-12,">
            <text:p>3.587880229842e-12,</text:p>
          </table:table-cell>
        </table:table-row>
        <table:table-row table:style-name="ro1">
          <table:table-cell office:value-type="float" office:value="0.056451431137837">
            <text:p>0.0564514311</text:p>
          </table:table-cell>
          <table:table-cell table:formula="of:=CONCATENATE([.A76]; &quot;,&quot;)" office:value-type="string" office:string-value="0.056451431137837,">
            <text:p>0.056451431137837,</text:p>
          </table:table-cell>
          <table:table-cell office:value-type="string">
            <text:p>1.8978164519894e-13</text:p>
          </table:table-cell>
          <table:table-cell table:formula="of:=CONCATENATE([.C76]; &quot;,&quot;)" office:value-type="string" office:string-value="1.8978164519894e-13,">
            <text:p>1.8978164519894e-13,</text:p>
          </table:table-cell>
        </table:table-row>
        <table:table-row table:style-name="ro1">
          <table:table-cell office:value-type="float" office:value="0.18464941930732">
            <text:p>0.1846494193</text:p>
          </table:table-cell>
          <table:table-cell table:formula="of:=CONCATENATE([.A77]; &quot;,&quot;)" office:value-type="string" office:string-value="0.18464941930732,">
            <text:p>0.18464941930732,</text:p>
          </table:table-cell>
          <table:table-cell office:value-type="string">
            <text:p>8.4641042378539e-09</text:p>
          </table:table-cell>
          <table:table-cell table:formula="of:=CONCATENATE([.C77]; &quot;,&quot;)" office:value-type="string" office:string-value="8.4641042378539e-09,">
            <text:p>8.4641042378539e-09,</text:p>
          </table:table-cell>
        </table:table-row>
        <table:table-row table:style-name="ro1">
          <table:table-cell office:value-type="float" office:value="0.23313307393616">
            <text:p>0.2331330739</text:p>
          </table:table-cell>
          <table:table-cell table:formula="of:=CONCATENATE([.A78]; &quot;,&quot;)" office:value-type="string" office:string-value="0.23313307393616,">
            <text:p>0.23313307393616,</text:p>
          </table:table-cell>
          <table:table-cell office:value-type="string">
            <text:p>5.8336375016234e-08</text:p>
          </table:table-cell>
          <table:table-cell table:formula="of:=CONCATENATE([.C78]; &quot;,&quot;)" office:value-type="string" office:string-value="5.8336375016234e-08,">
            <text:p>5.8336375016234e-08,</text:p>
          </table:table-cell>
        </table:table-row>
        <table:table-row table:style-name="ro1">
          <table:table-cell office:value-type="float" office:value="0.50713172645988">
            <text:p>0.5071317265</text:p>
          </table:table-cell>
          <table:table-cell table:formula="of:=CONCATENATE([.A79]; &quot;,&quot;)" office:value-type="string" office:string-value="0.50713172645988,">
            <text:p>0.50713172645988,</text:p>
          </table:table-cell>
          <table:table-cell office:value-type="string">
            <text:p>1.8607828254936e-05</text:p>
          </table:table-cell>
          <table:table-cell table:formula="of:=CONCATENATE([.C79]; &quot;,&quot;)" office:value-type="string" office:string-value="1.8607828254936e-05,">
            <text:p>1.8607828254936e-05,</text:p>
          </table:table-cell>
        </table:table-row>
        <table:table-row table:style-name="ro1">
          <table:table-cell office:value-type="float" office:value="0.36381406876473">
            <text:p>0.3638140688</text:p>
          </table:table-cell>
          <table:table-cell table:formula="of:=CONCATENATE([.A80]; &quot;,&quot;)" office:value-type="string" office:string-value="0.36381406876473,">
            <text:p>0.36381406876473,</text:p>
          </table:table-cell>
          <table:table-cell office:value-type="string">
            <text:p>1.8249174797536e-06</text:p>
          </table:table-cell>
          <table:table-cell table:formula="of:=CONCATENATE([.C80]; &quot;,&quot;)" office:value-type="string" office:string-value="1.8249174797536e-06,">
            <text:p>1.8249174797536e-06,</text:p>
          </table:table-cell>
        </table:table-row>
        <table:table-row table:style-name="ro1">
          <table:table-cell office:value-type="float" office:value="0.2731556553592">
            <text:p>0.2731556554</text:p>
          </table:table-cell>
          <table:table-cell table:formula="of:=CONCATENATE([.A81]; &quot;,&quot;)" office:value-type="string" office:string-value="0.2731556553592,">
            <text:p>0.2731556553592,</text:p>
          </table:table-cell>
          <table:table-cell office:value-type="string">
            <text:p>2.0667451620222e-07</text:p>
          </table:table-cell>
          <table:table-cell table:formula="of:=CONCATENATE([.C81]; &quot;,&quot;)" office:value-type="string" office:string-value="2.0667451620222e-07,">
            <text:p>2.0667451620222e-07,</text:p>
          </table:table-cell>
        </table:table-row>
        <table:table-row table:style-name="ro1">
          <table:table-cell office:value-type="float" office:value="0.16293367219193">
            <text:p>0.1629336722</text:p>
          </table:table-cell>
          <table:table-cell table:formula="of:=CONCATENATE([.A82]; &quot;,&quot;)" office:value-type="string" office:string-value="0.16293367219193,">
            <text:p>0.16293367219193,</text:p>
          </table:table-cell>
          <table:table-cell office:value-type="string">
            <text:p>2.9144660616051e-09</text:p>
          </table:table-cell>
          <table:table-cell table:formula="of:=CONCATENATE([.C82]; &quot;,&quot;)" office:value-type="string" office:string-value="2.9144660616051e-09,">
            <text:p>2.9144660616051e-09,</text:p>
          </table:table-cell>
        </table:table-row>
        <table:table-row table:style-name="ro1">
          <table:table-cell office:value-type="float" office:value="0.22596634067362">
            <text:p>0.2259663407</text:p>
          </table:table-cell>
          <table:table-cell table:formula="of:=CONCATENATE([.A83]; &quot;,&quot;)" office:value-type="string" office:string-value="0.22596634067362,">
            <text:p>0.22596634067362,</text:p>
          </table:table-cell>
          <table:table-cell office:value-type="string">
            <text:p>4.5253488121121e-08</text:p>
          </table:table-cell>
          <table:table-cell table:formula="of:=CONCATENATE([.C83]; &quot;,&quot;)" office:value-type="string" office:string-value="4.5253488121121e-08,">
            <text:p>4.5253488121121e-08,</text:p>
          </table:table-cell>
        </table:table-row>
        <table:table-row table:style-name="ro1">
          <table:table-cell office:value-type="float" office:value="0.2142282257783">
            <text:p>0.2142282258</text:p>
          </table:table-cell>
          <table:table-cell table:formula="of:=CONCATENATE([.A84]; &quot;,&quot;)" office:value-type="string" office:string-value="0.2142282257783,">
            <text:p>0.2142282257783,</text:p>
          </table:table-cell>
          <table:table-cell office:value-type="string">
            <text:p>2.9225615623353e-08</text:p>
          </table:table-cell>
          <table:table-cell table:formula="of:=CONCATENATE([.C84]; &quot;,&quot;)" office:value-type="string" office:string-value="2.9225615623353e-08,">
            <text:p>2.9225615623353e-08,</text:p>
          </table:table-cell>
        </table:table-row>
        <table:table-row table:style-name="ro1">
          <table:table-cell office:value-type="float" office:value="0.12123817803646">
            <text:p>0.121238178</text:p>
          </table:table-cell>
          <table:table-cell table:formula="of:=CONCATENATE([.A85]; &quot;,&quot;)" office:value-type="string" office:string-value="0.12123817803646,">
            <text:p>0.12123817803646,</text:p>
          </table:table-cell>
          <table:table-cell office:value-type="string">
            <text:p>2.1848178815685e-10</text:p>
          </table:table-cell>
          <table:table-cell table:formula="of:=CONCATENATE([.C85]; &quot;,&quot;)" office:value-type="string" office:string-value="2.1848178815685e-10,">
            <text:p>2.1848178815685e-10,</text:p>
          </table:table-cell>
        </table:table-row>
        <table:table-row table:style-name="ro1">
          <table:table-cell office:value-type="float" office:value="0.099870393651363">
            <text:p>0.0998703937</text:p>
          </table:table-cell>
          <table:table-cell table:formula="of:=CONCATENATE([.A86]; &quot;,&quot;)" office:value-type="string" office:string-value="0.099870393651363,">
            <text:p>0.099870393651363,</text:p>
          </table:table-cell>
          <table:table-cell office:value-type="string">
            <text:p>3.8102414615722e-11</text:p>
          </table:table-cell>
          <table:table-cell table:formula="of:=CONCATENATE([.C86]; &quot;,&quot;)" office:value-type="string" office:string-value="3.8102414615722e-11,">
            <text:p>3.8102414615722e-11,</text:p>
          </table:table-cell>
        </table:table-row>
        <table:table-row table:style-name="ro1">
          <table:table-cell office:value-type="float" office:value="0.047355764395635">
            <text:p>0.0473557644</text:p>
          </table:table-cell>
          <table:table-cell table:formula="of:=CONCATENATE([.A87]; &quot;,&quot;)" office:value-type="string" office:string-value="0.047355764395635,">
            <text:p>0.047355764395635,</text:p>
          </table:table-cell>
          <table:table-cell office:value-type="string">
            <text:p>3.5709703060142e-14</text:p>
          </table:table-cell>
          <table:table-cell table:formula="of:=CONCATENATE([.C87]; &quot;,&quot;)" office:value-type="string" office:string-value="3.5709703060142e-14,">
            <text:p>3.5709703060142e-14,</text:p>
          </table:table-cell>
        </table:table-row>
        <table:table-row table:style-name="ro1">
          <table:table-cell office:value-type="float" office:value="0.10417322810913">
            <text:p>0.1041732281</text:p>
          </table:table-cell>
          <table:table-cell table:formula="of:=CONCATENATE([.A88]; &quot;,&quot;)" office:value-type="string" office:string-value="0.10417322810913,">
            <text:p>0.10417322810913,</text:p>
          </table:table-cell>
          <table:table-cell office:value-type="string">
            <text:p>5.5871340656274e-11</text:p>
          </table:table-cell>
          <table:table-cell table:formula="of:=CONCATENATE([.C88]; &quot;,&quot;)" office:value-type="string" office:string-value="5.5871340656274e-11,">
            <text:p>5.5871340656274e-11,</text:p>
          </table:table-cell>
        </table:table-row>
        <table:table-row table:style-name="ro1">
          <table:table-cell office:value-type="float" office:value="0.067637512143105">
            <text:p>0.0676375121</text:p>
          </table:table-cell>
          <table:table-cell table:formula="of:=CONCATENATE([.A89]; &quot;,&quot;)" office:value-type="string" office:string-value="0.067637512143105,">
            <text:p>0.067637512143105,</text:p>
          </table:table-cell>
          <table:table-cell office:value-type="string">
            <text:p>1.0414489898236e-12</text:p>
          </table:table-cell>
          <table:table-cell table:formula="of:=CONCATENATE([.C89]; &quot;,&quot;)" office:value-type="string" office:string-value="1.0414489898236e-12,">
            <text:p>1.0414489898236e-12,</text:p>
          </table:table-cell>
        </table:table-row>
        <table:table-row table:style-name="ro1">
          <table:table-cell office:value-type="float" office:value="0.14782597769944">
            <text:p>0.1478259777</text:p>
          </table:table-cell>
          <table:table-cell table:formula="of:=CONCATENATE([.A90]; &quot;,&quot;)" office:value-type="string" office:string-value="0.14782597769944,">
            <text:p>0.14782597769944,</text:p>
          </table:table-cell>
          <table:table-cell office:value-type="string">
            <text:p>1.2552987757582e-09</text:p>
          </table:table-cell>
          <table:table-cell table:formula="of:=CONCATENATE([.C90]; &quot;,&quot;)" office:value-type="string" office:string-value="1.2552987757582e-09,">
            <text:p>1.2552987757582e-09,</text:p>
          </table:table-cell>
        </table:table-row>
        <table:table-row table:style-name="ro1">
          <table:table-cell office:value-type="float" office:value="0.15286731759568">
            <text:p>0.1528673176</text:p>
          </table:table-cell>
          <table:table-cell table:formula="of:=CONCATENATE([.A91]; &quot;,&quot;)" office:value-type="string" office:string-value="0.15286731759568,">
            <text:p>0.15286731759568,</text:p>
          </table:table-cell>
          <table:table-cell office:value-type="string">
            <text:p>1.6801697962215e-09</text:p>
          </table:table-cell>
          <table:table-cell table:formula="of:=CONCATENATE([.C91]; &quot;,&quot;)" office:value-type="string" office:string-value="1.6801697962215e-09,">
            <text:p>1.6801697962215e-09,</text:p>
          </table:table-cell>
        </table:table-row>
        <table:table-row table:style-name="ro1">
          <table:table-cell office:value-type="float" office:value="0.53063765132448">
            <text:p>0.5306376513</text:p>
          </table:table-cell>
          <table:table-cell table:formula="of:=CONCATENATE([.A92]; &quot;,&quot;)" office:value-type="string" office:string-value="0.53063765132448,">
            <text:p>0.53063765132448,</text:p>
          </table:table-cell>
          <table:table-cell office:value-type="string">
            <text:p>2.5075909829092e-05</text:p>
          </table:table-cell>
          <table:table-cell table:formula="of:=CONCATENATE([.C92]; &quot;,&quot;)" office:value-type="string" office:string-value="2.5075909829092e-05,">
            <text:p>2.5075909829092e-05,</text:p>
          </table:table-cell>
        </table:table-row>
        <table:table-row table:style-name="ro1">
          <table:table-cell office:value-type="float" office:value="0.2934880527811">
            <text:p>0.2934880528</text:p>
          </table:table-cell>
          <table:table-cell table:formula="of:=CONCATENATE([.A93]; &quot;,&quot;)" office:value-type="string" office:string-value="0.2934880527811,">
            <text:p>0.2934880527811,</text:p>
          </table:table-cell>
          <table:table-cell office:value-type="string">
            <text:p>3.6164298964373e-07</text:p>
          </table:table-cell>
          <table:table-cell table:formula="of:=CONCATENATE([.C93]; &quot;,&quot;)" office:value-type="string" office:string-value="3.6164298964373e-07,">
            <text:p>3.6164298964373e-07,</text:p>
          </table:table-cell>
        </table:table-row>
        <table:table-row table:style-name="ro1">
          <table:table-cell office:value-type="float" office:value="0.37678281038995">
            <text:p>0.3767828104</text:p>
          </table:table-cell>
          <table:table-cell table:formula="of:=CONCATENATE([.A94]; &quot;,&quot;)" office:value-type="string" office:string-value="0.37678281038995,">
            <text:p>0.37678281038995,</text:p>
          </table:table-cell>
          <table:table-cell office:value-type="string">
            <text:p>2.3564404073799e-06</text:p>
          </table:table-cell>
          <table:table-cell table:formula="of:=CONCATENATE([.C94]; &quot;,&quot;)" office:value-type="string" office:string-value="2.3564404073799e-06,">
            <text:p>2.3564404073799e-06,</text:p>
          </table:table-cell>
        </table:table-row>
        <table:table-row table:style-name="ro1">
          <table:table-cell office:value-type="float" office:value="0.33783689682218">
            <text:p>0.3378368968</text:p>
          </table:table-cell>
          <table:table-cell table:formula="of:=CONCATENATE([.A95]; &quot;,&quot;)" office:value-type="string" office:string-value="0.33783689682218,">
            <text:p>0.33783689682218,</text:p>
          </table:table-cell>
          <table:table-cell office:value-type="string">
            <text:p>1.0544818249193e-06</text:p>
          </table:table-cell>
          <table:table-cell table:formula="of:=CONCATENATE([.C95]; &quot;,&quot;)" office:value-type="string" office:string-value="1.0544818249193e-06,">
            <text:p>1.0544818249193e-06,</text:p>
          </table:table-cell>
        </table:table-row>
        <table:table-row table:style-name="ro1">
          <table:table-cell office:value-type="float" office:value="0.24602677663857">
            <text:p>0.2460267766</text:p>
          </table:table-cell>
          <table:table-cell table:formula="of:=CONCATENATE([.A96]; &quot;,&quot;)" office:value-type="string" office:string-value="0.24602677663857,">
            <text:p>0.24602677663857,</text:p>
          </table:table-cell>
          <table:table-cell office:value-type="string">
            <text:p>9.0063747604991e-08</text:p>
          </table:table-cell>
          <table:table-cell table:formula="of:=CONCATENATE([.C96]; &quot;,&quot;)" office:value-type="string" office:string-value="9.0063747604991e-08,">
            <text:p>9.0063747604991e-08,</text:p>
          </table:table-cell>
        </table:table-row>
        <table:table-row table:style-name="ro1">
          <table:table-cell office:value-type="float" office:value="0.074830355210521">
            <text:p>0.0748303552</text:p>
          </table:table-cell>
          <table:table-cell table:formula="of:=CONCATENATE([.A97]; &quot;,&quot;)" office:value-type="string" office:string-value="0.074830355210521,">
            <text:p>0.074830355210521,</text:p>
          </table:table-cell>
          <table:table-cell office:value-type="string">
            <text:p>2.6753390921019e-12</text:p>
          </table:table-cell>
          <table:table-cell table:formula="of:=CONCATENATE([.C97]; &quot;,&quot;)" office:value-type="string" office:string-value="2.6753390921019e-12,">
            <text:p>2.6753390921019e-12,</text:p>
          </table:table-cell>
        </table:table-row>
        <table:table-row table:style-name="ro1">
          <table:table-cell office:value-type="float" office:value="0.055190810204429">
            <text:p>0.0551908102</text:p>
          </table:table-cell>
          <table:table-cell table:formula="of:=CONCATENATE([.A98]; &quot;,&quot;)" office:value-type="string" office:string-value="0.055190810204429,">
            <text:p>0.055190810204429,</text:p>
          </table:table-cell>
          <table:table-cell office:value-type="string">
            <text:p>1.5323490151103e-13</text:p>
          </table:table-cell>
          <table:table-cell table:formula="of:=CONCATENATE([.C98]; &quot;,&quot;)" office:value-type="string" office:string-value="1.5323490151103e-13,">
            <text:p>1.5323490151103e-13,</text:p>
          </table:table-cell>
        </table:table-row>
        <table:table-row table:style-name="ro1">
          <table:table-cell office:value-type="float" office:value="0.1166962468984">
            <text:p>0.1166962469</text:p>
          </table:table-cell>
          <table:table-cell table:formula="of:=CONCATENATE([.A99]; &quot;,&quot;)" office:value-type="string" office:string-value="0.1166962468984,">
            <text:p>0.1166962468984,</text:p>
          </table:table-cell>
          <table:table-cell office:value-type="string">
            <text:p>1.5531676016472e-10</text:p>
          </table:table-cell>
          <table:table-cell table:formula="of:=CONCATENATE([.C99]; &quot;,&quot;)" office:value-type="string" office:string-value="1.5531676016472e-10,">
            <text:p>1.5531676016472e-10,</text:p>
          </table:table-cell>
        </table:table-row>
        <table:table-row table:style-name="ro1">
          <table:table-cell office:value-type="float" office:value="0.64573748443645">
            <text:p>0.6457374844</text:p>
          </table:table-cell>
          <table:table-cell table:formula="of:=CONCATENATE([.A100]; &quot;,&quot;)" office:value-type="string" office:string-value="0.64573748443645,">
            <text:p>0.64573748443645,</text:p>
          </table:table-cell>
          <table:table-cell office:value-type="string">
            <text:p>8.6487703352369e-05</text:p>
          </table:table-cell>
          <table:table-cell table:formula="of:=CONCATENATE([.C100]; &quot;,&quot;)" office:value-type="string" office:string-value="8.6487703352369e-05,">
            <text:p>8.6487703352369e-05,</text:p>
          </table:table-cell>
        </table:table-row>
        <table:table-row table:style-name="ro1">
          <table:table-cell office:value-type="float" office:value="0.62700221583533">
            <text:p>0.6270022158</text:p>
          </table:table-cell>
          <table:table-cell table:formula="of:=CONCATENATE([.A101]; &quot;,&quot;)" office:value-type="string" office:string-value="0.62700221583533,">
            <text:p>0.62700221583533,</text:p>
          </table:table-cell>
          <table:table-cell office:value-type="string">
            <text:p>7.2245252332938e-05</text:p>
          </table:table-cell>
          <table:table-cell table:formula="of:=CONCATENATE([.C101]; &quot;,&quot;)" office:value-type="string" office:string-value="7.2245252332938e-05,">
            <text:p>7.2245252332938e-05,</text:p>
          </table:table-cell>
        </table:table-row>
        <table:table-row table:style-name="ro1">
          <table:table-cell office:value-type="float" office:value="0.50417231533046">
            <text:p>0.5041723153</text:p>
          </table:table-cell>
          <table:table-cell table:formula="of:=CONCATENATE([.A102]; &quot;,&quot;)" office:value-type="string" office:string-value="0.50417231533046,">
            <text:p>0.50417231533046,</text:p>
          </table:table-cell>
          <table:table-cell office:value-type="string">
            <text:p>1.7898392712452e-05</text:p>
          </table:table-cell>
          <table:table-cell table:formula="of:=CONCATENATE([.C102]; &quot;,&quot;)" office:value-type="string" office:string-value="1.7898392712452e-05,">
            <text:p>1.7898392712452e-05,</text:p>
          </table:table-cell>
        </table:table-row>
        <table:table-row table:style-name="ro1">
          <table:table-cell office:value-type="float" office:value="0.31972629859738">
            <text:p>0.3197262986</text:p>
          </table:table-cell>
          <table:table-cell table:formula="of:=CONCATENATE([.A103]; &quot;,&quot;)" office:value-type="string" office:string-value="0.31972629859738,">
            <text:p>0.31972629859738,</text:p>
          </table:table-cell>
          <table:table-cell office:value-type="string">
            <text:p>6.9653811880233e-07</text:p>
          </table:table-cell>
          <table:table-cell table:formula="of:=CONCATENATE([.C103]; &quot;,&quot;)" office:value-type="string" office:string-value="6.9653811880233e-07,">
            <text:p>6.9653811880233e-07,</text:p>
          </table:table-cell>
        </table:table-row>
        <table:table-row table:style-name="ro1">
          <table:table-cell office:value-type="float" office:value="0.15102717431549">
            <text:p>0.1510271743</text:p>
          </table:table-cell>
          <table:table-cell table:formula="of:=CONCATENATE([.A104]; &quot;,&quot;)" office:value-type="string" office:string-value="0.15102717431549,">
            <text:p>0.15102717431549,</text:p>
          </table:table-cell>
          <table:table-cell office:value-type="string">
            <text:p>1.5124993621385e-09</text:p>
          </table:table-cell>
          <table:table-cell table:formula="of:=CONCATENATE([.C104]; &quot;,&quot;)" office:value-type="string" office:string-value="1.5124993621385e-09,">
            <text:p>1.5124993621385e-09,</text:p>
          </table:table-cell>
        </table:table-row>
        <table:table-row table:style-name="ro1">
          <table:table-cell office:value-type="float" office:value="0.090401911953078">
            <text:p>0.090401912</text:p>
          </table:table-cell>
          <table:table-cell table:formula="of:=CONCATENATE([.A105]; &quot;,&quot;)" office:value-type="string" office:string-value="0.090401911953078,">
            <text:p>0.090401911953078,</text:p>
          </table:table-cell>
          <table:table-cell office:value-type="string">
            <text:p>1.534299393518e-11</text:p>
          </table:table-cell>
          <table:table-cell table:formula="of:=CONCATENATE([.C105]; &quot;,&quot;)" office:value-type="string" office:string-value="1.534299393518e-11,">
            <text:p>1.534299393518e-11,</text:p>
          </table:table-cell>
        </table:table-row>
        <table:table-row table:style-name="ro1">
          <table:table-cell office:value-type="float" office:value="0.22082734459069">
            <text:p>0.2208273446</text:p>
          </table:table-cell>
          <table:table-cell table:formula="of:=CONCATENATE([.A106]; &quot;,&quot;)" office:value-type="string" office:string-value="0.22082734459069,">
            <text:p>0.22082734459069,</text:p>
          </table:table-cell>
          <table:table-cell office:value-type="string">
            <text:p>3.7496093152204e-08</text:p>
          </table:table-cell>
          <table:table-cell table:formula="of:=CONCATENATE([.C106]; &quot;,&quot;)" office:value-type="string" office:string-value="3.7496093152204e-08,">
            <text:p>3.7496093152204e-08,</text:p>
          </table:table-cell>
        </table:table-row>
        <table:table-row table:style-name="ro1">
          <table:table-cell office:value-type="float" office:value="0.57602865184601">
            <text:p>0.5760286518</text:p>
          </table:table-cell>
          <table:table-cell table:formula="of:=CONCATENATE([.A107]; &quot;,&quot;)" office:value-type="string" office:string-value="0.57602865184601,">
            <text:p>0.57602865184601,</text:p>
          </table:table-cell>
          <table:table-cell office:value-type="string">
            <text:p>4.2540224062297e-05</text:p>
          </table:table-cell>
          <table:table-cell table:formula="of:=CONCATENATE([.C107]; &quot;,&quot;)" office:value-type="string" office:string-value="4.2540224062297e-05,">
            <text:p>4.2540224062297e-05,</text:p>
          </table:table-cell>
        </table:table-row>
        <table:table-row table:style-name="ro1">
          <table:table-cell office:value-type="float" office:value="0.63667316409228">
            <text:p>0.6366731641</text:p>
          </table:table-cell>
          <table:table-cell table:formula="of:=CONCATENATE([.A108]; &quot;,&quot;)" office:value-type="string" office:string-value="0.63667316409228,">
            <text:p>0.63667316409228,</text:p>
          </table:table-cell>
          <table:table-cell office:value-type="string">
            <text:p>7.9349799065288e-05</text:p>
          </table:table-cell>
          <table:table-cell table:formula="of:=CONCATENATE([.C108]; &quot;,&quot;)" office:value-type="string" office:string-value="7.9349799065288e-05,">
            <text:p>7.9349799065288e-05,</text:p>
          </table:table-cell>
        </table:table-row>
        <table:table-row table:style-name="ro1">
          <table:table-cell office:value-type="float" office:value="0.51127282044427">
            <text:p>0.5112728204</text:p>
          </table:table-cell>
          <table:table-cell table:formula="of:=CONCATENATE([.A109]; &quot;,&quot;)" office:value-type="string" office:string-value="0.51127282044427,">
            <text:p>0.51127282044427,</text:p>
          </table:table-cell>
          <table:table-cell office:value-type="string">
            <text:p>1.9638049106192e-05</text:p>
          </table:table-cell>
          <table:table-cell table:formula="of:=CONCATENATE([.C109]; &quot;,&quot;)" office:value-type="string" office:string-value="1.9638049106192e-05,">
            <text:p>1.9638049106192e-05,</text:p>
          </table:table-cell>
        </table:table-row>
        <table:table-row table:style-name="ro1">
          <table:table-cell office:value-type="float" office:value="0.25286992614621">
            <text:p>0.2528699261</text:p>
          </table:table-cell>
          <table:table-cell table:formula="of:=CONCATENATE([.A110]; &quot;,&quot;)" office:value-type="string" office:string-value="0.25286992614621,">
            <text:p>0.25286992614621,</text:p>
          </table:table-cell>
          <table:table-cell office:value-type="string">
            <text:p>1.1217910518132e-07</text:p>
          </table:table-cell>
          <table:table-cell table:formula="of:=CONCATENATE([.C110]; &quot;,&quot;)" office:value-type="string" office:string-value="1.1217910518132e-07,">
            <text:p>1.1217910518132e-07,</text:p>
          </table:table-cell>
        </table:table-row>
        <table:table-row table:style-name="ro1">
          <table:table-cell office:value-type="float" office:value="0.17807294198421">
            <text:p>0.178072942</text:p>
          </table:table-cell>
          <table:table-cell table:formula="of:=CONCATENATE([.A111]; &quot;,&quot;)" office:value-type="string" office:string-value="0.17807294198421,">
            <text:p>0.17807294198421,</text:p>
          </table:table-cell>
          <table:table-cell office:value-type="string">
            <text:p>6.2266940377347e-09</text:p>
          </table:table-cell>
          <table:table-cell table:formula="of:=CONCATENATE([.C111]; &quot;,&quot;)" office:value-type="string" office:string-value="6.2266940377347e-09,">
            <text:p>6.2266940377347e-09,</text:p>
          </table:table-cell>
        </table:table-row>
        <table:table-row table:style-name="ro1">
          <table:table-cell office:value-type="float" office:value="0.64923442045932">
            <text:p>0.6492344205</text:p>
          </table:table-cell>
          <table:table-cell table:formula="of:=CONCATENATE([.A112]; &quot;,&quot;)" office:value-type="string" office:string-value="0.64923442045932,">
            <text:p>0.64923442045932,</text:p>
          </table:table-cell>
          <table:table-cell office:value-type="string">
            <text:p>8.936993983732e-05</text:p>
          </table:table-cell>
          <table:table-cell table:formula="of:=CONCATENATE([.C112]; &quot;,&quot;)" office:value-type="string" office:string-value="8.936993983732e-05,">
            <text:p>8.936993983732e-05,</text:p>
          </table:table-cell>
        </table:table-row>
        <table:table-row table:style-name="ro1">
          <table:table-cell office:value-type="float" office:value="0.74532229272979">
            <text:p>0.7453222927</text:p>
          </table:table-cell>
          <table:table-cell table:formula="of:=CONCATENATE([.A113]; &quot;,&quot;)" office:value-type="string" office:string-value="0.74532229272979,">
            <text:p>0.74532229272979,</text:p>
          </table:table-cell>
          <table:table-cell office:value-type="float" office:value="0.00020169018000385">
            <text:p>0.0002016902</text:p>
          </table:table-cell>
          <table:table-cell table:formula="of:=CONCATENATE([.C113]; &quot;,&quot;)" office:value-type="string" office:string-value="0.00020169018000385,">
            <text:p>0.00020169018000385,</text:p>
          </table:table-cell>
        </table:table-row>
        <table:table-row table:style-name="ro1">
          <table:table-cell office:value-type="float" office:value="0.74931241360141">
            <text:p>0.7493124136</text:p>
          </table:table-cell>
          <table:table-cell table:formula="of:=CONCATENATE([.A114]; &quot;,&quot;)" office:value-type="string" office:string-value="0.74931241360141,">
            <text:p>0.74931241360141,</text:p>
          </table:table-cell>
          <table:table-cell office:value-type="float" office:value="0.00020794835750405">
            <text:p>0.0002079484</text:p>
          </table:table-cell>
          <table:table-cell table:formula="of:=CONCATENATE([.C114]; &quot;,&quot;)" office:value-type="string" office:string-value="0.00020794835750405,">
            <text:p>0.00020794835750405,</text:p>
          </table:table-cell>
        </table:table-row>
        <table:table-row table:style-name="ro1">
          <table:table-cell office:value-type="float" office:value="0.54366164099659">
            <text:p>0.543661641</text:p>
          </table:table-cell>
          <table:table-cell table:formula="of:=CONCATENATE([.A115]; &quot;,&quot;)" office:value-type="string" office:string-value="0.54366164099659,">
            <text:p>0.54366164099659,</text:p>
          </table:table-cell>
          <table:table-cell office:value-type="string">
            <text:p>2.9360658601163e-05</text:p>
          </table:table-cell>
          <table:table-cell table:formula="of:=CONCATENATE([.C115]; &quot;,&quot;)" office:value-type="string" office:string-value="2.9360658601163e-05,">
            <text:p>2.9360658601163e-05,</text:p>
          </table:table-cell>
        </table:table-row>
        <table:table-row table:style-name="ro1">
          <table:table-cell office:value-type="float" office:value="0.57113746404495">
            <text:p>0.571137464</text:p>
          </table:table-cell>
          <table:table-cell table:formula="of:=CONCATENATE([.A116]; &quot;,&quot;)" office:value-type="string" office:string-value="0.57113746404495,">
            <text:p>0.57113746404495,</text:p>
          </table:table-cell>
          <table:table-cell office:value-type="string">
            <text:p>4.0296250987979e-05</text:p>
          </table:table-cell>
          <table:table-cell table:formula="of:=CONCATENATE([.C116]; &quot;,&quot;)" office:value-type="string" office:string-value="4.0296250987979e-05,">
            <text:p>4.0296250987979e-05,</text:p>
          </table:table-cell>
        </table:table-row>
        <table:table-row table:style-name="ro1">
          <table:table-cell office:value-type="float" office:value="0.35463017391592">
            <text:p>0.3546301739</text:p>
          </table:table-cell>
          <table:table-cell table:formula="of:=CONCATENATE([.A117]; &quot;,&quot;)" office:value-type="string" office:string-value="0.35463017391592,">
            <text:p>0.35463017391592,</text:p>
          </table:table-cell>
          <table:table-cell office:value-type="string">
            <text:p>1.5119916717012e-06</text:p>
          </table:table-cell>
          <table:table-cell table:formula="of:=CONCATENATE([.C117]; &quot;,&quot;)" office:value-type="string" office:string-value="1.5119916717012e-06,">
            <text:p>1.5119916717012e-06,</text:p>
          </table:table-cell>
        </table:table-row>
        <table:table-row table:style-name="ro1">
          <table:table-cell office:value-type="float" office:value="0.37452381961409">
            <text:p>0.3745238196</text:p>
          </table:table-cell>
          <table:table-cell table:formula="of:=CONCATENATE([.A118]; &quot;,&quot;)" office:value-type="string" office:string-value="0.37452381961409,">
            <text:p>0.37452381961409,</text:p>
          </table:table-cell>
          <table:table-cell office:value-type="string">
            <text:p>2.2556501222306e-06</text:p>
          </table:table-cell>
          <table:table-cell table:formula="of:=CONCATENATE([.C118]; &quot;,&quot;)" office:value-type="string" office:string-value="2.2556501222306e-06,">
            <text:p>2.2556501222306e-06,</text:p>
          </table:table-cell>
        </table:table-row>
        <table:table-row table:style-name="ro1">
          <table:table-cell office:value-type="float" office:value="0.38838231720259">
            <text:p>0.3883823172</text:p>
          </table:table-cell>
          <table:table-cell table:formula="of:=CONCATENATE([.A119]; &quot;,&quot;)" office:value-type="string" office:string-value="0.38838231720259,">
            <text:p>0.38838231720259,</text:p>
          </table:table-cell>
          <table:table-cell office:value-type="string">
            <text:p>2.9342948263905e-06</text:p>
          </table:table-cell>
          <table:table-cell table:formula="of:=CONCATENATE([.C119]; &quot;,&quot;)" office:value-type="string" office:string-value="2.9342948263905e-06,">
            <text:p>2.9342948263905e-06,</text:p>
          </table:table-cell>
        </table:table-row>
        <table:table-row table:style-name="ro1">
          <table:table-cell office:value-type="float" office:value="0.47755422638182">
            <text:p>0.4775542264</text:p>
          </table:table-cell>
          <table:table-cell table:formula="of:=CONCATENATE([.A120]; &quot;,&quot;)" office:value-type="string" office:string-value="0.47755422638182,">
            <text:p>0.47755422638182,</text:p>
          </table:table-cell>
          <table:table-cell office:value-type="string">
            <text:p>1.243920555621e-05</text:p>
          </table:table-cell>
          <table:table-cell table:formula="of:=CONCATENATE([.C120]; &quot;,&quot;)" office:value-type="string" office:string-value="1.243920555621e-05,">
            <text:p>1.243920555621e-05,</text:p>
          </table:table-cell>
        </table:table-row>
        <table:table-row table:style-name="ro1">
          <table:table-cell office:value-type="float" office:value="0.58107219109251">
            <text:p>0.5810721911</text:p>
          </table:table-cell>
          <table:table-cell table:formula="of:=CONCATENATE([.A121]; &quot;,&quot;)" office:value-type="string" office:string-value="0.58107219109251,">
            <text:p>0.58107219109251,</text:p>
          </table:table-cell>
          <table:table-cell office:value-type="string">
            <text:p>4.4955611987841e-05</text:p>
          </table:table-cell>
          <table:table-cell table:formula="of:=CONCATENATE([.C121]; &quot;,&quot;)" office:value-type="string" office:string-value="4.4955611987841e-05,">
            <text:p>4.4955611987841e-05,</text:p>
          </table:table-cell>
        </table:table-row>
        <table:table-row table:style-name="ro1">
          <table:table-cell office:value-type="float" office:value="0.34092729427147">
            <text:p>0.3409272943</text:p>
          </table:table-cell>
          <table:table-cell table:formula="of:=CONCATENATE([.A122]; &quot;,&quot;)" office:value-type="string" office:string-value="0.34092729427147,">
            <text:p>0.34092729427147,</text:p>
          </table:table-cell>
          <table:table-cell office:value-type="string">
            <text:p>1.128665913801e-06</text:p>
          </table:table-cell>
          <table:table-cell table:formula="of:=CONCATENATE([.C122]; &quot;,&quot;)" office:value-type="string" office:string-value="1.128665913801e-06,">
            <text:p>1.128665913801e-06,</text:p>
          </table:table-cell>
        </table:table-row>
        <table:table-row table:style-name="ro1">
          <table:table-cell office:value-type="float" office:value="0.15410361396558">
            <text:p>0.154103614</text:p>
          </table:table-cell>
          <table:table-cell table:formula="of:=CONCATENATE([.A123]; &quot;,&quot;)" office:value-type="string" office:string-value="0.15410361396558,">
            <text:p>0.15410361396558,</text:p>
          </table:table-cell>
          <table:table-cell office:value-type="string">
            <text:p>1.8016906604811e-09</text:p>
          </table:table-cell>
          <table:table-cell table:formula="of:=CONCATENATE([.C123]; &quot;,&quot;)" office:value-type="string" office:string-value="1.8016906604811e-09,">
            <text:p>1.8016906604811e-09,</text:p>
          </table:table-cell>
        </table:table-row>
        <table:table-row table:style-name="ro1">
          <table:table-cell office:value-type="float" office:value="0.34138169488287">
            <text:p>0.3413816949</text:p>
          </table:table-cell>
          <table:table-cell table:formula="of:=CONCATENATE([.A124]; &quot;,&quot;)" office:value-type="string" office:string-value="0.34138169488287,">
            <text:p>0.34138169488287,</text:p>
          </table:table-cell>
          <table:table-cell office:value-type="string">
            <text:p>1.1399309566612e-06</text:p>
          </table:table-cell>
          <table:table-cell table:formula="of:=CONCATENATE([.C124]; &quot;,&quot;)" office:value-type="string" office:string-value="1.1399309566612e-06,">
            <text:p>1.1399309566612e-06,</text:p>
          </table:table-cell>
        </table:table-row>
        <table:table-row table:style-name="ro1">
          <table:table-cell office:value-type="float" office:value="0.36067264838517">
            <text:p>0.3606726484</text:p>
          </table:table-cell>
          <table:table-cell table:formula="of:=CONCATENATE([.A125]; &quot;,&quot;)" office:value-type="string" office:string-value="0.36067264838517,">
            <text:p>0.36067264838517,</text:p>
          </table:table-cell>
          <table:table-cell office:value-type="string">
            <text:p>1.7123618341174e-06</text:p>
          </table:table-cell>
          <table:table-cell table:formula="of:=CONCATENATE([.C125]; &quot;,&quot;)" office:value-type="string" office:string-value="1.7123618341174e-06,">
            <text:p>1.7123618341174e-06,</text:p>
          </table:table-cell>
        </table:table-row>
        <table:table-row table:style-name="ro1">
          <table:table-cell office:value-type="float" office:value="0.2766049769258">
            <text:p>0.2766049769</text:p>
          </table:table-cell>
          <table:table-cell table:formula="of:=CONCATENATE([.A126]; &quot;,&quot;)" office:value-type="string" office:string-value="0.2766049769258,">
            <text:p>0.2766049769258,</text:p>
          </table:table-cell>
          <table:table-cell office:value-type="string">
            <text:p>2.2805235868447e-07</text:p>
          </table:table-cell>
          <table:table-cell table:formula="of:=CONCATENATE([.C126]; &quot;,&quot;)" office:value-type="string" office:string-value="2.2805235868447e-07,">
            <text:p>2.2805235868447e-07,</text:p>
          </table:table-cell>
        </table:table-row>
        <table:table-row table:style-name="ro1">
          <table:table-cell office:value-type="float" office:value="0.13830431005216">
            <text:p>0.1383043101</text:p>
          </table:table-cell>
          <table:table-cell table:formula="of:=CONCATENATE([.A127]; &quot;,&quot;)" office:value-type="string" office:string-value="0.13830431005216,">
            <text:p>0.13830431005216,</text:p>
          </table:table-cell>
          <table:table-cell office:value-type="string">
            <text:p>7.0108930516479e-10</text:p>
          </table:table-cell>
          <table:table-cell table:formula="of:=CONCATENATE([.C127]; &quot;,&quot;)" office:value-type="string" office:string-value="7.0108930516479e-10,">
            <text:p>7.0108930516479e-10,</text:p>
          </table:table-cell>
        </table:table-row>
        <table:table-row table:style-name="ro1">
          <table:table-cell office:value-type="float" office:value="0.31150575893923">
            <text:p>0.3115057589</text:p>
          </table:table-cell>
          <table:table-cell table:formula="of:=CONCATENATE([.A128]; &quot;,&quot;)" office:value-type="string" office:string-value="0.31150575893923,">
            <text:p>0.31150575893923,</text:p>
          </table:table-cell>
          <table:table-cell office:value-type="string">
            <text:p>5.7142440005442e-07</text:p>
          </table:table-cell>
          <table:table-cell table:formula="of:=CONCATENATE([.C128]; &quot;,&quot;)" office:value-type="string" office:string-value="5.7142440005442e-07,">
            <text:p>5.7142440005442e-07,</text:p>
          </table:table-cell>
        </table:table-row>
        <table:table-row table:style-name="ro1">
          <table:table-cell office:value-type="float" office:value="0.22279787326907">
            <text:p>0.2227978733</text:p>
          </table:table-cell>
          <table:table-cell table:formula="of:=CONCATENATE([.A129]; &quot;,&quot;)" office:value-type="string" office:string-value="0.22279787326907,">
            <text:p>0.22279787326907,</text:p>
          </table:table-cell>
          <table:table-cell office:value-type="string">
            <text:p>4.0324005212809e-08</text:p>
          </table:table-cell>
          <table:table-cell table:formula="of:=CONCATENATE([.C129]; &quot;,&quot;)" office:value-type="string" office:string-value="4.0324005212809e-08,">
            <text:p>4.0324005212809e-08,</text:p>
          </table:table-cell>
        </table:table-row>
        <table:table-row table:style-name="ro1">
          <table:table-cell office:value-type="float" office:value="0.18565202294172">
            <text:p>0.1856520229</text:p>
          </table:table-cell>
          <table:table-cell table:formula="of:=CONCATENATE([.A130]; &quot;,&quot;)" office:value-type="string" office:string-value="0.18565202294172,">
            <text:p>0.18565202294172,</text:p>
          </table:table-cell>
          <table:table-cell office:value-type="string">
            <text:p>8.859809667367e-09</text:p>
          </table:table-cell>
          <table:table-cell table:formula="of:=CONCATENATE([.C130]; &quot;,&quot;)" office:value-type="string" office:string-value="8.859809667367e-09,">
            <text:p>8.859809667367e-09,</text:p>
          </table:table-cell>
        </table:table-row>
        <table:table-row table:style-name="ro1">
          <table:table-cell office:value-type="float" office:value="0.17387898245999">
            <text:p>0.1738789825</text:p>
          </table:table-cell>
          <table:table-cell table:formula="of:=CONCATENATE([.A131]; &quot;,&quot;)" office:value-type="string" office:string-value="0.17387898245999,">
            <text:p>0.17387898245999,</text:p>
          </table:table-cell>
          <table:table-cell office:value-type="string">
            <text:p>5.0843756606529e-09</text:p>
          </table:table-cell>
          <table:table-cell table:formula="of:=CONCATENATE([.C131]; &quot;,&quot;)" office:value-type="string" office:string-value="5.0843756606529e-09,">
            <text:p>5.0843756606529e-09,</text:p>
          </table:table-cell>
        </table:table-row>
        <table:table-row table:style-name="ro1">
          <table:table-cell office:value-type="float" office:value="0.23215847875479">
            <text:p>0.2321584788</text:p>
          </table:table-cell>
          <table:table-cell table:formula="of:=CONCATENATE([.A132]; &quot;,&quot;)" office:value-type="string" office:string-value="0.23215847875479,">
            <text:p>0.23215847875479,</text:p>
          </table:table-cell>
          <table:table-cell office:value-type="string">
            <text:p>5.6387104606392e-08</text:p>
          </table:table-cell>
          <table:table-cell table:formula="of:=CONCATENATE([.C132]; &quot;,&quot;)" office:value-type="string" office:string-value="5.6387104606392e-08,">
            <text:p>5.6387104606392e-08,</text:p>
          </table:table-cell>
        </table:table-row>
        <table:table-row table:style-name="ro1">
          <table:table-cell office:value-type="float" office:value="0.27688242961487">
            <text:p>0.2768824296</text:p>
          </table:table-cell>
          <table:table-cell table:formula="of:=CONCATENATE([.A133]; &quot;,&quot;)" office:value-type="string" office:string-value="0.27688242961487,">
            <text:p>0.27688242961487,</text:p>
          </table:table-cell>
          <table:table-cell office:value-type="string">
            <text:p>2.2985018752351e-07</text:p>
          </table:table-cell>
          <table:table-cell table:formula="of:=CONCATENATE([.C133]; &quot;,&quot;)" office:value-type="string" office:string-value="2.2985018752351e-07,">
            <text:p>2.2985018752351e-07,</text:p>
          </table:table-cell>
        </table:table-row>
        <table:table-row table:style-name="ro1">
          <table:table-cell office:value-type="float" office:value="0.23661959556116">
            <text:p>0.2366195956</text:p>
          </table:table-cell>
          <table:table-cell table:formula="of:=CONCATENATE([.A134]; &quot;,&quot;)" office:value-type="string" office:string-value="0.23661959556116,">
            <text:p>0.23661959556116,</text:p>
          </table:table-cell>
          <table:table-cell office:value-type="string">
            <text:p>6.5787871632514e-08</text:p>
          </table:table-cell>
          <table:table-cell table:formula="of:=CONCATENATE([.C134]; &quot;,&quot;)" office:value-type="string" office:string-value="6.5787871632514e-08,">
            <text:p>6.5787871632514e-08,</text:p>
          </table:table-cell>
        </table:table-row>
        <table:table-row table:style-name="ro1">
          <table:table-cell office:value-type="float" office:value="0.46854036777986">
            <text:p>0.4685403678</text:p>
          </table:table-cell>
          <table:table-cell table:formula="of:=CONCATENATE([.A135]; &quot;,&quot;)" office:value-type="string" office:string-value="0.46854036777986,">
            <text:p>0.46854036777986,</text:p>
          </table:table-cell>
          <table:table-cell office:value-type="string">
            <text:p>1.0929775723389e-05</text:p>
          </table:table-cell>
          <table:table-cell table:formula="of:=CONCATENATE([.C135]; &quot;,&quot;)" office:value-type="string" office:string-value="1.0929775723389e-05,">
            <text:p>1.0929775723389e-05,</text:p>
          </table:table-cell>
        </table:table-row>
        <table:table-row table:style-name="ro1">
          <table:table-cell office:value-type="float" office:value="0.27858407780702">
            <text:p>0.2785840778</text:p>
          </table:table-cell>
          <table:table-cell table:formula="of:=CONCATENATE([.A136]; &quot;,&quot;)" office:value-type="string" office:string-value="0.27858407780702,">
            <text:p>0.27858407780702,</text:p>
          </table:table-cell>
          <table:table-cell office:value-type="string">
            <text:p>2.4114040870408e-07</text:p>
          </table:table-cell>
          <table:table-cell table:formula="of:=CONCATENATE([.C136]; &quot;,&quot;)" office:value-type="string" office:string-value="2.4114040870408e-07,">
            <text:p>2.4114040870408e-07,</text:p>
          </table:table-cell>
        </table:table-row>
        <table:table-row table:style-name="ro1">
          <table:table-cell office:value-type="float" office:value="0.11766111175209">
            <text:p>0.1176611118</text:p>
          </table:table-cell>
          <table:table-cell table:formula="of:=CONCATENATE([.A137]; &quot;,&quot;)" office:value-type="string" office:string-value="0.11766111175209,">
            <text:p>0.11766111175209,</text:p>
          </table:table-cell>
          <table:table-cell office:value-type="string">
            <text:p>1.6719684343861e-10</text:p>
          </table:table-cell>
          <table:table-cell table:formula="of:=CONCATENATE([.C137]; &quot;,&quot;)" office:value-type="string" office:string-value="1.6719684343861e-10,">
            <text:p>1.6719684343861e-10,</text:p>
          </table:table-cell>
        </table:table-row>
        <table:table-row table:style-name="ro1">
          <table:table-cell office:value-type="float" office:value="0.19624122022021">
            <text:p>0.1962412202</text:p>
          </table:table-cell>
          <table:table-cell table:formula="of:=CONCATENATE([.A138]; &quot;,&quot;)" office:value-type="string" office:string-value="0.19624122022021,">
            <text:p>0.19624122022021,</text:p>
          </table:table-cell>
          <table:table-cell office:value-type="string">
            <text:p>1.4116099902433e-08</text:p>
          </table:table-cell>
          <table:table-cell table:formula="of:=CONCATENATE([.C138]; &quot;,&quot;)" office:value-type="string" office:string-value="1.4116099902433e-08,">
            <text:p>1.4116099902433e-08,</text:p>
          </table:table-cell>
        </table:table-row>
        <table:table-row table:style-name="ro1">
          <table:table-cell office:value-type="float" office:value="0.34630903624924">
            <text:p>0.3463090362</text:p>
          </table:table-cell>
          <table:table-cell table:formula="of:=CONCATENATE([.A139]; &quot;,&quot;)" office:value-type="string" office:string-value="0.34630903624924,">
            <text:p>0.34630903624924,</text:p>
          </table:table-cell>
          <table:table-cell office:value-type="string">
            <text:p>1.2682084140586e-06</text:p>
          </table:table-cell>
          <table:table-cell table:formula="of:=CONCATENATE([.C139]; &quot;,&quot;)" office:value-type="string" office:string-value="1.2682084140586e-06,">
            <text:p>1.2682084140586e-06,</text:p>
          </table:table-cell>
        </table:table-row>
        <table:table-row table:style-name="ro1">
          <table:table-cell office:value-type="float" office:value="0.34529028602305">
            <text:p>0.345290286</text:p>
          </table:table-cell>
          <table:table-cell table:formula="of:=CONCATENATE([.A140]; &quot;,&quot;)" office:value-type="string" office:string-value="0.34529028602305,">
            <text:p>0.34529028602305,</text:p>
          </table:table-cell>
          <table:table-cell office:value-type="string">
            <text:p>1.2407478841199e-06</text:p>
          </table:table-cell>
          <table:table-cell table:formula="of:=CONCATENATE([.C140]; &quot;,&quot;)" office:value-type="string" office:string-value="1.2407478841199e-06,">
            <text:p>1.2407478841199e-06,</text:p>
          </table:table-cell>
        </table:table-row>
        <table:table-row table:style-name="ro1">
          <table:table-cell office:value-type="float" office:value="0.22525626335056">
            <text:p>0.2252562634</text:p>
          </table:table-cell>
          <table:table-cell table:formula="of:=CONCATENATE([.A141]; &quot;,&quot;)" office:value-type="string" office:string-value="0.22525626335056,">
            <text:p>0.22525626335056,</text:p>
          </table:table-cell>
          <table:table-cell office:value-type="string">
            <text:p>4.4106179767478e-08</text:p>
          </table:table-cell>
          <table:table-cell table:formula="of:=CONCATENATE([.C141]; &quot;,&quot;)" office:value-type="string" office:string-value="4.4106179767478e-08,">
            <text:p>4.4106179767478e-08,</text:p>
          </table:table-cell>
        </table:table-row>
        <table:table-row table:style-name="ro1">
          <table:table-cell office:value-type="float" office:value="0.10086566085978">
            <text:p>0.1008656609</text:p>
          </table:table-cell>
          <table:table-cell table:formula="of:=CONCATENATE([.A142]; &quot;,&quot;)" office:value-type="string" office:string-value="0.10086566085978,">
            <text:p>0.10086566085978,</text:p>
          </table:table-cell>
          <table:table-cell office:value-type="string">
            <text:p>4.1695590871201e-11</text:p>
          </table:table-cell>
          <table:table-cell table:formula="of:=CONCATENATE([.C142]; &quot;,&quot;)" office:value-type="string" office:string-value="4.1695590871201e-11,">
            <text:p>4.1695590871201e-11,</text:p>
          </table:table-cell>
        </table:table-row>
        <table:table-row table:style-name="ro1">
          <table:table-cell office:value-type="float" office:value="0.10543620500558">
            <text:p>0.105436205</text:p>
          </table:table-cell>
          <table:table-cell table:formula="of:=CONCATENATE([.A143]; &quot;,&quot;)" office:value-type="string" office:string-value="0.10543620500558,">
            <text:p>0.10543620500558,</text:p>
          </table:table-cell>
          <table:table-cell office:value-type="string">
            <text:p>6.2310439502467e-11</text:p>
          </table:table-cell>
          <table:table-cell table:formula="of:=CONCATENATE([.C143]; &quot;,&quot;)" office:value-type="string" office:string-value="6.2310439502467e-11,">
            <text:p>6.2310439502467e-11,</text:p>
          </table:table-cell>
        </table:table-row>
        <table:table-row table:style-name="ro1">
          <table:table-cell office:value-type="float" office:value="0.16631981561145">
            <text:p>0.1663198156</text:p>
          </table:table-cell>
          <table:table-cell table:formula="of:=CONCATENATE([.A144]; &quot;,&quot;)" office:value-type="string" office:string-value="0.16631981561145,">
            <text:p>0.16631981561145,</text:p>
          </table:table-cell>
          <table:table-cell office:value-type="string">
            <text:p>3.4774701083288e-09</text:p>
          </table:table-cell>
          <table:table-cell table:formula="of:=CONCATENATE([.C144]; &quot;,&quot;)" office:value-type="string" office:string-value="3.4774701083288e-09,">
            <text:p>3.4774701083288e-09,</text:p>
          </table:table-cell>
        </table:table-row>
        <table:table-row table:style-name="ro1">
          <table:table-cell office:value-type="float" office:value="0.17574984125803">
            <text:p>0.1757498413</text:p>
          </table:table-cell>
          <table:table-cell table:formula="of:=CONCATENATE([.A145]; &quot;,&quot;)" office:value-type="string" office:string-value="0.17574984125803,">
            <text:p>0.17574984125803,</text:p>
          </table:table-cell>
          <table:table-cell office:value-type="string">
            <text:p>5.5692937661757e-09</text:p>
          </table:table-cell>
          <table:table-cell table:formula="of:=CONCATENATE([.C145]; &quot;,&quot;)" office:value-type="string" office:string-value="5.5692937661757e-09,">
            <text:p>5.5692937661757e-09,</text:p>
          </table:table-cell>
        </table:table-row>
        <table:table-row table:style-name="ro1">
          <table:table-cell office:value-type="float" office:value="0.58785429645533">
            <text:p>0.5878542965</text:p>
          </table:table-cell>
          <table:table-cell table:formula="of:=CONCATENATE([.A146]; &quot;,&quot;)" office:value-type="string" office:string-value="0.58785429645533,">
            <text:p>0.58785429645533,</text:p>
          </table:table-cell>
          <table:table-cell office:value-type="string">
            <text:p>4.8371603214248e-05</text:p>
          </table:table-cell>
          <table:table-cell table:formula="of:=CONCATENATE([.C146]; &quot;,&quot;)" office:value-type="string" office:string-value="4.8371603214248e-05,">
            <text:p>4.8371603214248e-05,</text:p>
          </table:table-cell>
        </table:table-row>
        <table:table-row table:style-name="ro1">
          <table:table-cell office:value-type="float" office:value="0.35277301968254">
            <text:p>0.3527730197</text:p>
          </table:table-cell>
          <table:table-cell table:formula="of:=CONCATENATE([.A147]; &quot;,&quot;)" office:value-type="string" office:string-value="0.35277301968254,">
            <text:p>0.35277301968254,</text:p>
          </table:table-cell>
          <table:table-cell office:value-type="string">
            <text:p>1.4544684225088e-06</text:p>
          </table:table-cell>
          <table:table-cell table:formula="of:=CONCATENATE([.C147]; &quot;,&quot;)" office:value-type="string" office:string-value="1.4544684225088e-06,">
            <text:p>1.4544684225088e-06,</text:p>
          </table:table-cell>
        </table:table-row>
        <table:table-row table:style-name="ro1">
          <table:table-cell office:value-type="float" office:value="0.27732529558829">
            <text:p>0.2773252956</text:p>
          </table:table-cell>
          <table:table-cell table:formula="of:=CONCATENATE([.A148]; &quot;,&quot;)" office:value-type="string" office:string-value="0.27732529558829,">
            <text:p>0.27732529558829,</text:p>
          </table:table-cell>
          <table:table-cell office:value-type="string">
            <text:p>2.3274465554722e-07</text:p>
          </table:table-cell>
          <table:table-cell table:formula="of:=CONCATENATE([.C148]; &quot;,&quot;)" office:value-type="string" office:string-value="2.3274465554722e-07,">
            <text:p>2.3274465554722e-07,</text:p>
          </table:table-cell>
        </table:table-row>
        <table:table-row table:style-name="ro1">
          <table:table-cell office:value-type="float" office:value="0.13006632248469">
            <text:p>0.1300663225</text:p>
          </table:table-cell>
          <table:table-cell table:formula="of:=CONCATENATE([.A149]; &quot;,&quot;)" office:value-type="string" office:string-value="0.13006632248469,">
            <text:p>0.13006632248469,</text:p>
          </table:table-cell>
          <table:table-cell office:value-type="string">
            <text:p>4.0795220570073e-10</text:p>
          </table:table-cell>
          <table:table-cell table:formula="of:=CONCATENATE([.C149]; &quot;,&quot;)" office:value-type="string" office:string-value="4.0795220570073e-10,">
            <text:p>4.0795220570073e-10,</text:p>
          </table:table-cell>
        </table:table-row>
        <table:table-row table:style-name="ro1">
          <table:table-cell office:value-type="float" office:value="0.26369259821246">
            <text:p>0.2636925982</text:p>
          </table:table-cell>
          <table:table-cell table:formula="of:=CONCATENATE([.A150]; &quot;,&quot;)" office:value-type="string" office:string-value="0.26369259821246,">
            <text:p>0.26369259821246,</text:p>
          </table:table-cell>
          <table:table-cell office:value-type="string">
            <text:p>1.5651824767828e-07</text:p>
          </table:table-cell>
          <table:table-cell table:formula="of:=CONCATENATE([.C150]; &quot;,&quot;)" office:value-type="string" office:string-value="1.5651824767828e-07,">
            <text:p>1.5651824767828e-07,</text:p>
          </table:table-cell>
        </table:table-row>
        <table:table-row table:style-name="ro1">
          <table:table-cell office:value-type="float" office:value="0.11543017173822">
            <text:p>0.1154301717</text:p>
          </table:table-cell>
          <table:table-cell table:formula="of:=CONCATENATE([.A151]; &quot;,&quot;)" office:value-type="string" office:string-value="0.11543017173822,">
            <text:p>0.11543017173822,</text:p>
          </table:table-cell>
          <table:table-cell office:value-type="string">
            <text:p>1.4085411549795e-10</text:p>
          </table:table-cell>
          <table:table-cell table:formula="of:=CONCATENATE([.C151]; &quot;,&quot;)" office:value-type="string" office:string-value="1.4085411549795e-10,">
            <text:p>1.4085411549795e-10,</text:p>
          </table:table-cell>
        </table:table-row>
        <table:table-row table:style-name="ro1">
          <table:table-cell office:value-type="float" office:value="0.04846847395081">
            <text:p>0.048468474</text:p>
          </table:table-cell>
          <table:table-cell table:formula="of:=CONCATENATE([.A152]; &quot;,&quot;)" office:value-type="string" office:string-value="0.04846847395081,">
            <text:p>0.04846847395081,</text:p>
          </table:table-cell>
          <table:table-cell office:value-type="string">
            <text:p>4.4569698539789e-14</text:p>
          </table:table-cell>
          <table:table-cell table:formula="of:=CONCATENATE([.C152]; &quot;,&quot;)" office:value-type="string" office:string-value="4.4569698539789e-14,">
            <text:p>4.4569698539789e-14,</text:p>
          </table:table-cell>
        </table:table-row>
        <table:table-row table:style-name="ro1">
          <table:table-cell office:value-type="float" office:value="0.039137823493823">
            <text:p>0.0391378235</text:p>
          </table:table-cell>
          <table:table-cell table:formula="of:=CONCATENATE([.A153]; &quot;,&quot;)" office:value-type="string" office:string-value="0.039137823493823,">
            <text:p>0.039137823493823,</text:p>
          </table:table-cell>
          <table:table-cell office:value-type="string">
            <text:p>5.7442743438063e-15</text:p>
          </table:table-cell>
          <table:table-cell table:formula="of:=CONCATENATE([.C153]; &quot;,&quot;)" office:value-type="string" office:string-value="5.7442743438063e-15,">
            <text:p>5.7442743438063e-15,</text:p>
          </table:table-cell>
        </table:table-row>
        <table:table-row table:style-name="ro1">
          <table:table-cell office:value-type="float" office:value="0.2322231207497">
            <text:p>0.2322231207</text:p>
          </table:table-cell>
          <table:table-cell table:formula="of:=CONCATENATE([.A154]; &quot;,&quot;)" office:value-type="string" office:string-value="0.2322231207497,">
            <text:p>0.2322231207497,</text:p>
          </table:table-cell>
          <table:table-cell office:value-type="string">
            <text:p>5.6514649270107e-08</text:p>
          </table:table-cell>
          <table:table-cell table:formula="of:=CONCATENATE([.C154]; &quot;,&quot;)" office:value-type="string" office:string-value="5.6514649270107e-08,">
            <text:p>5.6514649270107e-08,</text:p>
          </table:table-cell>
        </table:table-row>
        <table:table-row table:style-name="ro1">
          <table:table-cell office:value-type="float" office:value="1.1989057978661">
            <text:p>1.1989057979</text:p>
          </table:table-cell>
          <table:table-cell table:formula="of:=CONCATENATE([.A155]; &quot;,&quot;)" office:value-type="string" office:string-value="1.1989057978661,">
            <text:p>1.1989057978661,</text:p>
          </table:table-cell>
          <table:table-cell office:value-type="float" office:value="0.0023215837781121">
            <text:p>0.0023215838</text:p>
          </table:table-cell>
          <table:table-cell table:formula="of:=CONCATENATE([.C155]; &quot;,&quot;)" office:value-type="string" office:string-value="0.0023215837781121,">
            <text:p>0.0023215837781121,</text:p>
          </table:table-cell>
        </table:table-row>
        <table:table-row table:style-name="ro1">
          <table:table-cell office:value-type="float" office:value="1.3252776242335">
            <text:p>1.3252776242</text:p>
          </table:table-cell>
          <table:table-cell table:formula="of:=CONCATENATE([.A156]; &quot;,&quot;)" office:value-type="string" office:string-value="1.3252776242335,">
            <text:p>1.3252776242335,</text:p>
          </table:table-cell>
          <table:table-cell office:value-type="float" office:value="0.0036167669870459">
            <text:p>0.003616767</text:p>
          </table:table-cell>
          <table:table-cell table:formula="of:=CONCATENATE([.C156]; &quot;,&quot;)" office:value-type="string" office:string-value="0.0036167669870459,">
            <text:p>0.0036167669870459,</text:p>
          </table:table-cell>
        </table:table-row>
        <table:table-row table:style-name="ro1">
          <table:table-cell office:value-type="float" office:value="0.92040967762405">
            <text:p>0.9204096776</text:p>
          </table:table-cell>
          <table:table-cell table:formula="of:=CONCATENATE([.A157]; &quot;,&quot;)" office:value-type="string" office:string-value="0.92040967762405,">
            <text:p>0.92040967762405,</text:p>
          </table:table-cell>
          <table:table-cell office:value-type="float" office:value="0.00063954764684039">
            <text:p>0.0006395476</text:p>
          </table:table-cell>
          <table:table-cell table:formula="of:=CONCATENATE([.C157]; &quot;,&quot;)" office:value-type="string" office:string-value="0.00063954764684039,">
            <text:p>0.00063954764684039,</text:p>
          </table:table-cell>
        </table:table-row>
        <table:table-row table:style-name="ro1">
          <table:table-cell office:value-type="float" office:value="0.5164645688952">
            <text:p>0.5164645689</text:p>
          </table:table-cell>
          <table:table-cell table:formula="of:=CONCATENATE([.A158]; &quot;,&quot;)" office:value-type="string" office:string-value="0.5164645688952,">
            <text:p>0.5164645688952,</text:p>
          </table:table-cell>
          <table:table-cell office:value-type="string">
            <text:p>2.0993393735859e-05</text:p>
          </table:table-cell>
          <table:table-cell table:formula="of:=CONCATENATE([.C158]; &quot;,&quot;)" office:value-type="string" office:string-value="2.0993393735859e-05,">
            <text:p>2.0993393735859e-05,</text:p>
          </table:table-cell>
        </table:table-row>
        <table:table-row table:style-name="ro1">
          <table:table-cell office:value-type="float" office:value="0.2514530443836">
            <text:p>0.2514530444</text:p>
          </table:table-cell>
          <table:table-cell table:formula="of:=CONCATENATE([.A159]; &quot;,&quot;)" office:value-type="string" office:string-value="0.2514530443836,">
            <text:p>0.2514530443836,</text:p>
          </table:table-cell>
          <table:table-cell office:value-type="string">
            <text:p>1.0725644277856e-07</text:p>
          </table:table-cell>
          <table:table-cell table:formula="of:=CONCATENATE([.C159]; &quot;,&quot;)" office:value-type="string" office:string-value="1.0725644277856e-07,">
            <text:p>1.0725644277856e-07,</text:p>
          </table:table-cell>
        </table:table-row>
        <table:table-row table:style-name="ro1">
          <table:table-cell office:value-type="float" office:value="0.3531320870267">
            <text:p>0.353132087</text:p>
          </table:table-cell>
          <table:table-cell table:formula="of:=CONCATENATE([.A160]; &quot;,&quot;)" office:value-type="string" office:string-value="0.3531320870267,">
            <text:p>0.3531320870267,</text:p>
          </table:table-cell>
          <table:table-cell office:value-type="string">
            <text:p>1.4654462190765e-06</text:p>
          </table:table-cell>
          <table:table-cell table:formula="of:=CONCATENATE([.C160]; &quot;,&quot;)" office:value-type="string" office:string-value="1.4654462190765e-06,">
            <text:p>1.4654462190765e-06,</text:p>
          </table:table-cell>
        </table:table-row>
        <table:table-row table:style-name="ro1">
          <table:table-cell office:value-type="float" office:value="0.81776691879746">
            <text:p>0.8177669188</text:p>
          </table:table-cell>
          <table:table-cell table:formula="of:=CONCATENATE([.A161]; &quot;,&quot;)" office:value-type="string" office:string-value="0.81776691879746,">
            <text:p>0.81776691879746,</text:p>
          </table:table-cell>
          <table:table-cell office:value-type="float" office:value="0.00033955757632302">
            <text:p>0.0003395576</text:p>
          </table:table-cell>
          <table:table-cell table:formula="of:=CONCATENATE([.C161]; &quot;,&quot;)" office:value-type="string" office:string-value="0.00033955757632302,">
            <text:p>0.00033955757632302,</text:p>
          </table:table-cell>
        </table:table-row>
        <table:table-row table:style-name="ro1">
          <table:table-cell office:value-type="float" office:value="0.74790520993065">
            <text:p>0.7479052099</text:p>
          </table:table-cell>
          <table:table-cell table:formula="of:=CONCATENATE([.A162]; &quot;,&quot;)" office:value-type="string" office:string-value="0.74790520993065,">
            <text:p>0.74790520993065,</text:p>
          </table:table-cell>
          <table:table-cell office:value-type="float" office:value="0.00020572487961633">
            <text:p>0.0002057249</text:p>
          </table:table-cell>
          <table:table-cell table:formula="of:=CONCATENATE([.C162]; &quot;,&quot;)" office:value-type="string" office:string-value="0.00020572487961633,">
            <text:p>0.00020572487961633,</text:p>
          </table:table-cell>
        </table:table-row>
        <table:table-row table:style-name="ro1">
          <table:table-cell office:value-type="float" office:value="0.5597541579869">
            <text:p>0.559754158</text:p>
          </table:table-cell>
          <table:table-cell table:formula="of:=CONCATENATE([.A163]; &quot;,&quot;)" office:value-type="string" office:string-value="0.5597541579869,">
            <text:p>0.5597541579869,</text:p>
          </table:table-cell>
          <table:table-cell office:value-type="string">
            <text:p>3.5433313165309e-05</text:p>
          </table:table-cell>
          <table:table-cell table:formula="of:=CONCATENATE([.C163]; &quot;,&quot;)" office:value-type="string" office:string-value="3.5433313165309e-05,">
            <text:p>3.5433313165309e-05,</text:p>
          </table:table-cell>
        </table:table-row>
        <table:table-row table:style-name="ro1">
          <table:table-cell office:value-type="float" office:value="0.36063041479117">
            <text:p>0.3606304148</text:p>
          </table:table-cell>
          <table:table-cell table:formula="of:=CONCATENATE([.A164]; &quot;,&quot;)" office:value-type="string" office:string-value="0.36063041479117,">
            <text:p>0.36063041479117,</text:p>
          </table:table-cell>
          <table:table-cell office:value-type="string">
            <text:p>1.7108887348548e-06</text:p>
          </table:table-cell>
          <table:table-cell table:formula="of:=CONCATENATE([.C164]; &quot;,&quot;)" office:value-type="string" office:string-value="1.7108887348548e-06,">
            <text:p>1.7108887348548e-06,</text:p>
          </table:table-cell>
        </table:table-row>
        <table:table-row table:style-name="ro1">
          <table:table-cell office:value-type="float" office:value="0.27124205056761">
            <text:p>0.2712420506</text:p>
          </table:table-cell>
          <table:table-cell table:formula="of:=CONCATENATE([.A165]; &quot;,&quot;)" office:value-type="string" office:string-value="0.27124205056761,">
            <text:p>0.27124205056761,</text:p>
          </table:table-cell>
          <table:table-cell office:value-type="string">
            <text:p>1.9556344889375e-07</text:p>
          </table:table-cell>
          <table:table-cell table:formula="of:=CONCATENATE([.C165]; &quot;,&quot;)" office:value-type="string" office:string-value="1.9556344889375e-07,">
            <text:p>1.9556344889375e-07,</text:p>
          </table:table-cell>
        </table:table-row>
        <table:table-row table:style-name="ro1">
          <table:table-cell office:value-type="float" office:value="0.33991321439428">
            <text:p>0.3399132144</text:p>
          </table:table-cell>
          <table:table-cell table:formula="of:=CONCATENATE([.A166]; &quot;,&quot;)" office:value-type="string" office:string-value="0.33991321439428,">
            <text:p>0.33991321439428,</text:p>
          </table:table-cell>
          <table:table-cell office:value-type="string">
            <text:p>1.1038594563567e-06</text:p>
          </table:table-cell>
          <table:table-cell table:formula="of:=CONCATENATE([.C166]; &quot;,&quot;)" office:value-type="string" office:string-value="1.1038594563567e-06,">
            <text:p>1.1038594563567e-06,</text:p>
          </table:table-cell>
        </table:table-row>
        <table:table-row table:style-name="ro1">
          <table:table-cell office:value-type="float" office:value="0.15495544734454">
            <text:p>0.1549554473</text:p>
          </table:table-cell>
          <table:table-cell table:formula="of:=CONCATENATE([.A167]; &quot;,&quot;)" office:value-type="string" office:string-value="0.15495544734454,">
            <text:p>0.15495544734454,</text:p>
          </table:table-cell>
          <table:table-cell office:value-type="string">
            <text:p>1.8898013982333e-09</text:p>
          </table:table-cell>
          <table:table-cell table:formula="of:=CONCATENATE([.C167]; &quot;,&quot;)" office:value-type="string" office:string-value="1.8898013982333e-09,">
            <text:p>1.8898013982333e-09,</text:p>
          </table:table-cell>
        </table:table-row>
        <table:table-row table:style-name="ro1">
          <table:table-cell office:value-type="float" office:value="0.22051965925747">
            <text:p>0.2205196593</text:p>
          </table:table-cell>
          <table:table-cell table:formula="of:=CONCATENATE([.A168]; &quot;,&quot;)" office:value-type="string" office:string-value="0.22051965925747,">
            <text:p>0.22051965925747,</text:p>
          </table:table-cell>
          <table:table-cell office:value-type="string">
            <text:p>3.7070234755387e-08</text:p>
          </table:table-cell>
          <table:table-cell table:formula="of:=CONCATENATE([.C168]; &quot;,&quot;)" office:value-type="string" office:string-value="3.7070234755387e-08,">
            <text:p>3.7070234755387e-08,</text:p>
          </table:table-cell>
        </table:table-row>
        <table:table-row table:style-name="ro1">
          <table:table-cell office:value-type="float" office:value="0.28202748192957">
            <text:p>0.2820274819</text:p>
          </table:table-cell>
          <table:table-cell table:formula="of:=CONCATENATE([.A169]; &quot;,&quot;)" office:value-type="string" office:string-value="0.28202748192957,">
            <text:p>0.28202748192957,</text:p>
          </table:table-cell>
          <table:table-cell office:value-type="string">
            <text:p>2.6542446392715e-07</text:p>
          </table:table-cell>
          <table:table-cell table:formula="of:=CONCATENATE([.C169]; &quot;,&quot;)" office:value-type="string" office:string-value="2.6542446392715e-07,">
            <text:p>2.6542446392715e-07,</text:p>
          </table:table-cell>
        </table:table-row>
        <table:table-row table:style-name="ro1">
          <table:table-cell office:value-type="float" office:value="0.28014943456784">
            <text:p>0.2801494346</text:p>
          </table:table-cell>
          <table:table-cell table:formula="of:=CONCATENATE([.A170]; &quot;,&quot;)" office:value-type="string" office:string-value="0.28014943456784,">
            <text:p>0.28014943456784,</text:p>
          </table:table-cell>
          <table:table-cell office:value-type="string">
            <text:p>2.5193633968261e-07</text:p>
          </table:table-cell>
          <table:table-cell table:formula="of:=CONCATENATE([.C170]; &quot;,&quot;)" office:value-type="string" office:string-value="2.5193633968261e-07,">
            <text:p>2.5193633968261e-07,</text:p>
          </table:table-cell>
        </table:table-row>
        <table:table-row table:style-name="ro1">
          <table:table-cell office:value-type="float" office:value="0.16149569524075">
            <text:p>0.1614956952</text:p>
          </table:table-cell>
          <table:table-cell table:formula="of:=CONCATENATE([.A171]; &quot;,&quot;)" office:value-type="string" office:string-value="0.16149569524075,">
            <text:p>0.16149569524075,</text:p>
          </table:table-cell>
          <table:table-cell office:value-type="string">
            <text:p>2.7004333266733e-09</text:p>
          </table:table-cell>
          <table:table-cell table:formula="of:=CONCATENATE([.C171]; &quot;,&quot;)" office:value-type="string" office:string-value="2.7004333266733e-09,">
            <text:p>2.7004333266733e-09,</text:p>
          </table:table-cell>
        </table:table-row>
        <table:table-row table:style-name="ro1">
          <table:table-cell office:value-type="float" office:value="0.18180110109688">
            <text:p>0.1818011011</text:p>
          </table:table-cell>
          <table:table-cell table:formula="of:=CONCATENATE([.A172]; &quot;,&quot;)" office:value-type="string" office:string-value="0.18180110109688,">
            <text:p>0.18180110109688,</text:p>
          </table:table-cell>
          <table:table-cell office:value-type="string">
            <text:p>7.4220040948309e-09</text:p>
          </table:table-cell>
          <table:table-cell table:formula="of:=CONCATENATE([.C172]; &quot;,&quot;)" office:value-type="string" office:string-value="7.4220040948309e-09,">
            <text:p>7.4220040948309e-09,</text:p>
          </table:table-cell>
        </table:table-row>
        <table:table-row table:style-name="ro1">
          <table:table-cell office:value-type="float" office:value="0.1516921654859">
            <text:p>0.1516921655</text:p>
          </table:table-cell>
          <table:table-cell table:formula="of:=CONCATENATE([.A173]; &quot;,&quot;)" office:value-type="string" office:string-value="0.1516921654859,">
            <text:p>0.1516921654859,</text:p>
          </table:table-cell>
          <table:table-cell office:value-type="string">
            <text:p>1.5713299433073e-09</text:p>
          </table:table-cell>
          <table:table-cell table:formula="of:=CONCATENATE([.C173]; &quot;,&quot;)" office:value-type="string" office:string-value="1.5713299433073e-09,">
            <text:p>1.5713299433073e-09,</text:p>
          </table:table-cell>
        </table:table-row>
        <table:table-row table:style-name="ro1">
          <table:table-cell office:value-type="float" office:value="0.2416776626199">
            <text:p>0.2416776626</text:p>
          </table:table-cell>
          <table:table-cell table:formula="of:=CONCATENATE([.A174]; &quot;,&quot;)" office:value-type="string" office:string-value="0.2416776626199,">
            <text:p>0.2416776626199,</text:p>
          </table:table-cell>
          <table:table-cell office:value-type="string">
            <text:p>7.8032664474852e-08</text:p>
          </table:table-cell>
          <table:table-cell table:formula="of:=CONCATENATE([.C174]; &quot;,&quot;)" office:value-type="string" office:string-value="7.8032664474852e-08,">
            <text:p>7.8032664474852e-08,</text:p>
          </table:table-cell>
        </table:table-row>
        <table:table-row table:style-name="ro1">
          <table:table-cell office:value-type="float" office:value="0.16205278338769">
            <text:p>0.1620527834</text:p>
          </table:table-cell>
          <table:table-cell table:formula="of:=CONCATENATE([.A175]; &quot;,&quot;)" office:value-type="string" office:string-value="0.16205278338769,">
            <text:p>0.16205278338769,</text:p>
          </table:table-cell>
          <table:table-cell office:value-type="string">
            <text:p>2.7816750509561e-09</text:p>
          </table:table-cell>
          <table:table-cell table:formula="of:=CONCATENATE([.C175]; &quot;,&quot;)" office:value-type="string" office:string-value="2.7816750509561e-09,">
            <text:p>2.7816750509561e-09,</text:p>
          </table:table-cell>
        </table:table-row>
        <table:table-row table:style-name="ro1">
          <table:table-cell office:value-type="float" office:value="0.19526816132171">
            <text:p>0.1952681613</text:p>
          </table:table-cell>
          <table:table-cell table:formula="of:=CONCATENATE([.A176]; &quot;,&quot;)" office:value-type="string" office:string-value="0.19526816132171,">
            <text:p>0.19526816132171,</text:p>
          </table:table-cell>
          <table:table-cell office:value-type="string">
            <text:p>1.3541315488677e-08</text:p>
          </table:table-cell>
          <table:table-cell table:formula="of:=CONCATENATE([.C176]; &quot;,&quot;)" office:value-type="string" office:string-value="1.3541315488677e-08,">
            <text:p>1.3541315488677e-08,</text:p>
          </table:table-cell>
        </table:table-row>
        <table:table-row table:style-name="ro1">
          <table:table-cell office:value-type="float" office:value="0.16163108949292">
            <text:p>0.1616310895</text:p>
          </table:table-cell>
          <table:table-cell table:formula="of:=CONCATENATE([.A177]; &quot;,&quot;)" office:value-type="string" office:string-value="0.16163108949292,">
            <text:p>0.16163108949292,</text:p>
          </table:table-cell>
          <table:table-cell office:value-type="string">
            <text:p>2.7199864174455e-09</text:p>
          </table:table-cell>
          <table:table-cell table:formula="of:=CONCATENATE([.C177]; &quot;,&quot;)" office:value-type="string" office:string-value="2.7199864174455e-09,">
            <text:p>2.7199864174455e-09,</text:p>
          </table:table-cell>
        </table:table-row>
        <table:table-row table:style-name="ro1">
          <table:table-cell office:value-type="float" office:value="0.19928220533635">
            <text:p>0.1992822053</text:p>
          </table:table-cell>
          <table:table-cell table:formula="of:=CONCATENATE([.A178]; &quot;,&quot;)" office:value-type="string" office:string-value="0.19928220533635,">
            <text:p>0.19928220533635,</text:p>
          </table:table-cell>
          <table:table-cell office:value-type="string">
            <text:p>1.6049862221767e-08</text:p>
          </table:table-cell>
          <table:table-cell table:formula="of:=CONCATENATE([.C178]; &quot;,&quot;)" office:value-type="string" office:string-value="1.6049862221767e-08,">
            <text:p>1.6049862221767e-08,</text:p>
          </table:table-cell>
        </table:table-row>
        <table:table-row table:style-name="ro1">
          <table:table-cell office:value-type="float" office:value="0.33360585854604">
            <text:p>0.3336058585</text:p>
          </table:table-cell>
          <table:table-cell table:formula="of:=CONCATENATE([.A179]; &quot;,&quot;)" office:value-type="string" office:string-value="0.33360585854604,">
            <text:p>0.33360585854604,</text:p>
          </table:table-cell>
          <table:table-cell office:value-type="string">
            <text:p>9.5953703368459e-07</text:p>
          </table:table-cell>
          <table:table-cell table:formula="of:=CONCATENATE([.C179]; &quot;,&quot;)" office:value-type="string" office:string-value="9.5953703368459e-07,">
            <text:p>9.5953703368459e-07,</text:p>
          </table:table-cell>
        </table:table-row>
        <table:table-row table:style-name="ro1">
          <table:table-cell office:value-type="float" office:value="0.26042227237826">
            <text:p>0.2604222724</text:p>
          </table:table-cell>
          <table:table-cell table:formula="of:=CONCATENATE([.A180]; &quot;,&quot;)" office:value-type="string" office:string-value="0.26042227237826,">
            <text:p>0.26042227237826,</text:p>
          </table:table-cell>
          <table:table-cell office:value-type="string">
            <text:p>1.4178182206536e-07</text:p>
          </table:table-cell>
          <table:table-cell table:formula="of:=CONCATENATE([.C180]; &quot;,&quot;)" office:value-type="string" office:string-value="1.4178182206536e-07,">
            <text:p>1.4178182206536e-07,</text:p>
          </table:table-cell>
        </table:table-row>
        <table:table-row table:style-name="ro1">
          <table:table-cell office:value-type="float" office:value="0.33266557802906">
            <text:p>0.332665578</text:p>
          </table:table-cell>
          <table:table-cell table:formula="of:=CONCATENATE([.A181]; &quot;,&quot;)" office:value-type="string" office:string-value="0.33266557802906,">
            <text:p>0.33266557802906,</text:p>
          </table:table-cell>
          <table:table-cell office:value-type="string">
            <text:p>9.3943524704658e-07</text:p>
          </table:table-cell>
          <table:table-cell table:formula="of:=CONCATENATE([.C181]; &quot;,&quot;)" office:value-type="string" office:string-value="9.3943524704658e-07,">
            <text:p>9.3943524704658e-07,</text:p>
          </table:table-cell>
        </table:table-row>
        <table:table-row table:style-name="ro1">
          <table:table-cell office:value-type="float" office:value="0.35715075768947">
            <text:p>0.3571507577</text:p>
          </table:table-cell>
          <table:table-cell table:formula="of:=CONCATENATE([.A182]; &quot;,&quot;)" office:value-type="string" office:string-value="0.35715075768947,">
            <text:p>0.35715075768947,</text:p>
          </table:table-cell>
          <table:table-cell office:value-type="string">
            <text:p>1.5930698676237e-06</text:p>
          </table:table-cell>
          <table:table-cell table:formula="of:=CONCATENATE([.C182]; &quot;,&quot;)" office:value-type="string" office:string-value="1.5930698676237e-06,">
            <text:p>1.5930698676237e-06,</text:p>
          </table:table-cell>
        </table:table-row>
        <table:table-row table:style-name="ro1">
          <table:table-cell office:value-type="float" office:value="0.28151988198864">
            <text:p>0.281519882</text:p>
          </table:table-cell>
          <table:table-cell table:formula="of:=CONCATENATE([.A183]; &quot;,&quot;)" office:value-type="string" office:string-value="0.28151988198864,">
            <text:p>0.28151988198864,</text:p>
          </table:table-cell>
          <table:table-cell office:value-type="string">
            <text:p>2.6172019421729e-07</text:p>
          </table:table-cell>
          <table:table-cell table:formula="of:=CONCATENATE([.C183]; &quot;,&quot;)" office:value-type="string" office:string-value="2.6172019421729e-07,">
            <text:p>2.6172019421729e-07,</text:p>
          </table:table-cell>
        </table:table-row>
        <table:table-row table:style-name="ro1">
          <table:table-cell office:value-type="float" office:value="0.12528644180392">
            <text:p>0.1252864418</text:p>
          </table:table-cell>
          <table:table-cell table:formula="of:=CONCATENATE([.A184]; &quot;,&quot;)" office:value-type="string" office:string-value="0.12528644180392,">
            <text:p>0.12528644180392,</text:p>
          </table:table-cell>
          <table:table-cell office:value-type="string">
            <text:p>2.9269135151432e-10</text:p>
          </table:table-cell>
          <table:table-cell table:formula="of:=CONCATENATE([.C184]; &quot;,&quot;)" office:value-type="string" office:string-value="2.9269135151432e-10,">
            <text:p>2.9269135151432e-10,</text:p>
          </table:table-cell>
        </table:table-row>
        <table:table-row table:style-name="ro1">
          <table:table-cell office:value-type="float" office:value="0.054279047619044">
            <text:p>0.0542790476</text:p>
          </table:table-cell>
          <table:table-cell table:formula="of:=CONCATENATE([.A185]; &quot;,&quot;)" office:value-type="string" office:string-value="0.054279047619044,">
            <text:p>0.054279047619044,</text:p>
          </table:table-cell>
          <table:table-cell office:value-type="string">
            <text:p>1.3084780249336e-13</text:p>
          </table:table-cell>
          <table:table-cell table:formula="of:=CONCATENATE([.C185]; &quot;,&quot;)" office:value-type="string" office:string-value="1.3084780249336e-13,">
            <text:p>1.3084780249336e-13,</text:p>
          </table:table-cell>
        </table:table-row>
        <table:table-row table:style-name="ro1">
          <table:table-cell office:value-type="float" office:value="0.29662413716016">
            <text:p>0.2966241372</text:p>
          </table:table-cell>
          <table:table-cell table:formula="of:=CONCATENATE([.A186]; &quot;,&quot;)" office:value-type="string" office:string-value="0.29662413716016,">
            <text:p>0.29662413716016,</text:p>
          </table:table-cell>
          <table:table-cell office:value-type="string">
            <text:p>3.9257610357142e-07</text:p>
          </table:table-cell>
          <table:table-cell table:formula="of:=CONCATENATE([.C186]; &quot;,&quot;)" office:value-type="string" office:string-value="3.9257610357142e-07,">
            <text:p>3.9257610357142e-07,</text:p>
          </table:table-cell>
        </table:table-row>
        <table:table-row table:style-name="ro1">
          <table:table-cell office:value-type="float" office:value="0.20197987155796">
            <text:p>0.2019798716</text:p>
          </table:table-cell>
          <table:table-cell table:formula="of:=CONCATENATE([.A187]; &quot;,&quot;)" office:value-type="string" office:string-value="0.20197987155796,">
            <text:p>0.20197987155796,</text:p>
          </table:table-cell>
          <table:table-cell office:value-type="string">
            <text:p>1.7951839919371e-08</text:p>
          </table:table-cell>
          <table:table-cell table:formula="of:=CONCATENATE([.C187]; &quot;,&quot;)" office:value-type="string" office:string-value="1.7951839919371e-08,">
            <text:p>1.7951839919371e-08,</text:p>
          </table:table-cell>
        </table:table-row>
        <table:table-row table:style-name="ro1">
          <table:table-cell office:value-type="float" office:value="0.22352342245343">
            <text:p>0.2235234225</text:p>
          </table:table-cell>
          <table:table-cell table:formula="of:=CONCATENATE([.A188]; &quot;,&quot;)" office:value-type="string" office:string-value="0.22352342245343,">
            <text:p>0.22352342245343,</text:p>
          </table:table-cell>
          <table:table-cell office:value-type="string">
            <text:p>4.1410217171116e-08</text:p>
          </table:table-cell>
          <table:table-cell table:formula="of:=CONCATENATE([.C188]; &quot;,&quot;)" office:value-type="string" office:string-value="4.1410217171116e-08,">
            <text:p>4.1410217171116e-08,</text:p>
          </table:table-cell>
        </table:table-row>
        <table:table-row table:style-name="ro1">
          <table:table-cell office:value-type="float" office:value="0.28689374624837">
            <text:p>0.2868937462</text:p>
          </table:table-cell>
          <table:table-cell table:formula="of:=CONCATENATE([.A189]; &quot;,&quot;)" office:value-type="string" office:string-value="0.28689374624837,">
            <text:p>0.28689374624837,</text:p>
          </table:table-cell>
          <table:table-cell office:value-type="string">
            <text:p>3.032382009275e-07</text:p>
          </table:table-cell>
          <table:table-cell table:formula="of:=CONCATENATE([.C189]; &quot;,&quot;)" office:value-type="string" office:string-value="3.032382009275e-07,">
            <text:p>3.032382009275e-07,</text:p>
          </table:table-cell>
        </table:table-row>
        <table:table-row table:style-name="ro1">
          <table:table-cell office:value-type="float" office:value="0.2303320454194">
            <text:p>0.2303320454</text:p>
          </table:table-cell>
          <table:table-cell table:formula="of:=CONCATENATE([.A190]; &quot;,&quot;)" office:value-type="string" office:string-value="0.2303320454194,">
            <text:p>0.2303320454194,</text:p>
          </table:table-cell>
          <table:table-cell office:value-type="string">
            <text:p>5.2883511423435e-08</text:p>
          </table:table-cell>
          <table:table-cell table:formula="of:=CONCATENATE([.C190]; &quot;,&quot;)" office:value-type="string" office:string-value="5.2883511423435e-08,">
            <text:p>5.2883511423435e-08,</text:p>
          </table:table-cell>
        </table:table-row>
        <table:table-row table:style-name="ro1">
          <table:table-cell office:value-type="float" office:value="0.20498885081487">
            <text:p>0.2049888508</text:p>
          </table:table-cell>
          <table:table-cell table:formula="of:=CONCATENATE([.A191]; &quot;,&quot;)" office:value-type="string" office:string-value="0.20498885081487,">
            <text:p>0.20498885081487,</text:p>
          </table:table-cell>
          <table:table-cell office:value-type="string">
            <text:p>2.0298882116723e-08</text:p>
          </table:table-cell>
          <table:table-cell table:formula="of:=CONCATENATE([.C191]; &quot;,&quot;)" office:value-type="string" office:string-value="2.0298882116723e-08,">
            <text:p>2.0298882116723e-08,</text:p>
          </table:table-cell>
        </table:table-row>
        <table:table-row table:style-name="ro1">
          <table:table-cell office:value-type="float" office:value="0.12645197747659">
            <text:p>0.1264519775</text:p>
          </table:table-cell>
          <table:table-cell table:formula="of:=CONCATENATE([.A192]; &quot;,&quot;)" office:value-type="string" office:string-value="0.12645197747659,">
            <text:p>0.12645197747659,</text:p>
          </table:table-cell>
          <table:table-cell office:value-type="string">
            <text:p>3.1778210349388e-10</text:p>
          </table:table-cell>
          <table:table-cell table:formula="of:=CONCATENATE([.C192]; &quot;,&quot;)" office:value-type="string" office:string-value="3.1778210349388e-10,">
            <text:p>3.1778210349388e-10,</text:p>
          </table:table-cell>
        </table:table-row>
        <table:table-row table:style-name="ro1">
          <table:table-cell office:value-type="float" office:value="0.3279829945853">
            <text:p>0.3279829946</text:p>
          </table:table-cell>
          <table:table-cell table:formula="of:=CONCATENATE([.A193]; &quot;,&quot;)" office:value-type="string" office:string-value="0.3279829945853,">
            <text:p>0.3279829945853,</text:p>
          </table:table-cell>
          <table:table-cell office:value-type="string">
            <text:p>8.4447759285107e-07</text:p>
          </table:table-cell>
          <table:table-cell table:formula="of:=CONCATENATE([.C193]; &quot;,&quot;)" office:value-type="string" office:string-value="8.4447759285107e-07,">
            <text:p>8.4447759285107e-07,</text:p>
          </table:table-cell>
        </table:table-row>
        <table:table-row table:style-name="ro1">
          <table:table-cell office:value-type="float" office:value="0.28224898667329">
            <text:p>0.2822489867</text:p>
          </table:table-cell>
          <table:table-cell table:formula="of:=CONCATENATE([.A194]; &quot;,&quot;)" office:value-type="string" office:string-value="0.28224898667329,">
            <text:p>0.28224898667329,</text:p>
          </table:table-cell>
          <table:table-cell office:value-type="string">
            <text:p>2.6705472647514e-07</text:p>
          </table:table-cell>
          <table:table-cell table:formula="of:=CONCATENATE([.C194]; &quot;,&quot;)" office:value-type="string" office:string-value="2.6705472647514e-07,">
            <text:p>2.6705472647514e-07,</text:p>
          </table:table-cell>
        </table:table-row>
        <table:table-row table:style-name="ro1">
          <table:table-cell office:value-type="float" office:value="0.23264406252563">
            <text:p>0.2326440625</text:p>
          </table:table-cell>
          <table:table-cell table:formula="of:=CONCATENATE([.A195]; &quot;,&quot;)" office:value-type="string" office:string-value="0.23264406252563,">
            <text:p>0.23264406252563,</text:p>
          </table:table-cell>
          <table:table-cell office:value-type="string">
            <text:p>5.7351244925129e-08</text:p>
          </table:table-cell>
          <table:table-cell table:formula="of:=CONCATENATE([.C195]; &quot;,&quot;)" office:value-type="string" office:string-value="5.7351244925129e-08,">
            <text:p>5.7351244925129e-08,</text:p>
          </table:table-cell>
        </table:table-row>
        <table:table-row table:style-name="ro1">
          <table:table-cell office:value-type="float" office:value="0.23892967074895">
            <text:p>0.2389296707</text:p>
          </table:table-cell>
          <table:table-cell table:formula="of:=CONCATENATE([.A196]; &quot;,&quot;)" office:value-type="string" office:string-value="0.23892967074895,">
            <text:p>0.23892967074895,</text:p>
          </table:table-cell>
          <table:table-cell office:value-type="string">
            <text:p>7.1159732645064e-08</text:p>
          </table:table-cell>
          <table:table-cell table:formula="of:=CONCATENATE([.C196]; &quot;,&quot;)" office:value-type="string" office:string-value="7.1159732645064e-08,">
            <text:p>7.1159732645064e-08,</text:p>
          </table:table-cell>
        </table:table-row>
        <table:table-row table:style-name="ro1">
          <table:table-cell office:value-type="float" office:value="0.24788869052173">
            <text:p>0.2478886905</text:p>
          </table:table-cell>
          <table:table-cell table:formula="of:=CONCATENATE([.A197]; &quot;,&quot;)" office:value-type="string" office:string-value="0.24788869052173,">
            <text:p>0.24788869052173,</text:p>
          </table:table-cell>
          <table:table-cell office:value-type="string">
            <text:p>9.5677241470248e-08</text:p>
          </table:table-cell>
          <table:table-cell table:formula="of:=CONCATENATE([.C197]; &quot;,&quot;)" office:value-type="string" office:string-value="9.5677241470248e-08,">
            <text:p>9.5677241470248e-08,</text:p>
          </table:table-cell>
        </table:table-row>
        <table:table-row table:style-name="ro1">
          <table:table-cell office:value-type="float" office:value="0.19550029482592">
            <text:p>0.1955002948</text:p>
          </table:table-cell>
          <table:table-cell table:formula="of:=CONCATENATE([.A198]; &quot;,&quot;)" office:value-type="string" office:string-value="0.19550029482592,">
            <text:p>0.19550029482592,</text:p>
          </table:table-cell>
          <table:table-cell office:value-type="string">
            <text:p>1.3676573103524e-08</text:p>
          </table:table-cell>
          <table:table-cell table:formula="of:=CONCATENATE([.C198]; &quot;,&quot;)" office:value-type="string" office:string-value="1.3676573103524e-08,">
            <text:p>1.3676573103524e-08,</text:p>
          </table:table-cell>
        </table:table-row>
        <table:table-row table:style-name="ro1">
          <table:table-cell office:value-type="float" office:value="0.21343213897587">
            <text:p>0.213432139</text:p>
          </table:table-cell>
          <table:table-cell table:formula="of:=CONCATENATE([.A199]; &quot;,&quot;)" office:value-type="string" office:string-value="0.21343213897587,">
            <text:p>0.21343213897587,</text:p>
          </table:table-cell>
          <table:table-cell office:value-type="string">
            <text:p>2.8342831396084e-08</text:p>
          </table:table-cell>
          <table:table-cell table:formula="of:=CONCATENATE([.C199]; &quot;,&quot;)" office:value-type="string" office:string-value="2.8342831396084e-08,">
            <text:p>2.8342831396084e-08,</text:p>
          </table:table-cell>
        </table:table-row>
        <table:table-row table:style-name="ro1">
          <table:table-cell office:value-type="float" office:value="0.17372237279511">
            <text:p>0.1737223728</text:p>
          </table:table-cell>
          <table:table-cell table:formula="of:=CONCATENATE([.A200]; &quot;,&quot;)" office:value-type="string" office:string-value="0.17372237279511,">
            <text:p>0.17372237279511,</text:p>
          </table:table-cell>
          <table:table-cell office:value-type="string">
            <text:p>5.0454940270453e-09</text:p>
          </table:table-cell>
          <table:table-cell table:formula="of:=CONCATENATE([.C200]; &quot;,&quot;)" office:value-type="string" office:string-value="5.0454940270453e-09,">
            <text:p>5.0454940270453e-09,</text:p>
          </table:table-cell>
        </table:table-row>
        <table:table-row table:style-name="ro1">
          <table:table-cell office:value-type="float" office:value="0.32673387528016">
            <text:p>0.3267338753</text:p>
          </table:table-cell>
          <table:table-cell table:formula="of:=CONCATENATE([.A201]; &quot;,&quot;)" office:value-type="string" office:string-value="0.32673387528016,">
            <text:p>0.32673387528016,</text:p>
          </table:table-cell>
          <table:table-cell office:value-type="string">
            <text:p>8.2054699174035e-07</text:p>
          </table:table-cell>
          <table:table-cell table:formula="of:=CONCATENATE([.C201]; &quot;,&quot;)" office:value-type="string" office:string-value="8.2054699174035e-07,">
            <text:p>8.2054699174035e-07,</text:p>
          </table:table-cell>
        </table:table-row>
        <table:table-row table:style-name="ro1">
          <table:table-cell office:value-type="float" office:value="0.33488720787071">
            <text:p>0.3348872079</text:p>
          </table:table-cell>
          <table:table-cell table:formula="of:=CONCATENATE([.A202]; &quot;,&quot;)" office:value-type="string" office:string-value="0.33488720787071,">
            <text:p>0.33488720787071,</text:p>
          </table:table-cell>
          <table:table-cell office:value-type="string">
            <text:p>9.8750629480425e-07</text:p>
          </table:table-cell>
          <table:table-cell table:formula="of:=CONCATENATE([.C202]; &quot;,&quot;)" office:value-type="string" office:string-value="9.8750629480425e-07,">
            <text:p>9.8750629480425e-07,</text:p>
          </table:table-cell>
        </table:table-row>
        <table:table-row table:style-name="ro1">
          <table:table-cell office:value-type="float" office:value="0.40008159723994">
            <text:p>0.4000815972</text:p>
          </table:table-cell>
          <table:table-cell table:formula="of:=CONCATENATE([.A203]; &quot;,&quot;)" office:value-type="string" office:string-value="0.40008159723994,">
            <text:p>0.40008159723994,</text:p>
          </table:table-cell>
          <table:table-cell office:value-type="string">
            <text:p>3.63038163198e-06</text:p>
          </table:table-cell>
          <table:table-cell table:formula="of:=CONCATENATE([.C203]; &quot;,&quot;)" office:value-type="string" office:string-value="3.63038163198e-06,">
            <text:p>3.63038163198e-06,</text:p>
          </table:table-cell>
        </table:table-row>
        <table:table-row table:style-name="ro1">
          <table:table-cell office:value-type="float" office:value="0.33552796583638">
            <text:p>0.3355279658</text:p>
          </table:table-cell>
          <table:table-cell table:formula="of:=CONCATENATE([.A204]; &quot;,&quot;)" office:value-type="string" office:string-value="0.33552796583638,">
            <text:p>0.33552796583638,</text:p>
          </table:table-cell>
          <table:table-cell office:value-type="string">
            <text:p>1.0017454390224e-06</text:p>
          </table:table-cell>
          <table:table-cell table:formula="of:=CONCATENATE([.C204]; &quot;,&quot;)" office:value-type="string" office:string-value="1.0017454390224e-06,">
            <text:p>1.0017454390224e-06,</text:p>
          </table:table-cell>
        </table:table-row>
        <table:table-row table:style-name="ro1">
          <table:table-cell office:value-type="float" office:value="0.29761331671503">
            <text:p>0.2976133167</text:p>
          </table:table-cell>
          <table:table-cell table:formula="of:=CONCATENATE([.A205]; &quot;,&quot;)" office:value-type="string" office:string-value="0.29761331671503,">
            <text:p>0.29761331671503,</text:p>
          </table:table-cell>
          <table:table-cell office:value-type="string">
            <text:p>4.0278256200789e-07</text:p>
          </table:table-cell>
          <table:table-cell table:formula="of:=CONCATENATE([.C205]; &quot;,&quot;)" office:value-type="string" office:string-value="4.0278256200789e-07,">
            <text:p>4.0278256200789e-07,</text:p>
          </table:table-cell>
        </table:table-row>
        <table:table-row table:style-name="ro1">
          <table:table-cell office:value-type="float" office:value="0.22430353662532">
            <text:p>0.2243035366</text:p>
          </table:table-cell>
          <table:table-cell table:formula="of:=CONCATENATE([.A206]; &quot;,&quot;)" office:value-type="string" office:string-value="0.22430353662532,">
            <text:p>0.22430353662532,</text:p>
          </table:table-cell>
          <table:table-cell office:value-type="string">
            <text:p>4.2605942002667e-08</text:p>
          </table:table-cell>
          <table:table-cell table:formula="of:=CONCATENATE([.C206]; &quot;,&quot;)" office:value-type="string" office:string-value="4.2605942002667e-08,">
            <text:p>4.2605942002667e-08,</text:p>
          </table:table-cell>
        </table:table-row>
        <table:table-row table:style-name="ro1">
          <table:table-cell office:value-type="float" office:value="0.13335350560718">
            <text:p>0.1333535056</text:p>
          </table:table-cell>
          <table:table-cell table:formula="of:=CONCATENATE([.A207]; &quot;,&quot;)" office:value-type="string" office:string-value="0.13335350560718,">
            <text:p>0.13335350560718,</text:p>
          </table:table-cell>
          <table:table-cell office:value-type="string">
            <text:p>5.0861650180171e-10</text:p>
          </table:table-cell>
          <table:table-cell table:formula="of:=CONCATENATE([.C207]; &quot;,&quot;)" office:value-type="string" office:string-value="5.0861650180171e-10,">
            <text:p>5.0861650180171e-10,</text:p>
          </table:table-cell>
        </table:table-row>
        <table:table-row table:style-name="ro1">
          <table:table-cell office:value-type="float" office:value="0.30105895026649">
            <text:p>0.3010589503</text:p>
          </table:table-cell>
          <table:table-cell table:formula="of:=CONCATENATE([.A208]; &quot;,&quot;)" office:value-type="string" office:string-value="0.30105895026649,">
            <text:p>0.30105895026649,</text:p>
          </table:table-cell>
          <table:table-cell office:value-type="string">
            <text:p>4.4009423894258e-07</text:p>
          </table:table-cell>
          <table:table-cell table:formula="of:=CONCATENATE([.C208]; &quot;,&quot;)" office:value-type="string" office:string-value="4.4009423894258e-07,">
            <text:p>4.4009423894258e-07,</text:p>
          </table:table-cell>
        </table:table-row>
        <table:table-row table:style-name="ro1">
          <table:table-cell office:value-type="float" office:value="0.2230443915388">
            <text:p>0.2230443915</text:p>
          </table:table-cell>
          <table:table-cell table:formula="of:=CONCATENATE([.A209]; &quot;,&quot;)" office:value-type="string" office:string-value="0.2230443915388,">
            <text:p>0.2230443915388,</text:p>
          </table:table-cell>
          <table:table-cell office:value-type="string">
            <text:p>4.0690297875834e-08</text:p>
          </table:table-cell>
          <table:table-cell table:formula="of:=CONCATENATE([.C209]; &quot;,&quot;)" office:value-type="string" office:string-value="4.0690297875834e-08,">
            <text:p>4.0690297875834e-08,</text:p>
          </table:table-cell>
        </table:table-row>
        <table:table-row table:style-name="ro1">
          <table:table-cell office:value-type="float" office:value="0.20426442820526">
            <text:p>0.2042644282</text:p>
          </table:table-cell>
          <table:table-cell table:formula="of:=CONCATENATE([.A210]; &quot;,&quot;)" office:value-type="string" office:string-value="0.20426442820526,">
            <text:p>0.20426442820526,</text:p>
          </table:table-cell>
          <table:table-cell office:value-type="string">
            <text:p>1.9711008436951e-08</text:p>
          </table:table-cell>
          <table:table-cell table:formula="of:=CONCATENATE([.C210]; &quot;,&quot;)" office:value-type="string" office:string-value="1.9711008436951e-08,">
            <text:p>1.9711008436951e-08,</text:p>
          </table:table-cell>
        </table:table-row>
        <table:table-row table:style-name="ro1">
          <table:table-cell office:value-type="float" office:value="0.14960487598127">
            <text:p>0.149604876</text:p>
          </table:table-cell>
          <table:table-cell table:formula="of:=CONCATENATE([.A211]; &quot;,&quot;)" office:value-type="string" office:string-value="0.14960487598127,">
            <text:p>0.14960487598127,</text:p>
          </table:table-cell>
          <table:table-cell office:value-type="string">
            <text:p>1.3930654233207e-09</text:p>
          </table:table-cell>
          <table:table-cell table:formula="of:=CONCATENATE([.C211]; &quot;,&quot;)" office:value-type="string" office:string-value="1.3930654233207e-09,">
            <text:p>1.3930654233207e-09,</text:p>
          </table:table-cell>
        </table:table-row>
        <table:table-row table:style-name="ro1">
          <table:table-cell office:value-type="float" office:value="0.96641257377402">
            <text:p>0.9664125738</text:p>
          </table:table-cell>
          <table:table-cell table:formula="of:=CONCATENATE([.A212]; &quot;,&quot;)" office:value-type="string" office:string-value="0.96641257377402,">
            <text:p>0.96641257377402,</text:p>
          </table:table-cell>
          <table:table-cell office:value-type="float" office:value="0.00082201414859627">
            <text:p>0.0008220141</text:p>
          </table:table-cell>
          <table:table-cell table:formula="of:=CONCATENATE([.C212]; &quot;,&quot;)" office:value-type="string" office:string-value="0.00082201414859627,">
            <text:p>0.00082201414859627,</text:p>
          </table:table-cell>
        </table:table-row>
        <table:table-row table:style-name="ro1">
          <table:table-cell office:value-type="float" office:value="0.68047023402216">
            <text:p>0.680470234</text:p>
          </table:table-cell>
          <table:table-cell table:formula="of:=CONCATENATE([.A213]; &quot;,&quot;)" office:value-type="string" office:string-value="0.68047023402216,">
            <text:p>0.68047023402216,</text:p>
          </table:table-cell>
          <table:table-cell office:value-type="float" office:value="0.0001185176638643">
            <text:p>0.0001185177</text:p>
          </table:table-cell>
          <table:table-cell table:formula="of:=CONCATENATE([.C213]; &quot;,&quot;)" office:value-type="string" office:string-value="0.0001185176638643,">
            <text:p>0.0001185176638643,</text:p>
          </table:table-cell>
        </table:table-row>
        <table:table-row table:style-name="ro1">
          <table:table-cell office:value-type="float" office:value="0.38260525797749">
            <text:p>0.382605258</text:p>
          </table:table-cell>
          <table:table-cell table:formula="of:=CONCATENATE([.A214]; &quot;,&quot;)" office:value-type="string" office:string-value="0.38260525797749,">
            <text:p>0.38260525797749,</text:p>
          </table:table-cell>
          <table:table-cell office:value-type="string">
            <text:p>2.6334634736075e-06</text:p>
          </table:table-cell>
          <table:table-cell table:formula="of:=CONCATENATE([.C214]; &quot;,&quot;)" office:value-type="string" office:string-value="2.6334634736075e-06,">
            <text:p>2.6334634736075e-06,</text:p>
          </table:table-cell>
        </table:table-row>
        <table:table-row table:style-name="ro1">
          <table:table-cell office:value-type="float" office:value="0.32416790603936">
            <text:p>0.324167906</text:p>
          </table:table-cell>
          <table:table-cell table:formula="of:=CONCATENATE([.A215]; &quot;,&quot;)" office:value-type="string" office:string-value="0.32416790603936,">
            <text:p>0.32416790603936,</text:p>
          </table:table-cell>
          <table:table-cell office:value-type="string">
            <text:p>7.7316036159953e-07</text:p>
          </table:table-cell>
          <table:table-cell table:formula="of:=CONCATENATE([.C215]; &quot;,&quot;)" office:value-type="string" office:string-value="7.7316036159953e-07,">
            <text:p>7.7316036159953e-07,</text:p>
          </table:table-cell>
        </table:table-row>
        <table:table-row table:style-name="ro1">
          <table:table-cell office:value-type="float" office:value="0.34830601361435">
            <text:p>0.3483060136</text:p>
          </table:table-cell>
          <table:table-cell table:formula="of:=CONCATENATE([.A216]; &quot;,&quot;)" office:value-type="string" office:string-value="0.34830601361435,">
            <text:p>0.34830601361435,</text:p>
          </table:table-cell>
          <table:table-cell office:value-type="string">
            <text:p>1.3235032504139e-06</text:p>
          </table:table-cell>
          <table:table-cell table:formula="of:=CONCATENATE([.C216]; &quot;,&quot;)" office:value-type="string" office:string-value="1.3235032504139e-06,">
            <text:p>1.3235032504139e-06,</text:p>
          </table:table-cell>
        </table:table-row>
        <table:table-row table:style-name="ro1">
          <table:table-cell office:value-type="float" office:value="0.49216744145574">
            <text:p>0.4921674415</text:p>
          </table:table-cell>
          <table:table-cell table:formula="of:=CONCATENATE([.A217]; &quot;,&quot;)" office:value-type="string" office:string-value="0.49216744145574,">
            <text:p>0.49216744145574,</text:p>
          </table:table-cell>
          <table:table-cell office:value-type="string">
            <text:p>1.5238885521703e-05</text:p>
          </table:table-cell>
          <table:table-cell table:formula="of:=CONCATENATE([.C217]; &quot;,&quot;)" office:value-type="string" office:string-value="1.5238885521703e-05,">
            <text:p>1.5238885521703e-05,</text:p>
          </table:table-cell>
        </table:table-row>
        <table:table-row table:style-name="ro1">
          <table:table-cell office:value-type="float" office:value="0.43761124055802">
            <text:p>0.4376112406</text:p>
          </table:table-cell>
          <table:table-cell table:formula="of:=CONCATENATE([.A218]; &quot;,&quot;)" office:value-type="string" office:string-value="0.43761124055802,">
            <text:p>0.43761124055802,</text:p>
          </table:table-cell>
          <table:table-cell office:value-type="string">
            <text:p>6.8307767268545e-06</text:p>
          </table:table-cell>
          <table:table-cell table:formula="of:=CONCATENATE([.C218]; &quot;,&quot;)" office:value-type="string" office:string-value="6.8307767268545e-06,">
            <text:p>6.8307767268545e-06,</text:p>
          </table:table-cell>
        </table:table-row>
        <table:table-row table:style-name="ro1">
          <table:table-cell office:value-type="float" office:value="0.59430001962121">
            <text:p>0.5943000196</text:p>
          </table:table-cell>
          <table:table-cell table:formula="of:=CONCATENATE([.A219]; &quot;,&quot;)" office:value-type="string" office:string-value="0.59430001962121,">
            <text:p>0.59430001962121,</text:p>
          </table:table-cell>
          <table:table-cell office:value-type="string">
            <text:p>5.1803240987937e-05</text:p>
          </table:table-cell>
          <table:table-cell table:formula="of:=CONCATENATE([.C219]; &quot;,&quot;)" office:value-type="string" office:string-value="5.1803240987937e-05,">
            <text:p>5.1803240987937e-05,</text:p>
          </table:table-cell>
        </table:table-row>
        <table:table-row table:style-name="ro1">
          <table:table-cell office:value-type="float" office:value="0.63701945914551">
            <text:p>0.6370194591</text:p>
          </table:table-cell>
          <table:table-cell table:formula="of:=CONCATENATE([.A220]; &quot;,&quot;)" office:value-type="string" office:string-value="0.63701945914551,">
            <text:p>0.63701945914551,</text:p>
          </table:table-cell>
          <table:table-cell office:value-type="string">
            <text:p>7.9613839940299e-05</text:p>
          </table:table-cell>
          <table:table-cell table:formula="of:=CONCATENATE([.C220]; &quot;,&quot;)" office:value-type="string" office:string-value="7.9613839940299e-05,">
            <text:p>7.9613839940299e-05,</text:p>
          </table:table-cell>
        </table:table-row>
        <table:table-row table:style-name="ro1">
          <table:table-cell office:value-type="float" office:value="0.53935881343001">
            <text:p>0.5393588134</text:p>
          </table:table-cell>
          <table:table-cell table:formula="of:=CONCATENATE([.A221]; &quot;,&quot;)" office:value-type="string" office:string-value="0.53935881343001,">
            <text:p>0.53935881343001,</text:p>
          </table:table-cell>
          <table:table-cell office:value-type="string">
            <text:p>2.788554726079e-05</text:p>
          </table:table-cell>
          <table:table-cell table:formula="of:=CONCATENATE([.C221]; &quot;,&quot;)" office:value-type="string" office:string-value="2.788554726079e-05,">
            <text:p>2.788554726079e-05,</text:p>
          </table:table-cell>
        </table:table-row>
        <table:table-row table:style-name="ro1">
          <table:table-cell office:value-type="float" office:value="0.45588807078215">
            <text:p>0.4558880708</text:p>
          </table:table-cell>
          <table:table-cell table:formula="of:=CONCATENATE([.A222]; &quot;,&quot;)" office:value-type="string" office:string-value="0.45588807078215,">
            <text:p>0.45588807078215,</text:p>
          </table:table-cell>
          <table:table-cell office:value-type="string">
            <text:p>9.0636349691081e-06</text:p>
          </table:table-cell>
          <table:table-cell table:formula="of:=CONCATENATE([.C222]; &quot;,&quot;)" office:value-type="string" office:string-value="9.0636349691081e-06,">
            <text:p>9.0636349691081e-06,</text:p>
          </table:table-cell>
        </table:table-row>
        <table:table-row table:style-name="ro1">
          <table:table-cell office:value-type="float" office:value="0.29045121271569">
            <text:p>0.2904512127</text:p>
          </table:table-cell>
          <table:table-cell table:formula="of:=CONCATENATE([.A223]; &quot;,&quot;)" office:value-type="string" office:string-value="0.29045121271569,">
            <text:p>0.29045121271569,</text:p>
          </table:table-cell>
          <table:table-cell office:value-type="string">
            <text:p>3.3366913868607e-07</text:p>
          </table:table-cell>
          <table:table-cell table:formula="of:=CONCATENATE([.C223]; &quot;,&quot;)" office:value-type="string" office:string-value="3.3366913868607e-07,">
            <text:p>3.3366913868607e-07,</text:p>
          </table:table-cell>
        </table:table-row>
        <table:table-row table:style-name="ro1">
          <table:table-cell office:value-type="float" office:value="0.35522421514715">
            <text:p>0.3552242151</text:p>
          </table:table-cell>
          <table:table-cell table:formula="of:=CONCATENATE([.A224]; &quot;,&quot;)" office:value-type="string" office:string-value="0.35522421514715,">
            <text:p>0.35522421514715,</text:p>
          </table:table-cell>
          <table:table-cell office:value-type="string">
            <text:p>1.5307846668243e-06</text:p>
          </table:table-cell>
          <table:table-cell table:formula="of:=CONCATENATE([.C224]; &quot;,&quot;)" office:value-type="string" office:string-value="1.5307846668243e-06,">
            <text:p>1.5307846668243e-06,</text:p>
          </table:table-cell>
        </table:table-row>
        <table:table-row table:style-name="ro1">
          <table:table-cell office:value-type="float" office:value="0.26012527870771">
            <text:p>0.2601252787</text:p>
          </table:table-cell>
          <table:table-cell table:formula="of:=CONCATENATE([.A225]; &quot;,&quot;)" office:value-type="string" office:string-value="0.26012527870771,">
            <text:p>0.26012527870771,</text:p>
          </table:table-cell>
          <table:table-cell office:value-type="string">
            <text:p>1.4050388968306e-07</text:p>
          </table:table-cell>
          <table:table-cell table:formula="of:=CONCATENATE([.C225]; &quot;,&quot;)" office:value-type="string" office:string-value="1.4050388968306e-07,">
            <text:p>1.4050388968306e-07,</text:p>
          </table:table-cell>
        </table:table-row>
        <table:table-row table:style-name="ro1">
          <table:table-cell office:value-type="float" office:value="0.16097515253419">
            <text:p>0.1609751525</text:p>
          </table:table-cell>
          <table:table-cell table:formula="of:=CONCATENATE([.A226]; &quot;,&quot;)" office:value-type="string" office:string-value="0.16097515253419,">
            <text:p>0.16097515253419,</text:p>
          </table:table-cell>
          <table:table-cell office:value-type="string">
            <text:p>2.62638992181e-09</text:p>
          </table:table-cell>
          <table:table-cell table:formula="of:=CONCATENATE([.C226]; &quot;,&quot;)" office:value-type="string" office:string-value="2.62638992181e-09,">
            <text:p>2.62638992181e-09,</text:p>
          </table:table-cell>
        </table:table-row>
        <table:table-row table:style-name="ro1">
          <table:table-cell office:value-type="float" office:value="0.22101022265007">
            <text:p>0.2210102227</text:p>
          </table:table-cell>
          <table:table-cell table:formula="of:=CONCATENATE([.A227]; &quot;,&quot;)" office:value-type="string" office:string-value="0.22101022265007,">
            <text:p>0.22101022265007,</text:p>
          </table:table-cell>
          <table:table-cell office:value-type="string">
            <text:p>3.7751187812548e-08</text:p>
          </table:table-cell>
          <table:table-cell table:formula="of:=CONCATENATE([.C227]; &quot;,&quot;)" office:value-type="string" office:string-value="3.7751187812548e-08,">
            <text:p>3.7751187812548e-08,</text:p>
          </table:table-cell>
        </table:table-row>
        <table:table-row table:style-name="ro1">
          <table:table-cell office:value-type="float" office:value="0.36100393213324">
            <text:p>0.3610039321</text:p>
          </table:table-cell>
          <table:table-cell table:formula="of:=CONCATENATE([.A228]; &quot;,&quot;)" office:value-type="string" office:string-value="0.36100393213324,">
            <text:p>0.36100393213324,</text:p>
          </table:table-cell>
          <table:table-cell office:value-type="string">
            <text:p>1.7239534075354e-06</text:p>
          </table:table-cell>
          <table:table-cell table:formula="of:=CONCATENATE([.C228]; &quot;,&quot;)" office:value-type="string" office:string-value="1.7239534075354e-06,">
            <text:p>1.7239534075354e-06,</text:p>
          </table:table-cell>
        </table:table-row>
        <table:table-row table:style-name="ro1">
          <table:table-cell office:value-type="float" office:value="0.36513672912833">
            <text:p>0.3651367291</text:p>
          </table:table-cell>
          <table:table-cell table:formula="of:=CONCATENATE([.A229]; &quot;,&quot;)" office:value-type="string" office:string-value="0.36513672912833,">
            <text:p>0.36513672912833,</text:p>
          </table:table-cell>
          <table:table-cell office:value-type="string">
            <text:p>1.8741040237829e-06</text:p>
          </table:table-cell>
          <table:table-cell table:formula="of:=CONCATENATE([.C229]; &quot;,&quot;)" office:value-type="string" office:string-value="1.8741040237829e-06,">
            <text:p>1.8741040237829e-06,</text:p>
          </table:table-cell>
        </table:table-row>
        <table:table-row table:style-name="ro1">
          <table:table-cell office:value-type="float" office:value="0.50670846617614">
            <text:p>0.5067084662</text:p>
          </table:table-cell>
          <table:table-cell table:formula="of:=CONCATENATE([.A230]; &quot;,&quot;)" office:value-type="string" office:string-value="0.50670846617614,">
            <text:p>0.50670846617614,</text:p>
          </table:table-cell>
          <table:table-cell office:value-type="string">
            <text:p>1.850500984526e-05</text:p>
          </table:table-cell>
          <table:table-cell table:formula="of:=CONCATENATE([.C230]; &quot;,&quot;)" office:value-type="string" office:string-value="1.850500984526e-05,">
            <text:p>1.850500984526e-05,</text:p>
          </table:table-cell>
        </table:table-row>
        <table:table-row table:style-name="ro1">
          <table:table-cell office:value-type="float" office:value="0.39863840765672">
            <text:p>0.3986384077</text:p>
          </table:table-cell>
          <table:table-cell table:formula="of:=CONCATENATE([.A231]; &quot;,&quot;)" office:value-type="string" office:string-value="0.39863840765672,">
            <text:p>0.39863840765672,</text:p>
          </table:table-cell>
          <table:table-cell office:value-type="string">
            <text:p>3.5378294496492e-06</text:p>
          </table:table-cell>
          <table:table-cell table:formula="of:=CONCATENATE([.C231]; &quot;,&quot;)" office:value-type="string" office:string-value="3.5378294496492e-06,">
            <text:p>3.5378294496492e-06,</text:p>
          </table:table-cell>
        </table:table-row>
        <table:table-row table:style-name="ro1">
          <table:table-cell office:value-type="float" office:value="0.46211023899586">
            <text:p>0.462110239</text:p>
          </table:table-cell>
          <table:table-cell table:formula="of:=CONCATENATE([.A232]; &quot;,&quot;)" office:value-type="string" office:string-value="0.46211023899586,">
            <text:p>0.46211023899586,</text:p>
          </table:table-cell>
          <table:table-cell office:value-type="string">
            <text:p>9.9461436803177e-06</text:p>
          </table:table-cell>
          <table:table-cell table:formula="of:=CONCATENATE([.C232]; &quot;,&quot;)" office:value-type="string" office:string-value="9.9461436803177e-06,">
            <text:p>9.9461436803177e-06,</text:p>
          </table:table-cell>
        </table:table-row>
        <table:table-row table:style-name="ro1">
          <table:table-cell office:value-type="float" office:value="0.33391413935429">
            <text:p>0.3339141394</text:p>
          </table:table-cell>
          <table:table-cell table:formula="of:=CONCATENATE([.A233]; &quot;,&quot;)" office:value-type="string" office:string-value="0.33391413935429,">
            <text:p>0.33391413935429,</text:p>
          </table:table-cell>
          <table:table-cell office:value-type="string">
            <text:p>9.6620511612628e-07</text:p>
          </table:table-cell>
          <table:table-cell table:formula="of:=CONCATENATE([.C233]; &quot;,&quot;)" office:value-type="string" office:string-value="9.6620511612628e-07,">
            <text:p>9.6620511612628e-07,</text:p>
          </table:table-cell>
        </table:table-row>
        <table:table-row table:style-name="ro1">
          <table:table-cell office:value-type="float" office:value="0.24306502487385">
            <text:p>0.2430650249</text:p>
          </table:table-cell>
          <table:table-cell table:formula="of:=CONCATENATE([.A234]; &quot;,&quot;)" office:value-type="string" office:string-value="0.24306502487385,">
            <text:p>0.24306502487385,</text:p>
          </table:table-cell>
          <table:table-cell office:value-type="string">
            <text:p>8.1712076260417e-08</text:p>
          </table:table-cell>
          <table:table-cell table:formula="of:=CONCATENATE([.C234]; &quot;,&quot;)" office:value-type="string" office:string-value="8.1712076260417e-08,">
            <text:p>8.1712076260417e-08,</text:p>
          </table:table-cell>
        </table:table-row>
        <table:table-row table:style-name="ro1">
          <table:table-cell office:value-type="float" office:value="0.38313633158622">
            <text:p>0.3831363316</text:p>
          </table:table-cell>
          <table:table-cell table:formula="of:=CONCATENATE([.A235]; &quot;,&quot;)" office:value-type="string" office:string-value="0.38313633158622,">
            <text:p>0.38313633158622,</text:p>
          </table:table-cell>
          <table:table-cell office:value-type="string">
            <text:p>2.6600112515704e-06</text:p>
          </table:table-cell>
          <table:table-cell table:formula="of:=CONCATENATE([.C235]; &quot;,&quot;)" office:value-type="string" office:string-value="2.6600112515704e-06,">
            <text:p>2.6600112515704e-06,</text:p>
          </table:table-cell>
        </table:table-row>
        <table:table-row table:style-name="ro1">
          <table:table-cell office:value-type="float" office:value="0.56955468256921">
            <text:p>0.5695546826</text:p>
          </table:table-cell>
          <table:table-cell table:formula="of:=CONCATENATE([.A236]; &quot;,&quot;)" office:value-type="string" office:string-value="0.56955468256921,">
            <text:p>0.56955468256921,</text:p>
          </table:table-cell>
          <table:table-cell office:value-type="string">
            <text:p>3.9590388018875e-05</text:p>
          </table:table-cell>
          <table:table-cell table:formula="of:=CONCATENATE([.C236]; &quot;,&quot;)" office:value-type="string" office:string-value="3.9590388018875e-05,">
            <text:p>3.9590388018875e-05,</text:p>
          </table:table-cell>
        </table:table-row>
        <table:table-row table:style-name="ro1">
          <table:table-cell office:value-type="float" office:value="0.38540328929957">
            <text:p>0.3854032893</text:p>
          </table:table-cell>
          <table:table-cell table:formula="of:=CONCATENATE([.A237]; &quot;,&quot;)" office:value-type="string" office:string-value="0.38540328929957,">
            <text:p>0.38540328929957,</text:p>
          </table:table-cell>
          <table:table-cell office:value-type="string">
            <text:p>2.7758246289154e-06</text:p>
          </table:table-cell>
          <table:table-cell table:formula="of:=CONCATENATE([.C237]; &quot;,&quot;)" office:value-type="string" office:string-value="2.7758246289154e-06,">
            <text:p>2.7758246289154e-06,</text:p>
          </table:table-cell>
        </table:table-row>
        <table:table-row table:style-name="ro1">
          <table:table-cell office:value-type="float" office:value="0.25286601858926">
            <text:p>0.2528660186</text:p>
          </table:table-cell>
          <table:table-cell table:formula="of:=CONCATENATE([.A238]; &quot;,&quot;)" office:value-type="string" office:string-value="0.25286601858926,">
            <text:p>0.25286601858926,</text:p>
          </table:table-cell>
          <table:table-cell office:value-type="string">
            <text:p>1.1216526979243e-07</text:p>
          </table:table-cell>
          <table:table-cell table:formula="of:=CONCATENATE([.C238]; &quot;,&quot;)" office:value-type="string" office:string-value="1.1216526979243e-07,">
            <text:p>1.1216526979243e-07,</text:p>
          </table:table-cell>
        </table:table-row>
        <table:table-row table:style-name="ro1">
          <table:table-cell office:value-type="float" office:value="0.19209284273335">
            <text:p>0.1920928427</text:p>
          </table:table-cell>
          <table:table-cell table:formula="of:=CONCATENATE([.A239]; &quot;,&quot;)" office:value-type="string" office:string-value="0.19209284273335,">
            <text:p>0.19209284273335,</text:p>
          </table:table-cell>
          <table:table-cell office:value-type="string">
            <text:p>1.1803506160532e-08</text:p>
          </table:table-cell>
          <table:table-cell table:formula="of:=CONCATENATE([.C239]; &quot;,&quot;)" office:value-type="string" office:string-value="1.1803506160532e-08,">
            <text:p>1.1803506160532e-08,</text:p>
          </table:table-cell>
        </table:table-row>
        <table:table-row table:style-name="ro1">
          <table:table-cell office:value-type="float" office:value="0.27661967265092">
            <text:p>0.2766196727</text:p>
          </table:table-cell>
          <table:table-cell table:formula="of:=CONCATENATE([.A240]; &quot;,&quot;)" office:value-type="string" office:string-value="0.27661967265092,">
            <text:p>0.27661967265092,</text:p>
          </table:table-cell>
          <table:table-cell office:value-type="string">
            <text:p>2.2814728473235e-07</text:p>
          </table:table-cell>
          <table:table-cell table:formula="of:=CONCATENATE([.C240]; &quot;,&quot;)" office:value-type="string" office:string-value="2.2814728473235e-07,">
            <text:p>2.2814728473235e-07,</text:p>
          </table:table-cell>
        </table:table-row>
        <table:table-row table:style-name="ro1">
          <table:table-cell office:value-type="float" office:value="0.29416691187821">
            <text:p>0.2941669119</text:p>
          </table:table-cell>
          <table:table-cell table:formula="of:=CONCATENATE([.A241]; &quot;,&quot;)" office:value-type="string" office:string-value="0.29416691187821,">
            <text:p>0.29416691187821,</text:p>
          </table:table-cell>
          <table:table-cell office:value-type="string">
            <text:p>3.6815889167835e-07</text:p>
          </table:table-cell>
          <table:table-cell table:formula="of:=CONCATENATE([.C241]; &quot;,&quot;)" office:value-type="string" office:string-value="3.6815889167835e-07,">
            <text:p>3.6815889167835e-07,</text:p>
          </table:table-cell>
        </table:table-row>
        <table:table-row table:style-name="ro1">
          <table:table-cell office:value-type="float" office:value="0.28445073203772">
            <text:p>0.284450732</text:p>
          </table:table-cell>
          <table:table-cell table:formula="of:=CONCATENATE([.A242]; &quot;,&quot;)" office:value-type="string" office:string-value="0.28445073203772,">
            <text:p>0.28445073203772,</text:p>
          </table:table-cell>
          <table:table-cell office:value-type="string">
            <text:p>2.8372398547458e-07</text:p>
          </table:table-cell>
          <table:table-cell table:formula="of:=CONCATENATE([.C242]; &quot;,&quot;)" office:value-type="string" office:string-value="2.8372398547458e-07,">
            <text:p>2.8372398547458e-07,</text:p>
          </table:table-cell>
        </table:table-row>
        <table:table-row table:style-name="ro1">
          <table:table-cell office:value-type="float" office:value="0.20952338865811">
            <text:p>0.2095233887</text:p>
          </table:table-cell>
          <table:table-cell table:formula="of:=CONCATENATE([.A243]; &quot;,&quot;)" office:value-type="string" office:string-value="0.20952338865811,">
            <text:p>0.20952338865811,</text:p>
          </table:table-cell>
          <table:table-cell office:value-type="string">
            <text:p>2.4332256516402e-08</text:p>
          </table:table-cell>
          <table:table-cell table:formula="of:=CONCATENATE([.C243]; &quot;,&quot;)" office:value-type="string" office:string-value="2.4332256516402e-08,">
            <text:p>2.4332256516402e-08,</text:p>
          </table:table-cell>
        </table:table-row>
        <table:table-row table:style-name="ro1">
          <table:table-cell office:value-type="float" office:value="0.32075805717459">
            <text:p>0.3207580572</text:p>
          </table:table-cell>
          <table:table-cell table:formula="of:=CONCATENATE([.A244]; &quot;,&quot;)" office:value-type="string" office:string-value="0.32075805717459,">
            <text:p>0.32075805717459,</text:p>
          </table:table-cell>
          <table:table-cell office:value-type="string">
            <text:p>7.1374496161472e-07</text:p>
          </table:table-cell>
          <table:table-cell table:formula="of:=CONCATENATE([.C244]; &quot;,&quot;)" office:value-type="string" office:string-value="7.1374496161472e-07,">
            <text:p>7.1374496161472e-07,</text:p>
          </table:table-cell>
        </table:table-row>
        <table:table-row table:style-name="ro1">
          <table:table-cell office:value-type="float" office:value="0.23338924298855">
            <text:p>0.233389243</text:p>
          </table:table-cell>
          <table:table-cell table:formula="of:=CONCATENATE([.A245]; &quot;,&quot;)" office:value-type="string" office:string-value="0.23338924298855,">
            <text:p>0.23338924298855,</text:p>
          </table:table-cell>
          <table:table-cell office:value-type="string">
            <text:p>5.8858174665094e-08</text:p>
          </table:table-cell>
          <table:table-cell table:formula="of:=CONCATENATE([.C245]; &quot;,&quot;)" office:value-type="string" office:string-value="5.8858174665094e-08,">
            <text:p>5.8858174665094e-08,</text:p>
          </table:table-cell>
        </table:table-row>
        <table:table-row table:style-name="ro1">
          <table:table-cell office:value-type="float" office:value="0.27002477018872">
            <text:p>0.2700247702</text:p>
          </table:table-cell>
          <table:table-cell table:formula="of:=CONCATENATE([.A246]; &quot;,&quot;)" office:value-type="string" office:string-value="0.27002477018872,">
            <text:p>0.27002477018872,</text:p>
          </table:table-cell>
          <table:table-cell office:value-type="string">
            <text:p>1.8876181189872e-07</text:p>
          </table:table-cell>
          <table:table-cell table:formula="of:=CONCATENATE([.C246]; &quot;,&quot;)" office:value-type="string" office:string-value="1.8876181189872e-07,">
            <text:p>1.8876181189872e-07,</text:p>
          </table:table-cell>
        </table:table-row>
        <table:table-row table:style-name="ro1">
          <table:table-cell office:value-type="float" office:value="0.1841444235267">
            <text:p>0.1841444235</text:p>
          </table:table-cell>
          <table:table-cell table:formula="of:=CONCATENATE([.A247]; &quot;,&quot;)" office:value-type="string" office:string-value="0.1841444235267,">
            <text:p>0.1841444235267,</text:p>
          </table:table-cell>
          <table:table-cell office:value-type="string">
            <text:p>8.2706372822275e-09</text:p>
          </table:table-cell>
          <table:table-cell table:formula="of:=CONCATENATE([.C247]; &quot;,&quot;)" office:value-type="string" office:string-value="8.2706372822275e-09,">
            <text:p>8.2706372822275e-09,</text:p>
          </table:table-cell>
        </table:table-row>
        <table:table-row table:style-name="ro1">
          <table:table-cell office:value-type="float" office:value="0.12645380801588">
            <text:p>0.126453808</text:p>
          </table:table-cell>
          <table:table-cell table:formula="of:=CONCATENATE([.A248]; &quot;,&quot;)" office:value-type="string" office:string-value="0.12645380801588,">
            <text:p>0.12645380801588,</text:p>
          </table:table-cell>
          <table:table-cell office:value-type="string">
            <text:p>3.1782294432688e-10</text:p>
          </table:table-cell>
          <table:table-cell table:formula="of:=CONCATENATE([.C248]; &quot;,&quot;)" office:value-type="string" office:string-value="3.1782294432688e-10,">
            <text:p>3.1782294432688e-10,</text:p>
          </table:table-cell>
        </table:table-row>
        <table:table-row table:style-name="ro1">
          <table:table-cell office:value-type="float" office:value="0.23767981613461">
            <text:p>0.2376798161</text:p>
          </table:table-cell>
          <table:table-cell table:formula="of:=CONCATENATE([.A249]; &quot;,&quot;)" office:value-type="string" office:string-value="0.23767981613461,">
            <text:p>0.23767981613461,</text:p>
          </table:table-cell>
          <table:table-cell office:value-type="string">
            <text:p>6.820872669758e-08</text:p>
          </table:table-cell>
          <table:table-cell table:formula="of:=CONCATENATE([.C249]; &quot;,&quot;)" office:value-type="string" office:string-value="6.820872669758e-08,">
            <text:p>6.820872669758e-08,</text:p>
          </table:table-cell>
        </table:table-row>
        <table:table-row table:style-name="ro1">
          <table:table-cell office:value-type="float" office:value="0.24273386418269">
            <text:p>0.2427338642</text:p>
          </table:table-cell>
          <table:table-cell table:formula="of:=CONCATENATE([.A250]; &quot;,&quot;)" office:value-type="string" office:string-value="0.24273386418269,">
            <text:p>0.24273386418269,</text:p>
          </table:table-cell>
          <table:table-cell office:value-type="string">
            <text:p>8.0820655320308e-08</text:p>
          </table:table-cell>
          <table:table-cell table:formula="of:=CONCATENATE([.C250]; &quot;,&quot;)" office:value-type="string" office:string-value="8.0820655320308e-08,">
            <text:p>8.0820655320308e-08,</text:p>
          </table:table-cell>
        </table:table-row>
        <table:table-row table:style-name="ro1">
          <table:table-cell office:value-type="float" office:value="0.2571947670008">
            <text:p>0.257194767</text:p>
          </table:table-cell>
          <table:table-cell table:formula="of:=CONCATENATE([.A251]; &quot;,&quot;)" office:value-type="string" office:string-value="0.2571947670008,">
            <text:p>0.2571947670008,</text:p>
          </table:table-cell>
          <table:table-cell office:value-type="string">
            <text:p>1.284090502122e-07</text:p>
          </table:table-cell>
          <table:table-cell table:formula="of:=CONCATENATE([.C251]; &quot;,&quot;)" office:value-type="string" office:string-value="1.284090502122e-07,">
            <text:p>1.284090502122e-07,</text:p>
          </table:table-cell>
        </table:table-row>
        <table:table-row table:style-name="ro1">
          <table:table-cell office:value-type="float" office:value="0.1402996640441">
            <text:p>0.140299664</text:p>
          </table:table-cell>
          <table:table-cell table:formula="of:=CONCATENATE([.A252]; &quot;,&quot;)" office:value-type="string" office:string-value="0.1402996640441,">
            <text:p>0.1402996640441,</text:p>
          </table:table-cell>
          <table:table-cell office:value-type="string">
            <text:p>7.9501687513942e-10</text:p>
          </table:table-cell>
          <table:table-cell table:formula="of:=CONCATENATE([.C252]; &quot;,&quot;)" office:value-type="string" office:string-value="7.9501687513942e-10,">
            <text:p>7.9501687513942e-10,</text:p>
          </table:table-cell>
        </table:table-row>
        <table:table-row table:style-name="ro1">
          <table:table-cell office:value-type="float" office:value="0.073718280417845">
            <text:p>0.0737182804</text:p>
          </table:table-cell>
          <table:table-cell table:formula="of:=CONCATENATE([.A253]; &quot;,&quot;)" office:value-type="string" office:string-value="0.073718280417845,">
            <text:p>0.073718280417845,</text:p>
          </table:table-cell>
          <table:table-cell office:value-type="string">
            <text:p>2.3272792081052e-12</text:p>
          </table:table-cell>
          <table:table-cell table:formula="of:=CONCATENATE([.C253]; &quot;,&quot;)" office:value-type="string" office:string-value="2.3272792081052e-12,">
            <text:p>2.3272792081052e-12,</text:p>
          </table:table-cell>
        </table:table-row>
        <table:table-row table:style-name="ro1">
          <table:table-cell office:value-type="float" office:value="0.3331840665871">
            <text:p>0.3331840666</text:p>
          </table:table-cell>
          <table:table-cell table:formula="of:=CONCATENATE([.A254]; &quot;,&quot;)" office:value-type="string" office:string-value="0.3331840665871,">
            <text:p>0.3331840665871,</text:p>
          </table:table-cell>
          <table:table-cell office:value-type="string">
            <text:p>9.5047587830117e-07</text:p>
          </table:table-cell>
          <table:table-cell table:formula="of:=CONCATENATE([.C254]; &quot;,&quot;)" office:value-type="string" office:string-value="9.5047587830117e-07,">
            <text:p>9.5047587830117e-07,</text:p>
          </table:table-cell>
        </table:table-row>
        <table:table-row table:style-name="ro1">
          <table:table-cell office:value-type="float" office:value="0.46258466524001">
            <text:p>0.4625846652</text:p>
          </table:table-cell>
          <table:table-cell table:formula="of:=CONCATENATE([.A255]; &quot;,&quot;)" office:value-type="string" office:string-value="0.46258466524001,">
            <text:p>0.46258466524001,</text:p>
          </table:table-cell>
          <table:table-cell office:value-type="string">
            <text:p>1.0016180925179e-05</text:p>
          </table:table-cell>
          <table:table-cell table:formula="of:=CONCATENATE([.C255]; &quot;,&quot;)" office:value-type="string" office:string-value="1.0016180925179e-05,">
            <text:p>1.0016180925179e-05,</text:p>
          </table:table-cell>
        </table:table-row>
        <table:table-row table:style-name="ro1">
          <table:table-cell office:value-type="float" office:value="0.4528230607915">
            <text:p>0.4528230608</text:p>
          </table:table-cell>
          <table:table-cell table:formula="of:=CONCATENATE([.A256]; &quot;,&quot;)" office:value-type="string" office:string-value="0.4528230607915,">
            <text:p>0.4528230607915,</text:p>
          </table:table-cell>
          <table:table-cell office:value-type="string">
            <text:p>8.6528287997288e-06</text:p>
          </table:table-cell>
          <table:table-cell table:formula="of:=CONCATENATE([.C256]; &quot;,&quot;)" office:value-type="string" office:string-value="8.6528287997288e-06,">
            <text:p>8.6528287997288e-06,</text:p>
          </table:table-cell>
        </table:table-row>
        <table:table-row table:style-name="ro1">
          <table:table-cell office:value-type="float" office:value="0.45335332243474">
            <text:p>0.4533533224</text:p>
          </table:table-cell>
          <table:table-cell table:formula="of:=CONCATENATE([.A257]; &quot;,&quot;)" office:value-type="string" office:string-value="0.45335332243474,">
            <text:p>0.45335332243474,</text:p>
          </table:table-cell>
          <table:table-cell office:value-type="string">
            <text:p>8.7228007164455e-06</text:p>
          </table:table-cell>
          <table:table-cell table:formula="of:=CONCATENATE([.C257]; &quot;,&quot;)" office:value-type="string" office:string-value="8.7228007164455e-06,">
            <text:p>8.7228007164455e-06,</text:p>
          </table:table-cell>
        </table:table-row>
        <table:table-row table:style-name="ro1">
          <table:table-cell office:value-type="float" office:value="0.31164722108805">
            <text:p>0.3116472211</text:p>
          </table:table-cell>
          <table:table-cell table:formula="of:=CONCATENATE([.A258]; &quot;,&quot;)" office:value-type="string" office:string-value="0.31164722108805,">
            <text:p>0.31164722108805,</text:p>
          </table:table-cell>
          <table:table-cell office:value-type="string">
            <text:p>5.7340589349954e-07</text:p>
          </table:table-cell>
          <table:table-cell table:formula="of:=CONCATENATE([.C258]; &quot;,&quot;)" office:value-type="string" office:string-value="5.7340589349954e-07,">
            <text:p>5.7340589349954e-07,</text:p>
          </table:table-cell>
        </table:table-row>
        <table:table-row table:style-name="ro1">
          <table:table-cell office:value-type="float" office:value="0.18958668318977">
            <text:p>0.1895866832</text:p>
          </table:table-cell>
          <table:table-cell table:formula="of:=CONCATENATE([.A259]; &quot;,&quot;)" office:value-type="string" office:string-value="0.18958668318977,">
            <text:p>0.18958668318977,</text:p>
          </table:table-cell>
          <table:table-cell office:value-type="string">
            <text:p>1.0571031047674e-08</text:p>
          </table:table-cell>
          <table:table-cell table:formula="of:=CONCATENATE([.C259]; &quot;,&quot;)" office:value-type="string" office:string-value="1.0571031047674e-08,">
            <text:p>1.0571031047674e-08,</text:p>
          </table:table-cell>
        </table:table-row>
        <table:table-row table:style-name="ro1">
          <table:table-cell office:value-type="float" office:value="0.24438581667485">
            <text:p>0.2443858167</text:p>
          </table:table-cell>
          <table:table-cell table:formula="of:=CONCATENATE([.A260]; &quot;,&quot;)" office:value-type="string" office:string-value="0.24438581667485,">
            <text:p>0.24438581667485,</text:p>
          </table:table-cell>
          <table:table-cell office:value-type="string">
            <text:p>8.5351164098409e-08</text:p>
          </table:table-cell>
          <table:table-cell table:formula="of:=CONCATENATE([.C260]; &quot;,&quot;)" office:value-type="string" office:string-value="8.5351164098409e-08,">
            <text:p>8.5351164098409e-08,</text:p>
          </table:table-cell>
        </table:table-row>
        <table:table-row table:style-name="ro1">
          <table:table-cell office:value-type="float" office:value="0.27247638497383">
            <text:p>0.272476385</text:p>
          </table:table-cell>
          <table:table-cell table:formula="of:=CONCATENATE([.A261]; &quot;,&quot;)" office:value-type="string" office:string-value="0.27247638497383,">
            <text:p>0.27247638497383,</text:p>
          </table:table-cell>
          <table:table-cell office:value-type="string">
            <text:p>2.0267088986096e-07</text:p>
          </table:table-cell>
          <table:table-cell table:formula="of:=CONCATENATE([.C261]; &quot;,&quot;)" office:value-type="string" office:string-value="2.0267088986096e-07,">
            <text:p>2.0267088986096e-07,</text:p>
          </table:table-cell>
        </table:table-row>
        <table:table-row table:style-name="ro1">
          <table:table-cell office:value-type="float" office:value="0.16498871369018">
            <text:p>0.1649887137</text:p>
          </table:table-cell>
          <table:table-cell table:formula="of:=CONCATENATE([.A262]; &quot;,&quot;)" office:value-type="string" office:string-value="0.16498871369018,">
            <text:p>0.16498871369018,</text:p>
          </table:table-cell>
          <table:table-cell office:value-type="string">
            <text:p>3.2458256404523e-09</text:p>
          </table:table-cell>
          <table:table-cell table:formula="of:=CONCATENATE([.C262]; &quot;,&quot;)" office:value-type="string" office:string-value="3.2458256404523e-09,">
            <text:p>3.2458256404523e-09,</text:p>
          </table:table-cell>
        </table:table-row>
        <table:table-row table:style-name="ro1">
          <table:table-cell office:value-type="float" office:value="0.095363830630323">
            <text:p>0.0953638306</text:p>
          </table:table-cell>
          <table:table-cell table:formula="of:=CONCATENATE([.A263]; &quot;,&quot;)" office:value-type="string" office:string-value="0.095363830630323,">
            <text:p>0.095363830630323,</text:p>
          </table:table-cell>
          <table:table-cell office:value-type="string">
            <text:p>2.5018018825023e-11</text:p>
          </table:table-cell>
          <table:table-cell table:formula="of:=CONCATENATE([.C263]; &quot;,&quot;)" office:value-type="string" office:string-value="2.5018018825023e-11,">
            <text:p>2.5018018825023e-11,</text:p>
          </table:table-cell>
        </table:table-row>
        <table:table-row table:style-name="ro1">
          <table:table-cell office:value-type="float" office:value="0.30613657817047">
            <text:p>0.3061365782</text:p>
          </table:table-cell>
          <table:table-cell table:formula="of:=CONCATENATE([.A264]; &quot;,&quot;)" office:value-type="string" office:string-value="0.30613657817047,">
            <text:p>0.30613657817047,</text:p>
          </table:table-cell>
          <table:table-cell office:value-type="string">
            <text:p>5.0034125782117e-07</text:p>
          </table:table-cell>
          <table:table-cell table:formula="of:=CONCATENATE([.C264]; &quot;,&quot;)" office:value-type="string" office:string-value="5.0034125782117e-07,">
            <text:p>5.0034125782117e-07,</text:p>
          </table:table-cell>
        </table:table-row>
        <table:table-row table:style-name="ro1">
          <table:table-cell office:value-type="float" office:value="0.23236357286984">
            <text:p>0.2323635729</text:p>
          </table:table-cell>
          <table:table-cell table:formula="of:=CONCATENATE([.A265]; &quot;,&quot;)" office:value-type="string" office:string-value="0.23236357286984,">
            <text:p>0.23236357286984,</text:p>
          </table:table-cell>
          <table:table-cell office:value-type="string">
            <text:p>5.6792623387334e-08</text:p>
          </table:table-cell>
          <table:table-cell table:formula="of:=CONCATENATE([.C265]; &quot;,&quot;)" office:value-type="string" office:string-value="5.6792623387334e-08,">
            <text:p>5.6792623387334e-08,</text:p>
          </table:table-cell>
        </table:table-row>
        <table:table-row table:style-name="ro1">
          <table:table-cell office:value-type="float" office:value="0.43488168666117">
            <text:p>0.4348816867</text:p>
          </table:table-cell>
          <table:table-cell table:formula="of:=CONCATENATE([.A266]; &quot;,&quot;)" office:value-type="string" office:string-value="0.43488168666117,">
            <text:p>0.43488168666117,</text:p>
          </table:table-cell>
          <table:table-cell office:value-type="string">
            <text:p>6.5395861737806e-06</text:p>
          </table:table-cell>
          <table:table-cell table:formula="of:=CONCATENATE([.C266]; &quot;,&quot;)" office:value-type="string" office:string-value="6.5395861737806e-06,">
            <text:p>6.5395861737806e-06,</text:p>
          </table:table-cell>
        </table:table-row>
        <table:table-row table:style-name="ro1">
          <table:table-cell office:value-type="float" office:value="0.25783984077813">
            <text:p>0.2578398408</text:p>
          </table:table-cell>
          <table:table-cell table:formula="of:=CONCATENATE([.A267]; &quot;,&quot;)" office:value-type="string" office:string-value="0.25783984077813,">
            <text:p>0.25783984077813,</text:p>
          </table:table-cell>
          <table:table-cell office:value-type="string">
            <text:p>1.3099260497195e-07</text:p>
          </table:table-cell>
          <table:table-cell table:formula="of:=CONCATENATE([.C267]; &quot;,&quot;)" office:value-type="string" office:string-value="1.3099260497195e-07,">
            <text:p>1.3099260497195e-07,</text:p>
          </table:table-cell>
        </table:table-row>
        <table:table-row table:style-name="ro1">
          <table:table-cell office:value-type="float" office:value="0.24295215590488">
            <text:p>0.2429521559</text:p>
          </table:table-cell>
          <table:table-cell table:formula="of:=CONCATENATE([.A268]; &quot;,&quot;)" office:value-type="string" office:string-value="0.24295215590488,">
            <text:p>0.24295215590488,</text:p>
          </table:table-cell>
          <table:table-cell office:value-type="string">
            <text:p>8.1407319103617e-08</text:p>
          </table:table-cell>
          <table:table-cell table:formula="of:=CONCATENATE([.C268]; &quot;,&quot;)" office:value-type="string" office:string-value="8.1407319103617e-08,">
            <text:p>8.1407319103617e-08,</text:p>
          </table:table-cell>
        </table:table-row>
        <table:table-row table:style-name="ro1">
          <table:table-cell office:value-type="float" office:value="0.18172444985196">
            <text:p>0.1817244499</text:p>
          </table:table-cell>
          <table:table-cell table:formula="of:=CONCATENATE([.A269]; &quot;,&quot;)" office:value-type="string" office:string-value="0.18172444985196,">
            <text:p>0.18172444985196,</text:p>
          </table:table-cell>
          <table:table-cell office:value-type="string">
            <text:p>7.3955659789406e-09</text:p>
          </table:table-cell>
          <table:table-cell table:formula="of:=CONCATENATE([.C269]; &quot;,&quot;)" office:value-type="string" office:string-value="7.3955659789406e-09,">
            <text:p>7.3955659789406e-09,</text:p>
          </table:table-cell>
        </table:table-row>
        <table:table-row table:style-name="ro1">
          <table:table-cell office:value-type="float" office:value="0.31140523525405">
            <text:p>0.3114052353</text:p>
          </table:table-cell>
          <table:table-cell table:formula="of:=CONCATENATE([.A270]; &quot;,&quot;)" office:value-type="string" office:string-value="0.31140523525405,">
            <text:p>0.31140523525405,</text:p>
          </table:table-cell>
          <table:table-cell office:value-type="string">
            <text:p>5.7001983024155e-07</text:p>
          </table:table-cell>
          <table:table-cell table:formula="of:=CONCATENATE([.C270]; &quot;,&quot;)" office:value-type="string" office:string-value="5.7001983024155e-07,">
            <text:p>5.7001983024155e-07,</text:p>
          </table:table-cell>
        </table:table-row>
        <table:table-row table:style-name="ro1">
          <table:table-cell office:value-type="float" office:value="0.24010266879466">
            <text:p>0.2401026688</text:p>
          </table:table-cell>
          <table:table-cell table:formula="of:=CONCATENATE([.A271]; &quot;,&quot;)" office:value-type="string" office:string-value="0.24010266879466,">
            <text:p>0.24010266879466,</text:p>
          </table:table-cell>
          <table:table-cell office:value-type="string">
            <text:p>7.4027562953511e-08</text:p>
          </table:table-cell>
          <table:table-cell table:formula="of:=CONCATENATE([.C271]; &quot;,&quot;)" office:value-type="string" office:string-value="7.4027562953511e-08,">
            <text:p>7.4027562953511e-08,</text:p>
          </table:table-cell>
        </table:table-row>
        <table:table-row table:style-name="ro1">
          <table:table-cell office:value-type="float" office:value="0.39824038163599">
            <text:p>0.3982403816</text:p>
          </table:table-cell>
          <table:table-cell table:formula="of:=CONCATENATE([.A272]; &quot;,&quot;)" office:value-type="string" office:string-value="0.39824038163599,">
            <text:p>0.39824038163599,</text:p>
          </table:table-cell>
          <table:table-cell office:value-type="string">
            <text:p>3.512647332666e-06</text:p>
          </table:table-cell>
          <table:table-cell table:formula="of:=CONCATENATE([.C272]; &quot;,&quot;)" office:value-type="string" office:string-value="3.512647332666e-06,">
            <text:p>3.512647332666e-06,</text:p>
          </table:table-cell>
        </table:table-row>
        <table:table-row table:style-name="ro1">
          <table:table-cell office:value-type="float" office:value="0.35388580569575">
            <text:p>0.3538858057</text:p>
          </table:table-cell>
          <table:table-cell table:formula="of:=CONCATENATE([.A273]; &quot;,&quot;)" office:value-type="string" office:string-value="0.35388580569575,">
            <text:p>0.35388580569575,</text:p>
          </table:table-cell>
          <table:table-cell office:value-type="string">
            <text:p>1.4887133549632e-06</text:p>
          </table:table-cell>
          <table:table-cell table:formula="of:=CONCATENATE([.C273]; &quot;,&quot;)" office:value-type="string" office:string-value="1.4887133549632e-06,">
            <text:p>1.4887133549632e-06,</text:p>
          </table:table-cell>
        </table:table-row>
        <table:table-row table:style-name="ro1">
          <table:table-cell office:value-type="float" office:value="0.41455535668105">
            <text:p>0.4145553567</text:p>
          </table:table-cell>
          <table:table-cell table:formula="of:=CONCATENATE([.A274]; &quot;,&quot;)" office:value-type="string" office:string-value="0.41455535668105,">
            <text:p>0.41455535668105,</text:p>
          </table:table-cell>
          <table:table-cell office:value-type="string">
            <text:p>4.6733234036355e-06</text:p>
          </table:table-cell>
          <table:table-cell table:formula="of:=CONCATENATE([.C274]; &quot;,&quot;)" office:value-type="string" office:string-value="4.6733234036355e-06,">
            <text:p>4.6733234036355e-06,</text:p>
          </table:table-cell>
        </table:table-row>
        <table:table-row table:style-name="ro1">
          <table:table-cell office:value-type="float" office:value="0.36347060959952">
            <text:p>0.3634706096</text:p>
          </table:table-cell>
          <table:table-cell table:formula="of:=CONCATENATE([.A275]; &quot;,&quot;)" office:value-type="string" office:string-value="0.36347060959952,">
            <text:p>0.36347060959952,</text:p>
          </table:table-cell>
          <table:table-cell office:value-type="string">
            <text:p>1.8123212576619e-06</text:p>
          </table:table-cell>
          <table:table-cell table:formula="of:=CONCATENATE([.C275]; &quot;,&quot;)" office:value-type="string" office:string-value="1.8123212576619e-06,">
            <text:p>1.8123212576619e-06,</text:p>
          </table:table-cell>
        </table:table-row>
        <table:table-row table:style-name="ro1">
          <table:table-cell office:value-type="float" office:value="0.21817474439097">
            <text:p>0.2181747444</text:p>
          </table:table-cell>
          <table:table-cell table:formula="of:=CONCATENATE([.A276]; &quot;,&quot;)" office:value-type="string" office:string-value="0.21817474439097,">
            <text:p>0.21817474439097,</text:p>
          </table:table-cell>
          <table:table-cell office:value-type="string">
            <text:p>3.3958527098602e-08</text:p>
          </table:table-cell>
          <table:table-cell table:formula="of:=CONCATENATE([.C276]; &quot;,&quot;)" office:value-type="string" office:string-value="3.3958527098602e-08,">
            <text:p>3.3958527098602e-08,</text:p>
          </table:table-cell>
        </table:table-row>
        <table:table-row table:style-name="ro1">
          <table:table-cell office:value-type="float" office:value="0.45723688074053">
            <text:p>0.4572368807</text:p>
          </table:table-cell>
          <table:table-cell table:formula="of:=CONCATENATE([.A277]; &quot;,&quot;)" office:value-type="string" office:string-value="0.45723688074053,">
            <text:p>0.45723688074053,</text:p>
          </table:table-cell>
          <table:table-cell office:value-type="string">
            <text:p>9.2493452817293e-06</text:p>
          </table:table-cell>
          <table:table-cell table:formula="of:=CONCATENATE([.C277]; &quot;,&quot;)" office:value-type="string" office:string-value="9.2493452817293e-06,">
            <text:p>9.2493452817293e-06,</text:p>
          </table:table-cell>
        </table:table-row>
        <table:table-row table:style-name="ro1">
          <table:table-cell office:value-type="float" office:value="0.41560336766111">
            <text:p>0.4156033677</text:p>
          </table:table-cell>
          <table:table-cell table:formula="of:=CONCATENATE([.A278]; &quot;,&quot;)" office:value-type="string" office:string-value="0.41560336766111,">
            <text:p>0.41560336766111,</text:p>
          </table:table-cell>
          <table:table-cell office:value-type="string">
            <text:p>4.7574552163546e-06</text:p>
          </table:table-cell>
          <table:table-cell table:formula="of:=CONCATENATE([.C278]; &quot;,&quot;)" office:value-type="string" office:string-value="4.7574552163546e-06,">
            <text:p>4.7574552163546e-06,</text:p>
          </table:table-cell>
        </table:table-row>
        <table:table-row table:style-name="ro1">
          <table:table-cell office:value-type="float" office:value="0.52746606292231">
            <text:p>0.5274660629</text:p>
          </table:table-cell>
          <table:table-cell table:formula="of:=CONCATENATE([.A279]; &quot;,&quot;)" office:value-type="string" office:string-value="0.52746606292231,">
            <text:p>0.52746606292231,</text:p>
          </table:table-cell>
          <table:table-cell office:value-type="string">
            <text:p>2.4111794035412e-05</text:p>
          </table:table-cell>
          <table:table-cell table:formula="of:=CONCATENATE([.C279]; &quot;,&quot;)" office:value-type="string" office:string-value="2.4111794035412e-05,">
            <text:p>2.4111794035412e-05,</text:p>
          </table:table-cell>
        </table:table-row>
        <table:table-row table:style-name="ro1">
          <table:table-cell office:value-type="float" office:value="0.40524992686058">
            <text:p>0.4052499269</text:p>
          </table:table-cell>
          <table:table-cell table:formula="of:=CONCATENATE([.A280]; &quot;,&quot;)" office:value-type="string" office:string-value="0.40524992686058,">
            <text:p>0.40524992686058,</text:p>
          </table:table-cell>
          <table:table-cell office:value-type="string">
            <text:p>3.9782652640462e-06</text:p>
          </table:table-cell>
          <table:table-cell table:formula="of:=CONCATENATE([.C280]; &quot;,&quot;)" office:value-type="string" office:string-value="3.9782652640462e-06,">
            <text:p>3.9782652640462e-06,</text:p>
          </table:table-cell>
        </table:table-row>
        <table:table-row table:style-name="ro1">
          <table:table-cell office:value-type="float" office:value="0.17546734055353">
            <text:p>0.1754673406</text:p>
          </table:table-cell>
          <table:table-cell table:formula="of:=CONCATENATE([.A281]; &quot;,&quot;)" office:value-type="string" office:string-value="0.17546734055353,">
            <text:p>0.17546734055353,</text:p>
          </table:table-cell>
          <table:table-cell office:value-type="string">
            <text:p>5.4936029443034e-09</text:p>
          </table:table-cell>
          <table:table-cell table:formula="of:=CONCATENATE([.C281]; &quot;,&quot;)" office:value-type="string" office:string-value="5.4936029443034e-09,">
            <text:p>5.4936029443034e-09,</text:p>
          </table:table-cell>
        </table:table-row>
        <table:table-row table:style-name="ro1">
          <table:table-cell office:value-type="float" office:value="0.15491934799876">
            <text:p>0.154919348</text:p>
          </table:table-cell>
          <table:table-cell table:formula="of:=CONCATENATE([.A282]; &quot;,&quot;)" office:value-type="string" office:string-value="0.15491934799876,">
            <text:p>0.15491934799876,</text:p>
          </table:table-cell>
          <table:table-cell office:value-type="string">
            <text:p>1.8859928206557e-09</text:p>
          </table:table-cell>
          <table:table-cell table:formula="of:=CONCATENATE([.C282]; &quot;,&quot;)" office:value-type="string" office:string-value="1.8859928206557e-09,">
            <text:p>1.8859928206557e-09,</text:p>
          </table:table-cell>
        </table:table-row>
        <table:table-row table:style-name="ro1">
          <table:table-cell office:value-type="float" office:value="0.078455929999816">
            <text:p>0.07845593</text:p>
          </table:table-cell>
          <table:table-cell table:formula="of:=CONCATENATE([.A283]; &quot;,&quot;)" office:value-type="string" office:string-value="0.078455929999816,">
            <text:p>0.078455929999816,</text:p>
          </table:table-cell>
          <table:table-cell office:value-type="string">
            <text:p>4.1517741451712e-12</text:p>
          </table:table-cell>
          <table:table-cell table:formula="of:=CONCATENATE([.C283]; &quot;,&quot;)" office:value-type="string" office:string-value="4.1517741451712e-12,">
            <text:p>4.1517741451712e-12,</text:p>
          </table:table-cell>
        </table:table-row>
        <table:table-row table:style-name="ro1">
          <table:table-cell office:value-type="float" office:value="0.33755164547135">
            <text:p>0.3375516455</text:p>
          </table:table-cell>
          <table:table-cell table:formula="of:=CONCATENATE([.A284]; &quot;,&quot;)" office:value-type="string" office:string-value="0.33755164547135,">
            <text:p>0.33755164547135,</text:p>
          </table:table-cell>
          <table:table-cell office:value-type="string">
            <text:p>1.0478441527128e-06</text:p>
          </table:table-cell>
          <table:table-cell table:formula="of:=CONCATENATE([.C284]; &quot;,&quot;)" office:value-type="string" office:string-value="1.0478441527128e-06,">
            <text:p>1.0478441527128e-06,</text:p>
          </table:table-cell>
        </table:table-row>
        <table:table-row table:style-name="ro1">
          <table:table-cell office:value-type="float" office:value="0.1940672565392">
            <text:p>0.1940672565</text:p>
          </table:table-cell>
          <table:table-cell table:formula="of:=CONCATENATE([.A285]; &quot;,&quot;)" office:value-type="string" office:string-value="0.1940672565392,">
            <text:p>0.1940672565392,</text:p>
          </table:table-cell>
          <table:table-cell office:value-type="string">
            <text:p>1.2859816471377e-08</text:p>
          </table:table-cell>
          <table:table-cell table:formula="of:=CONCATENATE([.C285]; &quot;,&quot;)" office:value-type="string" office:string-value="1.2859816471377e-08,">
            <text:p>1.2859816471377e-08,</text:p>
          </table:table-cell>
        </table:table-row>
        <table:table-row table:style-name="ro1">
          <table:table-cell office:value-type="float" office:value="0.22637392632305">
            <text:p>0.2263739263</text:p>
          </table:table-cell>
          <table:table-cell table:formula="of:=CONCATENATE([.A286]; &quot;,&quot;)" office:value-type="string" office:string-value="0.22637392632305,">
            <text:p>0.22637392632305,</text:p>
          </table:table-cell>
          <table:table-cell office:value-type="string">
            <text:p>4.5923496839127e-08</text:p>
          </table:table-cell>
          <table:table-cell table:formula="of:=CONCATENATE([.C286]; &quot;,&quot;)" office:value-type="string" office:string-value="4.5923496839127e-08,">
            <text:p>4.5923496839127e-08,</text:p>
          </table:table-cell>
        </table:table-row>
        <table:table-row table:style-name="ro1">
          <table:table-cell office:value-type="float" office:value="0.19510022668485">
            <text:p>0.1951002267</text:p>
          </table:table-cell>
          <table:table-cell table:formula="of:=CONCATENATE([.A287]; &quot;,&quot;)" office:value-type="string" office:string-value="0.19510022668485,">
            <text:p>0.19510022668485,</text:p>
          </table:table-cell>
          <table:table-cell office:value-type="string">
            <text:p>1.3444184140493e-08</text:p>
          </table:table-cell>
          <table:table-cell table:formula="of:=CONCATENATE([.C287]; &quot;,&quot;)" office:value-type="string" office:string-value="1.3444184140493e-08,">
            <text:p>1.3444184140493e-08,</text:p>
          </table:table-cell>
        </table:table-row>
        <table:table-row table:style-name="ro1">
          <table:table-cell office:value-type="float" office:value="0.18563979907461">
            <text:p>0.1856397991</text:p>
          </table:table-cell>
          <table:table-cell table:formula="of:=CONCATENATE([.A288]; &quot;,&quot;)" office:value-type="string" office:string-value="0.18563979907461,">
            <text:p>0.18563979907461,</text:p>
          </table:table-cell>
          <table:table-cell office:value-type="string">
            <text:p>8.8548907216604e-09</text:p>
          </table:table-cell>
          <table:table-cell table:formula="of:=CONCATENATE([.C288]; &quot;,&quot;)" office:value-type="string" office:string-value="8.8548907216604e-09,">
            <text:p>8.8548907216604e-09,</text:p>
          </table:table-cell>
        </table:table-row>
        <table:table-row table:style-name="ro1">
          <table:table-cell office:value-type="float" office:value="0.14396733768864">
            <text:p>0.1439673377</text:p>
          </table:table-cell>
          <table:table-cell table:formula="of:=CONCATENATE([.A289]; &quot;,&quot;)" office:value-type="string" office:string-value="0.14396733768864,">
            <text:p>0.14396733768864,</text:p>
          </table:table-cell>
          <table:table-cell office:value-type="string">
            <text:p>9.9656008386854e-10</text:p>
          </table:table-cell>
          <table:table-cell table:formula="of:=CONCATENATE([.C289]; &quot;,&quot;)" office:value-type="string" office:string-value="9.9656008386854e-10,">
            <text:p>9.9656008386854e-10,</text:p>
          </table:table-cell>
        </table:table-row>
        <table:table-row table:style-name="ro1">
          <table:table-cell office:value-type="float" office:value="0.10465031718822">
            <text:p>0.1046503172</text:p>
          </table:table-cell>
          <table:table-cell table:formula="of:=CONCATENATE([.A290]; &quot;,&quot;)" office:value-type="string" office:string-value="0.10465031718822,">
            <text:p>0.10465031718822,</text:p>
          </table:table-cell>
          <table:table-cell office:value-type="string">
            <text:p>5.8231405690697e-11</text:p>
          </table:table-cell>
          <table:table-cell table:formula="of:=CONCATENATE([.C290]; &quot;,&quot;)" office:value-type="string" office:string-value="5.8231405690697e-11,">
            <text:p>5.8231405690697e-11,</text:p>
          </table:table-cell>
        </table:table-row>
        <table:table-row table:style-name="ro1">
          <table:table-cell office:value-type="float" office:value="0.14829213899802">
            <text:p>0.148292139</text:p>
          </table:table-cell>
          <table:table-cell table:formula="of:=CONCATENATE([.A291]; &quot;,&quot;)" office:value-type="string" office:string-value="0.14829213899802,">
            <text:p>0.14829213899802,</text:p>
          </table:table-cell>
          <table:table-cell office:value-type="string">
            <text:p>1.2902010128884e-09</text:p>
          </table:table-cell>
          <table:table-cell table:formula="of:=CONCATENATE([.C291]; &quot;,&quot;)" office:value-type="string" office:string-value="1.2902010128884e-09,">
            <text:p>1.2902010128884e-09,</text:p>
          </table:table-cell>
        </table:table-row>
        <table:table-row table:style-name="ro1">
          <table:table-cell office:value-type="float" office:value="0.14692041468032">
            <text:p>0.1469204147</text:p>
          </table:table-cell>
          <table:table-cell table:formula="of:=CONCATENATE([.A292]; &quot;,&quot;)" office:value-type="string" office:string-value="0.14692041468032,">
            <text:p>0.14692041468032,</text:p>
          </table:table-cell>
          <table:table-cell office:value-type="string">
            <text:p>1.1898401619639e-09</text:p>
          </table:table-cell>
          <table:table-cell table:formula="of:=CONCATENATE([.C292]; &quot;,&quot;)" office:value-type="string" office:string-value="1.1898401619639e-09,">
            <text:p>1.1898401619639e-09,</text:p>
          </table:table-cell>
        </table:table-row>
        <table:table-row table:style-name="ro1">
          <table:table-cell office:value-type="float" office:value="0.085472240644853">
            <text:p>0.0854722406</text:p>
          </table:table-cell>
          <table:table-cell table:formula="of:=CONCATENATE([.A293]; &quot;,&quot;)" office:value-type="string" office:string-value="0.085472240644853,">
            <text:p>0.085472240644853,</text:p>
          </table:table-cell>
          <table:table-cell office:value-type="string">
            <text:p>9.1635483562476e-12</text:p>
          </table:table-cell>
          <table:table-cell table:formula="of:=CONCATENATE([.C293]; &quot;,&quot;)" office:value-type="string" office:string-value="9.1635483562476e-12,">
            <text:p>9.1635483562476e-12,</text:p>
          </table:table-cell>
        </table:table-row>
        <table:table-row table:style-name="ro1">
          <table:table-cell office:value-type="float" office:value="0.040663967271507">
            <text:p>0.0406639673</text:p>
          </table:table-cell>
          <table:table-cell table:formula="of:=CONCATENATE([.A294]; &quot;,&quot;)" office:value-type="string" office:string-value="0.040663967271507,">
            <text:p>0.040663967271507,</text:p>
          </table:table-cell>
          <table:table-cell office:value-type="string">
            <text:p>8.2983604810905e-15</text:p>
          </table:table-cell>
          <table:table-cell table:formula="of:=CONCATENATE([.C294]; &quot;,&quot;)" office:value-type="string" office:string-value="8.2983604810905e-15,">
            <text:p>8.2983604810905e-15,</text:p>
          </table:table-cell>
        </table:table-row>
        <table:table-row table:style-name="ro1">
          <table:table-cell office:value-type="float" office:value="0.44562860546976">
            <text:p>0.4456286055</text:p>
          </table:table-cell>
          <table:table-cell table:formula="of:=CONCATENATE([.A295]; &quot;,&quot;)" office:value-type="string" office:string-value="0.44562860546976,">
            <text:p>0.44562860546976,</text:p>
          </table:table-cell>
          <table:table-cell office:value-type="string">
            <text:p>7.7475301875253e-06</text:p>
          </table:table-cell>
          <table:table-cell table:formula="of:=CONCATENATE([.C295]; &quot;,&quot;)" office:value-type="string" office:string-value="7.7475301875253e-06,">
            <text:p>7.7475301875253e-06,</text:p>
          </table:table-cell>
        </table:table-row>
        <table:table-row table:style-name="ro1">
          <table:table-cell office:value-type="float" office:value="0.37196899172075">
            <text:p>0.3719689917</text:p>
          </table:table-cell>
          <table:table-cell table:formula="of:=CONCATENATE([.A296]; &quot;,&quot;)" office:value-type="string" office:string-value="0.37196899172075,">
            <text:p>0.37196899172075,</text:p>
          </table:table-cell>
          <table:table-cell office:value-type="string">
            <text:p>2.1459738048235e-06</text:p>
          </table:table-cell>
          <table:table-cell table:formula="of:=CONCATENATE([.C296]; &quot;,&quot;)" office:value-type="string" office:string-value="2.1459738048235e-06,">
            <text:p>2.1459738048235e-06,</text:p>
          </table:table-cell>
        </table:table-row>
        <table:table-row table:style-name="ro1">
          <table:table-cell office:value-type="float" office:value="0.33629462726265">
            <text:p>0.3362946273</text:p>
          </table:table-cell>
          <table:table-cell table:formula="of:=CONCATENATE([.A297]; &quot;,&quot;)" office:value-type="string" office:string-value="0.33629462726265,">
            <text:p>0.33629462726265,</text:p>
          </table:table-cell>
          <table:table-cell office:value-type="string">
            <text:p>1.019006764081e-06</text:p>
          </table:table-cell>
          <table:table-cell table:formula="of:=CONCATENATE([.C297]; &quot;,&quot;)" office:value-type="string" office:string-value="1.019006764081e-06,">
            <text:p>1.019006764081e-06,</text:p>
          </table:table-cell>
        </table:table-row>
        <table:table-row table:style-name="ro1">
          <table:table-cell office:value-type="float" office:value="0.21037629578536">
            <text:p>0.2103762958</text:p>
          </table:table-cell>
          <table:table-cell table:formula="of:=CONCATENATE([.A298]; &quot;,&quot;)" office:value-type="string" office:string-value="0.21037629578536,">
            <text:p>0.21037629578536,</text:p>
          </table:table-cell>
          <table:table-cell office:value-type="string">
            <text:p>2.5163088306446e-08</text:p>
          </table:table-cell>
          <table:table-cell table:formula="of:=CONCATENATE([.C298]; &quot;,&quot;)" office:value-type="string" office:string-value="2.5163088306446e-08,">
            <text:p>2.5163088306446e-08,</text:p>
          </table:table-cell>
        </table:table-row>
        <table:table-row table:style-name="ro1">
          <table:table-cell office:value-type="float" office:value="0.58456708601327">
            <text:p>0.584567086</text:p>
          </table:table-cell>
          <table:table-cell table:formula="of:=CONCATENATE([.A299]; &quot;,&quot;)" office:value-type="string" office:string-value="0.58456708601327,">
            <text:p>0.58456708601327,</text:p>
          </table:table-cell>
          <table:table-cell office:value-type="string">
            <text:p>4.6691441397152e-05</text:p>
          </table:table-cell>
          <table:table-cell table:formula="of:=CONCATENATE([.C299]; &quot;,&quot;)" office:value-type="string" office:string-value="4.6691441397152e-05,">
            <text:p>4.6691441397152e-05,</text:p>
          </table:table-cell>
        </table:table-row>
        <table:table-row table:style-name="ro1">
          <table:table-cell office:value-type="float" office:value="0.56980640451525">
            <text:p>0.5698064045</text:p>
          </table:table-cell>
          <table:table-cell table:formula="of:=CONCATENATE([.A300]; &quot;,&quot;)" office:value-type="string" office:string-value="0.56980640451525,">
            <text:p>0.56980640451525,</text:p>
          </table:table-cell>
          <table:table-cell office:value-type="string">
            <text:p>3.9701991977648e-05</text:p>
          </table:table-cell>
          <table:table-cell table:formula="of:=CONCATENATE([.C300]; &quot;,&quot;)" office:value-type="string" office:string-value="3.9701991977648e-05,">
            <text:p>3.9701991977648e-05,</text:p>
          </table:table-cell>
        </table:table-row>
        <table:table-row table:style-name="ro1">
          <table:table-cell office:value-type="float" office:value="0.68006336398835">
            <text:p>0.680063364</text:p>
          </table:table-cell>
          <table:table-cell table:formula="of:=CONCATENATE([.A301]; &quot;,&quot;)" office:value-type="string" office:string-value="0.68006336398835,">
            <text:p>0.68006336398835,</text:p>
          </table:table-cell>
          <table:table-cell office:value-type="float" office:value="0.00011809654125013">
            <text:p>0.0001180965</text:p>
          </table:table-cell>
          <table:table-cell table:formula="of:=CONCATENATE([.C301]; &quot;,&quot;)" office:value-type="string" office:string-value="0.00011809654125013,">
            <text:p>0.00011809654125013,</text:p>
          </table:table-cell>
        </table:table-row>
        <table:table-row table:style-name="ro1">
          <table:table-cell office:value-type="float" office:value="0.54950051590363">
            <text:p>0.5495005159</text:p>
          </table:table-cell>
          <table:table-cell table:formula="of:=CONCATENATE([.A302]; &quot;,&quot;)" office:value-type="string" office:string-value="0.54950051590363,">
            <text:p>0.54950051590363,</text:p>
          </table:table-cell>
          <table:table-cell office:value-type="string">
            <text:p>3.1460367631298e-05</text:p>
          </table:table-cell>
          <table:table-cell table:formula="of:=CONCATENATE([.C302]; &quot;,&quot;)" office:value-type="string" office:string-value="3.1460367631298e-05,">
            <text:p>3.1460367631298e-05,</text:p>
          </table:table-cell>
        </table:table-row>
        <table:table-row table:style-name="ro1">
          <table:table-cell office:value-type="float" office:value="0.47819604230788">
            <text:p>0.4781960423</text:p>
          </table:table-cell>
          <table:table-cell table:formula="of:=CONCATENATE([.A303]; &quot;,&quot;)" office:value-type="string" office:string-value="0.47819604230788,">
            <text:p>0.47819604230788,</text:p>
          </table:table-cell>
          <table:table-cell office:value-type="string">
            <text:p>1.2552765700491e-05</text:p>
          </table:table-cell>
          <table:table-cell table:formula="of:=CONCATENATE([.C303]; &quot;,&quot;)" office:value-type="string" office:string-value="1.2552765700491e-05,">
            <text:p>1.2552765700491e-05,</text:p>
          </table:table-cell>
        </table:table-row>
        <table:table-row table:style-name="ro1">
          <table:table-cell office:value-type="float" office:value="0.31150849087014">
            <text:p>0.3115084909</text:p>
          </table:table-cell>
          <table:table-cell table:formula="of:=CONCATENATE([.A304]; &quot;,&quot;)" office:value-type="string" office:string-value="0.31150849087014,">
            <text:p>0.31150849087014,</text:p>
          </table:table-cell>
          <table:table-cell office:value-type="string">
            <text:p>5.7146261245961e-07</text:p>
          </table:table-cell>
          <table:table-cell table:formula="of:=CONCATENATE([.C304]; &quot;,&quot;)" office:value-type="string" office:string-value="5.7146261245961e-07,">
            <text:p>5.7146261245961e-07,</text:p>
          </table:table-cell>
        </table:table-row>
        <table:table-row table:style-name="ro1">
          <table:table-cell office:value-type="float" office:value="0.19465735806238">
            <text:p>0.1946573581</text:p>
          </table:table-cell>
          <table:table-cell table:formula="of:=CONCATENATE([.A305]; &quot;,&quot;)" office:value-type="string" office:string-value="0.19465735806238,">
            <text:p>0.19465735806238,</text:p>
          </table:table-cell>
          <table:table-cell office:value-type="string">
            <text:p>1.3190905955912e-08</text:p>
          </table:table-cell>
          <table:table-cell table:formula="of:=CONCATENATE([.C305]; &quot;,&quot;)" office:value-type="string" office:string-value="1.3190905955912e-08,">
            <text:p>1.3190905955912e-08,</text:p>
          </table:table-cell>
        </table:table-row>
        <table:table-row table:style-name="ro1">
          <table:table-cell office:value-type="float" office:value="0.081228775579517">
            <text:p>0.0812287756</text:p>
          </table:table-cell>
          <table:table-cell table:formula="of:=CONCATENATE([.A306]; &quot;,&quot;)" office:value-type="string" office:string-value="0.081228775579517,">
            <text:p>0.081228775579517,</text:p>
          </table:table-cell>
          <table:table-cell office:value-type="string">
            <text:p>5.7269463479045e-12</text:p>
          </table:table-cell>
          <table:table-cell table:formula="of:=CONCATENATE([.C306]; &quot;,&quot;)" office:value-type="string" office:string-value="5.7269463479045e-12,">
            <text:p>5.7269463479045e-12,</text:p>
          </table:table-cell>
        </table:table-row>
        <table:table-row table:style-name="ro1">
          <table:table-cell office:value-type="float" office:value="0.1525195552804">
            <text:p>0.1525195553</text:p>
          </table:table-cell>
          <table:table-cell table:formula="of:=CONCATENATE([.A307]; &quot;,&quot;)" office:value-type="string" office:string-value="0.1525195552804,">
            <text:p>0.1525195552804,</text:p>
          </table:table-cell>
          <table:table-cell office:value-type="string">
            <text:p>1.6472983862855e-09</text:p>
          </table:table-cell>
          <table:table-cell table:formula="of:=CONCATENATE([.C307]; &quot;,&quot;)" office:value-type="string" office:string-value="1.6472983862855e-09,">
            <text:p>1.6472983862855e-09,</text:p>
          </table:table-cell>
        </table:table-row>
        <table:table-row table:style-name="ro1">
          <table:table-cell office:value-type="float" office:value="0.56505951042859">
            <text:p>0.5650595104</text:p>
          </table:table-cell>
          <table:table-cell table:formula="of:=CONCATENATE([.A308]; &quot;,&quot;)" office:value-type="string" office:string-value="0.56505951042859,">
            <text:p>0.56505951042859,</text:p>
          </table:table-cell>
          <table:table-cell office:value-type="string">
            <text:p>3.7638588538685e-05</text:p>
          </table:table-cell>
          <table:table-cell table:formula="of:=CONCATENATE([.C308]; &quot;,&quot;)" office:value-type="string" office:string-value="3.7638588538685e-05,">
            <text:p>3.7638588538685e-05,</text:p>
          </table:table-cell>
        </table:table-row>
        <table:table-row table:style-name="ro1">
          <table:table-cell office:value-type="float" office:value="0.63532747957518">
            <text:p>0.6353274796</text:p>
          </table:table-cell>
          <table:table-cell table:formula="of:=CONCATENATE([.A309]; &quot;,&quot;)" office:value-type="string" office:string-value="0.63532747957518,">
            <text:p>0.63532747957518,</text:p>
          </table:table-cell>
          <table:table-cell office:value-type="string">
            <text:p>7.8330167538986e-05</text:p>
          </table:table-cell>
          <table:table-cell table:formula="of:=CONCATENATE([.C309]; &quot;,&quot;)" office:value-type="string" office:string-value="7.8330167538986e-05,">
            <text:p>7.8330167538986e-05,</text:p>
          </table:table-cell>
        </table:table-row>
        <table:table-row table:style-name="ro1">
          <table:table-cell office:value-type="float" office:value="0.57567006433148">
            <text:p>0.5756700643</text:p>
          </table:table-cell>
          <table:table-cell table:formula="of:=CONCATENATE([.A310]; &quot;,&quot;)" office:value-type="string" office:string-value="0.57567006433148,">
            <text:p>0.57567006433148,</text:p>
          </table:table-cell>
          <table:table-cell office:value-type="string">
            <text:p>4.2372454342905e-05</text:p>
          </table:table-cell>
          <table:table-cell table:formula="of:=CONCATENATE([.C310]; &quot;,&quot;)" office:value-type="string" office:string-value="4.2372454342905e-05,">
            <text:p>4.2372454342905e-05,</text:p>
          </table:table-cell>
        </table:table-row>
        <table:table-row table:style-name="ro1">
          <table:table-cell office:value-type="float" office:value="0.53809447426086">
            <text:p>0.5380944743</text:p>
          </table:table-cell>
          <table:table-cell table:formula="of:=CONCATENATE([.A311]; &quot;,&quot;)" office:value-type="string" office:string-value="0.53809447426086,">
            <text:p>0.53809447426086,</text:p>
          </table:table-cell>
          <table:table-cell office:value-type="string">
            <text:p>2.7463456977563e-05</text:p>
          </table:table-cell>
          <table:table-cell table:formula="of:=CONCATENATE([.C311]; &quot;,&quot;)" office:value-type="string" office:string-value="2.7463456977563e-05,">
            <text:p>2.7463456977563e-05,</text:p>
          </table:table-cell>
        </table:table-row>
        <table:table-row table:style-name="ro1">
          <table:table-cell office:value-type="float" office:value="0.49460592863741">
            <text:p>0.4946059286</text:p>
          </table:table-cell>
          <table:table-cell table:formula="of:=CONCATENATE([.A312]; &quot;,&quot;)" office:value-type="string" office:string-value="0.49460592863741,">
            <text:p>0.49460592863741,</text:p>
          </table:table-cell>
          <table:table-cell office:value-type="string">
            <text:p>1.5751654281472e-05</text:p>
          </table:table-cell>
          <table:table-cell table:formula="of:=CONCATENATE([.C312]; &quot;,&quot;)" office:value-type="string" office:string-value="1.5751654281472e-05,">
            <text:p>1.5751654281472e-05,</text:p>
          </table:table-cell>
        </table:table-row>
        <table:table-row table:style-name="ro1">
          <table:table-cell office:value-type="float" office:value="0.76826256168883">
            <text:p>0.7682625617</text:p>
          </table:table-cell>
          <table:table-cell table:formula="of:=CONCATENATE([.A313]; &quot;,&quot;)" office:value-type="string" office:string-value="0.76826256168883,">
            <text:p>0.76826256168883,</text:p>
          </table:table-cell>
          <table:table-cell office:value-type="float" office:value="0.00023967855657844">
            <text:p>0.0002396786</text:p>
          </table:table-cell>
          <table:table-cell table:formula="of:=CONCATENATE([.C313]; &quot;,&quot;)" office:value-type="string" office:string-value="0.00023967855657844,">
            <text:p>0.00023967855657844,</text:p>
          </table:table-cell>
        </table:table-row>
        <table:table-row table:style-name="ro1">
          <table:table-cell office:value-type="float" office:value="0.66279437979833">
            <text:p>0.6627943798</text:p>
          </table:table-cell>
          <table:table-cell table:formula="of:=CONCATENATE([.A314]; &quot;,&quot;)" office:value-type="string" office:string-value="0.66279437979833,">
            <text:p>0.66279437979833,</text:p>
          </table:table-cell>
          <table:table-cell office:value-type="float" office:value="0.00010125178588396">
            <text:p>0.0001012518</text:p>
          </table:table-cell>
          <table:table-cell table:formula="of:=CONCATENATE([.C314]; &quot;,&quot;)" office:value-type="string" office:string-value="0.00010125178588396,">
            <text:p>0.00010125178588396,</text:p>
          </table:table-cell>
        </table:table-row>
        <table:table-row table:style-name="ro1">
          <table:table-cell office:value-type="float" office:value="0.44864363731742">
            <text:p>0.4486436373</text:p>
          </table:table-cell>
          <table:table-cell table:formula="of:=CONCATENATE([.A315]; &quot;,&quot;)" office:value-type="string" office:string-value="0.44864363731742,">
            <text:p>0.44864363731742,</text:p>
          </table:table-cell>
          <table:table-cell office:value-type="string">
            <text:p>8.1170738429303e-06</text:p>
          </table:table-cell>
          <table:table-cell table:formula="of:=CONCATENATE([.C315]; &quot;,&quot;)" office:value-type="string" office:string-value="8.1170738429303e-06,">
            <text:p>8.1170738429303e-06,</text:p>
          </table:table-cell>
        </table:table-row>
        <table:table-row table:style-name="ro1">
          <table:table-cell office:value-type="float" office:value="0.28139775061334">
            <text:p>0.2813977506</text:p>
          </table:table-cell>
          <table:table-cell table:formula="of:=CONCATENATE([.A316]; &quot;,&quot;)" office:value-type="string" office:string-value="0.28139775061334,">
            <text:p>0.28139775061334,</text:p>
          </table:table-cell>
          <table:table-cell office:value-type="string">
            <text:p>2.608354659736e-07</text:p>
          </table:table-cell>
          <table:table-cell table:formula="of:=CONCATENATE([.C316]; &quot;,&quot;)" office:value-type="string" office:string-value="2.608354659736e-07,">
            <text:p>2.608354659736e-07,</text:p>
          </table:table-cell>
        </table:table-row>
        <table:table-row table:style-name="ro1">
          <table:table-cell office:value-type="float" office:value="0.19921295308341">
            <text:p>0.1992129531</text:p>
          </table:table-cell>
          <table:table-cell table:formula="of:=CONCATENATE([.A317]; &quot;,&quot;)" office:value-type="string" office:string-value="0.19921295308341,">
            <text:p>0.19921295308341,</text:p>
          </table:table-cell>
          <table:table-cell office:value-type="string">
            <text:p>1.6003413461509e-08</text:p>
          </table:table-cell>
          <table:table-cell table:formula="of:=CONCATENATE([.C317]; &quot;,&quot;)" office:value-type="string" office:string-value="1.6003413461509e-08,">
            <text:p>1.6003413461509e-08,</text:p>
          </table:table-cell>
        </table:table-row>
        <table:table-row table:style-name="ro1">
          <table:table-cell office:value-type="float" office:value="0.33513370308674">
            <text:p>0.3351337031</text:p>
          </table:table-cell>
          <table:table-cell table:formula="of:=CONCATENATE([.A318]; &quot;,&quot;)" office:value-type="string" office:string-value="0.33513370308674,">
            <text:p>0.33513370308674,</text:p>
          </table:table-cell>
          <table:table-cell office:value-type="string">
            <text:p>9.929639074683e-07</text:p>
          </table:table-cell>
          <table:table-cell table:formula="of:=CONCATENATE([.C318]; &quot;,&quot;)" office:value-type="string" office:string-value="9.929639074683e-07,">
            <text:p>9.929639074683e-07,</text:p>
          </table:table-cell>
        </table:table-row>
        <table:table-row table:style-name="ro1">
          <table:table-cell office:value-type="float" office:value="0.32660906479826">
            <text:p>0.3266090648</text:p>
          </table:table-cell>
          <table:table-cell table:formula="of:=CONCATENATE([.A319]; &quot;,&quot;)" office:value-type="string" office:string-value="0.32660906479826,">
            <text:p>0.32660906479826,</text:p>
          </table:table-cell>
          <table:table-cell office:value-type="string">
            <text:p>8.1818730301763e-07</text:p>
          </table:table-cell>
          <table:table-cell table:formula="of:=CONCATENATE([.C319]; &quot;,&quot;)" office:value-type="string" office:string-value="8.1818730301763e-07,">
            <text:p>8.1818730301763e-07,</text:p>
          </table:table-cell>
        </table:table-row>
        <table:table-row table:style-name="ro1">
          <table:table-cell office:value-type="float" office:value="0.49612372368564">
            <text:p>0.4961237237</text:p>
          </table:table-cell>
          <table:table-cell table:formula="of:=CONCATENATE([.A320]; &quot;,&quot;)" office:value-type="string" office:string-value="0.49612372368564,">
            <text:p>0.49612372368564,</text:p>
          </table:table-cell>
          <table:table-cell office:value-type="string">
            <text:p>1.607773446221e-05</text:p>
          </table:table-cell>
          <table:table-cell table:formula="of:=CONCATENATE([.C320]; &quot;,&quot;)" office:value-type="string" office:string-value="1.607773446221e-05,">
            <text:p>1.607773446221e-05,</text:p>
          </table:table-cell>
        </table:table-row>
        <table:table-row table:style-name="ro1">
          <table:table-cell office:value-type="float" office:value="0.7682261108569">
            <text:p>0.7682261109</text:p>
          </table:table-cell>
          <table:table-cell table:formula="of:=CONCATENATE([.A321]; &quot;,&quot;)" office:value-type="string" office:string-value="0.7682261108569,">
            <text:p>0.7682261108569,</text:p>
          </table:table-cell>
          <table:table-cell office:value-type="float" office:value="0.00023961425276671">
            <text:p>0.0002396143</text:p>
          </table:table-cell>
          <table:table-cell table:formula="of:=CONCATENATE([.C321]; &quot;,&quot;)" office:value-type="string" office:string-value="0.00023961425276671,">
            <text:p>0.00023961425276671,</text:p>
          </table:table-cell>
        </table:table-row>
        <table:table-row table:style-name="ro1">
          <table:table-cell office:value-type="float" office:value="0.77271207378785">
            <text:p>0.7727120738</text:p>
          </table:table-cell>
          <table:table-cell table:formula="of:=CONCATENATE([.A322]; &quot;,&quot;)" office:value-type="string" office:string-value="0.77271207378785,">
            <text:p>0.77271207378785,</text:p>
          </table:table-cell>
          <table:table-cell office:value-type="float" office:value="0.00024762526646796">
            <text:p>0.0002476253</text:p>
          </table:table-cell>
          <table:table-cell table:formula="of:=CONCATENATE([.C322]; &quot;,&quot;)" office:value-type="string" office:string-value="0.00024762526646796,">
            <text:p>0.00024762526646796,</text:p>
          </table:table-cell>
        </table:table-row>
        <table:table-row table:style-name="ro1">
          <table:table-cell office:value-type="float" office:value="0.54466689693109">
            <text:p>0.5446668969</text:p>
          </table:table-cell>
          <table:table-cell table:formula="of:=CONCATENATE([.A323]; &quot;,&quot;)" office:value-type="string" office:string-value="0.54466689693109,">
            <text:p>0.54466689693109,</text:p>
          </table:table-cell>
          <table:table-cell office:value-type="string">
            <text:p>2.971402032258e-05</text:p>
          </table:table-cell>
          <table:table-cell table:formula="of:=CONCATENATE([.C323]; &quot;,&quot;)" office:value-type="string" office:string-value="2.971402032258e-05,">
            <text:p>2.971402032258e-05,</text:p>
          </table:table-cell>
        </table:table-row>
        <table:table-row table:style-name="ro1">
          <table:table-cell office:value-type="float" office:value="0.49160332081695">
            <text:p>0.4916033208</text:p>
          </table:table-cell>
          <table:table-cell table:formula="of:=CONCATENATE([.A324]; &quot;,&quot;)" office:value-type="string" office:string-value="0.49160332081695,">
            <text:p>0.49160332081695,</text:p>
          </table:table-cell>
          <table:table-cell office:value-type="string">
            <text:p>1.5122189060071e-05</text:p>
          </table:table-cell>
          <table:table-cell table:formula="of:=CONCATENATE([.C324]; &quot;,&quot;)" office:value-type="string" office:string-value="1.5122189060071e-05,">
            <text:p>1.5122189060071e-05,</text:p>
          </table:table-cell>
        </table:table-row>
        <table:table-row table:style-name="ro1">
          <table:table-cell office:value-type="float" office:value="0.22084041013726">
            <text:p>0.2208404101</text:p>
          </table:table-cell>
          <table:table-cell table:formula="of:=CONCATENATE([.A325]; &quot;,&quot;)" office:value-type="string" office:string-value="0.22084041013726,">
            <text:p>0.22084041013726,</text:p>
          </table:table-cell>
          <table:table-cell office:value-type="string">
            <text:p>3.7514269079252e-08</text:p>
          </table:table-cell>
          <table:table-cell table:formula="of:=CONCATENATE([.C325]; &quot;,&quot;)" office:value-type="string" office:string-value="3.7514269079252e-08,">
            <text:p>3.7514269079252e-08,</text:p>
          </table:table-cell>
        </table:table-row>
        <table:table-row table:style-name="ro1">
          <table:table-cell office:value-type="float" office:value="0.41617707584601">
            <text:p>0.4161770758</text:p>
          </table:table-cell>
          <table:table-cell table:formula="of:=CONCATENATE([.A326]; &quot;,&quot;)" office:value-type="string" office:string-value="0.41617707584601,">
            <text:p>0.41617707584601,</text:p>
          </table:table-cell>
          <table:table-cell office:value-type="string">
            <text:p>4.8040325789053e-06</text:p>
          </table:table-cell>
          <table:table-cell table:formula="of:=CONCATENATE([.C326]; &quot;,&quot;)" office:value-type="string" office:string-value="4.8040325789053e-06,">
            <text:p>4.8040325789053e-06,</text:p>
          </table:table-cell>
        </table:table-row>
        <table:table-row table:style-name="ro1">
          <table:table-cell office:value-type="float" office:value="0.7106232730249">
            <text:p>0.710623273</text:p>
          </table:table-cell>
          <table:table-cell table:formula="of:=CONCATENATE([.A327]; &quot;,&quot;)" office:value-type="string" office:string-value="0.7106232730249,">
            <text:p>0.7106232730249,</text:p>
          </table:table-cell>
          <table:table-cell office:value-type="float" office:value="0.0001530560506493">
            <text:p>0.0001530561</text:p>
          </table:table-cell>
          <table:table-cell table:formula="of:=CONCATENATE([.C327]; &quot;,&quot;)" office:value-type="string" office:string-value="0.0001530560506493,">
            <text:p>0.0001530560506493,</text:p>
          </table:table-cell>
        </table:table-row>
        <table:table-row table:style-name="ro1">
          <table:table-cell office:value-type="float" office:value="0.65834153953183">
            <text:p>0.6583415395</text:p>
          </table:table-cell>
          <table:table-cell table:formula="of:=CONCATENATE([.A328]; &quot;,&quot;)" office:value-type="string" office:string-value="0.65834153953183,">
            <text:p>0.65834153953183,</text:p>
          </table:table-cell>
          <table:table-cell office:value-type="string">
            <text:p>9.7223845090104e-05</text:p>
          </table:table-cell>
          <table:table-cell table:formula="of:=CONCATENATE([.C328]; &quot;,&quot;)" office:value-type="string" office:string-value="9.7223845090104e-05,">
            <text:p>9.7223845090104e-05,</text:p>
          </table:table-cell>
        </table:table-row>
        <table:table-row table:style-name="ro1">
          <table:table-cell office:value-type="float" office:value="0.81285014832603">
            <text:p>0.8128501483</text:p>
          </table:table-cell>
          <table:table-cell table:formula="of:=CONCATENATE([.A329]; &quot;,&quot;)" office:value-type="string" office:string-value="0.81285014832603,">
            <text:p>0.81285014832603,</text:p>
          </table:table-cell>
          <table:table-cell office:value-type="float" office:value="0.00032846252622161">
            <text:p>0.0003284625</text:p>
          </table:table-cell>
          <table:table-cell table:formula="of:=CONCATENATE([.C329]; &quot;,&quot;)" office:value-type="string" office:string-value="0.00032846252622161,">
            <text:p>0.00032846252622161,</text:p>
          </table:table-cell>
        </table:table-row>
        <table:table-row table:style-name="ro1">
          <table:table-cell office:value-type="float" office:value="0.70675002294792">
            <text:p>0.7067500229</text:p>
          </table:table-cell>
          <table:table-cell table:formula="of:=CONCATENATE([.A330]; &quot;,&quot;)" office:value-type="string" office:string-value="0.70675002294792,">
            <text:p>0.70675002294792,</text:p>
          </table:table-cell>
          <table:table-cell office:value-type="float" office:value="0.00014823786076144">
            <text:p>0.0001482379</text:p>
          </table:table-cell>
          <table:table-cell table:formula="of:=CONCATENATE([.C330]; &quot;,&quot;)" office:value-type="string" office:string-value="0.00014823786076144,">
            <text:p>0.00014823786076144,</text:p>
          </table:table-cell>
        </table:table-row>
        <table:table-row table:style-name="ro1">
          <table:table-cell office:value-type="float" office:value="0.23959193719877">
            <text:p>0.2395919372</text:p>
          </table:table-cell>
          <table:table-cell table:formula="of:=CONCATENATE([.A331]; &quot;,&quot;)" office:value-type="string" office:string-value="0.23959193719877,">
            <text:p>0.23959193719877,</text:p>
          </table:table-cell>
          <table:table-cell office:value-type="string">
            <text:p>7.2767015405734e-08</text:p>
          </table:table-cell>
          <table:table-cell table:formula="of:=CONCATENATE([.C331]; &quot;,&quot;)" office:value-type="string" office:string-value="7.2767015405734e-08,">
            <text:p>7.2767015405734e-08,</text:p>
          </table:table-cell>
        </table:table-row>
        <table:table-row table:style-name="ro1">
          <table:table-cell office:value-type="float" office:value="0.088193245423718">
            <text:p>0.0881932454</text:p>
          </table:table-cell>
          <table:table-cell table:formula="of:=CONCATENATE([.A332]; &quot;,&quot;)" office:value-type="string" office:string-value="0.088193245423718,">
            <text:p>0.088193245423718,</text:p>
          </table:table-cell>
          <table:table-cell office:value-type="string">
            <text:p>1.2226241966123e-11</text:p>
          </table:table-cell>
          <table:table-cell table:formula="of:=CONCATENATE([.C332]; &quot;,&quot;)" office:value-type="string" office:string-value="1.2226241966123e-11,">
            <text:p>1.2226241966123e-11,</text:p>
          </table:table-cell>
        </table:table-row>
        <table:table-row table:style-name="ro1">
          <table:table-cell office:value-type="float" office:value="0.27961084319534">
            <text:p>0.2796108432</text:p>
          </table:table-cell>
          <table:table-cell table:formula="of:=CONCATENATE([.A333]; &quot;,&quot;)" office:value-type="string" office:string-value="0.27961084319534,">
            <text:p>0.27961084319534,</text:p>
          </table:table-cell>
          <table:table-cell office:value-type="string">
            <text:p>2.4817668317834e-07</text:p>
          </table:table-cell>
          <table:table-cell table:formula="of:=CONCATENATE([.C333]; &quot;,&quot;)" office:value-type="string" office:string-value="2.4817668317834e-07,">
            <text:p>2.4817668317834e-07,</text:p>
          </table:table-cell>
        </table:table-row>
        <table:table-row table:style-name="ro1">
          <table:table-cell office:value-type="float" office:value="0.19449327952377">
            <text:p>0.1944932795</text:p>
          </table:table-cell>
          <table:table-cell table:formula="of:=CONCATENATE([.A334]; &quot;,&quot;)" office:value-type="string" office:string-value="0.19449327952377,">
            <text:p>0.19449327952377,</text:p>
          </table:table-cell>
          <table:table-cell office:value-type="string">
            <text:p>1.3098117664193e-08</text:p>
          </table:table-cell>
          <table:table-cell table:formula="of:=CONCATENATE([.C334]; &quot;,&quot;)" office:value-type="string" office:string-value="1.3098117664193e-08,">
            <text:p>1.3098117664193e-08,</text:p>
          </table:table-cell>
        </table:table-row>
        <table:table-row table:style-name="ro1">
          <table:table-cell office:value-type="float" office:value="0.18702894743652">
            <text:p>0.1870289474</text:p>
          </table:table-cell>
          <table:table-cell table:formula="of:=CONCATENATE([.A335]; &quot;,&quot;)" office:value-type="string" office:string-value="0.18702894743652,">
            <text:p>0.18702894743652,</text:p>
          </table:table-cell>
          <table:table-cell office:value-type="string">
            <text:p>9.4292075984379e-09</text:p>
          </table:table-cell>
          <table:table-cell table:formula="of:=CONCATENATE([.C335]; &quot;,&quot;)" office:value-type="string" office:string-value="9.4292075984379e-09,">
            <text:p>9.4292075984379e-09,</text:p>
          </table:table-cell>
        </table:table-row>
        <table:table-row table:style-name="ro1">
          <table:table-cell office:value-type="float" office:value="0.32913004970807">
            <text:p>0.3291300497</text:p>
          </table:table-cell>
          <table:table-cell table:formula="of:=CONCATENATE([.A336]; &quot;,&quot;)" office:value-type="string" office:string-value="0.32913004970807,">
            <text:p>0.32913004970807,</text:p>
          </table:table-cell>
          <table:table-cell office:value-type="string">
            <text:p>8.6696304323258e-07</text:p>
          </table:table-cell>
          <table:table-cell table:formula="of:=CONCATENATE([.C336]; &quot;,&quot;)" office:value-type="string" office:string-value="8.6696304323258e-07,">
            <text:p>8.6696304323258e-07,</text:p>
          </table:table-cell>
        </table:table-row>
        <table:table-row table:style-name="ro1">
          <table:table-cell office:value-type="float" office:value="0.41654859088758">
            <text:p>0.4165485909</text:p>
          </table:table-cell>
          <table:table-cell table:formula="of:=CONCATENATE([.A337]; &quot;,&quot;)" office:value-type="string" office:string-value="0.41654859088758,">
            <text:p>0.41654859088758,</text:p>
          </table:table-cell>
          <table:table-cell office:value-type="string">
            <text:p>4.8343927783845e-06</text:p>
          </table:table-cell>
          <table:table-cell table:formula="of:=CONCATENATE([.C337]; &quot;,&quot;)" office:value-type="string" office:string-value="4.8343927783845e-06,">
            <text:p>4.8343927783845e-06,</text:p>
          </table:table-cell>
        </table:table-row>
        <table:table-row table:style-name="ro1">
          <table:table-cell office:value-type="float" office:value="0.51806194311062">
            <text:p>0.5180619431</text:p>
          </table:table-cell>
          <table:table-cell table:formula="of:=CONCATENATE([.A338]; &quot;,&quot;)" office:value-type="string" office:string-value="0.51806194311062,">
            <text:p>0.51806194311062,</text:p>
          </table:table-cell>
          <table:table-cell office:value-type="string">
            <text:p>2.1425056324604e-05</text:p>
          </table:table-cell>
          <table:table-cell table:formula="of:=CONCATENATE([.C338]; &quot;,&quot;)" office:value-type="string" office:string-value="2.1425056324604e-05,">
            <text:p>2.1425056324604e-05,</text:p>
          </table:table-cell>
        </table:table-row>
        <table:table-row table:style-name="ro1">
          <table:table-cell office:value-type="float" office:value="0.43963500215758">
            <text:p>0.4396350022</text:p>
          </table:table-cell>
          <table:table-cell table:formula="of:=CONCATENATE([.A339]; &quot;,&quot;)" office:value-type="string" office:string-value="0.43963500215758,">
            <text:p>0.43963500215758,</text:p>
          </table:table-cell>
          <table:table-cell office:value-type="string">
            <text:p>7.0534021988474e-06</text:p>
          </table:table-cell>
          <table:table-cell table:formula="of:=CONCATENATE([.C339]; &quot;,&quot;)" office:value-type="string" office:string-value="7.0534021988474e-06,">
            <text:p>7.0534021988474e-06,</text:p>
          </table:table-cell>
        </table:table-row>
        <table:table-row table:style-name="ro1">
          <table:table-cell office:value-type="float" office:value="0.28922663671312">
            <text:p>0.2892266367</text:p>
          </table:table-cell>
          <table:table-cell table:formula="of:=CONCATENATE([.A340]; &quot;,&quot;)" office:value-type="string" office:string-value="0.28922663671312,">
            <text:p>0.28922663671312,</text:p>
          </table:table-cell>
          <table:table-cell office:value-type="string">
            <text:p>3.2291645418474e-07</text:p>
          </table:table-cell>
          <table:table-cell table:formula="of:=CONCATENATE([.C340]; &quot;,&quot;)" office:value-type="string" office:string-value="3.2291645418474e-07,">
            <text:p>3.2291645418474e-07,</text:p>
          </table:table-cell>
        </table:table-row>
        <table:table-row table:style-name="ro1">
          <table:table-cell office:value-type="float" office:value="0.088411460589174">
            <text:p>0.0884114606</text:p>
          </table:table-cell>
          <table:table-cell table:formula="of:=CONCATENATE([.A341]; &quot;,&quot;)" office:value-type="string" office:string-value="0.088411460589174,">
            <text:p>0.088411460589174,</text:p>
          </table:table-cell>
          <table:table-cell office:value-type="string">
            <text:p>1.2507041540615e-11</text:p>
          </table:table-cell>
          <table:table-cell table:formula="of:=CONCATENATE([.C341]; &quot;,&quot;)" office:value-type="string" office:string-value="1.2507041540615e-11,">
            <text:p>1.2507041540615e-11,</text:p>
          </table:table-cell>
        </table:table-row>
        <table:table-row table:style-name="ro1">
          <table:table-cell office:value-type="float" office:value="0.52464180516851">
            <text:p>0.5246418052</text:p>
          </table:table-cell>
          <table:table-cell table:formula="of:=CONCATENATE([.A342]; &quot;,&quot;)" office:value-type="string" office:string-value="0.52464180516851,">
            <text:p>0.52464180516851,</text:p>
          </table:table-cell>
          <table:table-cell office:value-type="string">
            <text:p>2.3278269843571e-05</text:p>
          </table:table-cell>
          <table:table-cell table:formula="of:=CONCATENATE([.C342]; &quot;,&quot;)" office:value-type="string" office:string-value="2.3278269843571e-05,">
            <text:p>2.3278269843571e-05,</text:p>
          </table:table-cell>
        </table:table-row>
        <table:table-row table:style-name="ro1">
          <table:table-cell office:value-type="float" office:value="0.71936677132131">
            <text:p>0.7193667713</text:p>
          </table:table-cell>
          <table:table-cell table:formula="of:=CONCATENATE([.A343]; &quot;,&quot;)" office:value-type="string" office:string-value="0.71936677132131,">
            <text:p>0.71936677132131,</text:p>
          </table:table-cell>
          <table:table-cell office:value-type="float" office:value="0.00016436844231021">
            <text:p>0.0001643684</text:p>
          </table:table-cell>
          <table:table-cell table:formula="of:=CONCATENATE([.C343]; &quot;,&quot;)" office:value-type="string" office:string-value="0.00016436844231021,">
            <text:p>0.00016436844231021,</text:p>
          </table:table-cell>
        </table:table-row>
        <table:table-row table:style-name="ro1">
          <table:table-cell office:value-type="float" office:value="0.59099650913961">
            <text:p>0.5909965091</text:p>
          </table:table-cell>
          <table:table-cell table:formula="of:=CONCATENATE([.A344]; &quot;,&quot;)" office:value-type="string" office:string-value="0.59099650913961,">
            <text:p>0.59099650913961,</text:p>
          </table:table-cell>
          <table:table-cell office:value-type="string">
            <text:p>5.0021520497709e-05</text:p>
          </table:table-cell>
          <table:table-cell table:formula="of:=CONCATENATE([.C344]; &quot;,&quot;)" office:value-type="string" office:string-value="5.0021520497709e-05,">
            <text:p>5.0021520497709e-05,</text:p>
          </table:table-cell>
        </table:table-row>
        <table:table-row table:style-name="ro1">
          <table:table-cell office:value-type="float" office:value="0.34609381066217">
            <text:p>0.3460938107</text:p>
          </table:table-cell>
          <table:table-cell table:formula="of:=CONCATENATE([.A345]; &quot;,&quot;)" office:value-type="string" office:string-value="0.34609381066217,">
            <text:p>0.34609381066217,</text:p>
          </table:table-cell>
          <table:table-cell office:value-type="string">
            <text:p>1.2623653149512e-06</text:p>
          </table:table-cell>
          <table:table-cell table:formula="of:=CONCATENATE([.C345]; &quot;,&quot;)" office:value-type="string" office:string-value="1.2623653149512e-06,">
            <text:p>1.2623653149512e-06,</text:p>
          </table:table-cell>
        </table:table-row>
        <table:table-row table:style-name="ro1">
          <table:table-cell office:value-type="float" office:value="0.19158087161701">
            <text:p>0.1915808716</text:p>
          </table:table-cell>
          <table:table-cell table:formula="of:=CONCATENATE([.A346]; &quot;,&quot;)" office:value-type="string" office:string-value="0.19158087161701,">
            <text:p>0.19158087161701,</text:p>
          </table:table-cell>
          <table:table-cell office:value-type="string">
            <text:p>1.1542136844156e-08</text:p>
          </table:table-cell>
          <table:table-cell table:formula="of:=CONCATENATE([.C346]; &quot;,&quot;)" office:value-type="string" office:string-value="1.1542136844156e-08,">
            <text:p>1.1542136844156e-08,</text:p>
          </table:table-cell>
        </table:table-row>
        <table:table-row table:style-name="ro1">
          <table:table-cell office:value-type="float" office:value="0.41969425038066">
            <text:p>0.4196942504</text:p>
          </table:table-cell>
          <table:table-cell table:formula="of:=CONCATENATE([.A347]; &quot;,&quot;)" office:value-type="string" office:string-value="0.41969425038066,">
            <text:p>0.41969425038066,</text:p>
          </table:table-cell>
          <table:table-cell office:value-type="string">
            <text:p>5.0977902376036e-06</text:p>
          </table:table-cell>
          <table:table-cell table:formula="of:=CONCATENATE([.C347]; &quot;,&quot;)" office:value-type="string" office:string-value="5.0977902376036e-06,">
            <text:p>5.0977902376036e-06,</text:p>
          </table:table-cell>
        </table:table-row>
        <table:table-row table:style-name="ro1">
          <table:table-cell office:value-type="float" office:value="0.54005890414451">
            <text:p>0.5400589041</text:p>
          </table:table-cell>
          <table:table-cell table:formula="of:=CONCATENATE([.A348]; &quot;,&quot;)" office:value-type="string" office:string-value="0.54005890414451,">
            <text:p>0.54005890414451,</text:p>
          </table:table-cell>
          <table:table-cell office:value-type="string">
            <text:p>2.8121467997908e-05</text:p>
          </table:table-cell>
          <table:table-cell table:formula="of:=CONCATENATE([.C348]; &quot;,&quot;)" office:value-type="string" office:string-value="2.8121467997908e-05,">
            <text:p>2.8121467997908e-05,</text:p>
          </table:table-cell>
        </table:table-row>
        <table:table-row table:style-name="ro1">
          <table:table-cell office:value-type="float" office:value="0.45593536709255">
            <text:p>0.4559353671</text:p>
          </table:table-cell>
          <table:table-cell table:formula="of:=CONCATENATE([.A349]; &quot;,&quot;)" office:value-type="string" office:string-value="0.45593536709255,">
            <text:p>0.45593536709255,</text:p>
          </table:table-cell>
          <table:table-cell office:value-type="string">
            <text:p>9.0700955059602e-06</text:p>
          </table:table-cell>
          <table:table-cell table:formula="of:=CONCATENATE([.C349]; &quot;,&quot;)" office:value-type="string" office:string-value="9.0700955059602e-06,">
            <text:p>9.0700955059602e-06,</text:p>
          </table:table-cell>
        </table:table-row>
        <table:table-row table:style-name="ro1">
          <table:table-cell office:value-type="float" office:value="0.28098249701297">
            <text:p>0.280982497</text:p>
          </table:table-cell>
          <table:table-cell table:formula="of:=CONCATENATE([.A350]; &quot;,&quot;)" office:value-type="string" office:string-value="0.28098249701297,">
            <text:p>0.28098249701297,</text:p>
          </table:table-cell>
          <table:table-cell office:value-type="string">
            <text:p>2.578461904471e-07</text:p>
          </table:table-cell>
          <table:table-cell table:formula="of:=CONCATENATE([.C350]; &quot;,&quot;)" office:value-type="string" office:string-value="2.578461904471e-07,">
            <text:p>2.578461904471e-07,</text:p>
          </table:table-cell>
        </table:table-row>
        <table:table-row table:style-name="ro1">
          <table:table-cell office:value-type="float" office:value="0.094886023363262">
            <text:p>0.0948860234</text:p>
          </table:table-cell>
          <table:table-cell table:formula="of:=CONCATENATE([.A351]; &quot;,&quot;)" office:value-type="string" office:string-value="0.094886023363262,">
            <text:p>0.094886023363262,</text:p>
          </table:table-cell>
          <table:table-cell office:value-type="string">
            <text:p>2.3896447377857e-11</text:p>
          </table:table-cell>
          <table:table-cell table:formula="of:=CONCATENATE([.C351]; &quot;,&quot;)" office:value-type="string" office:string-value="2.3896447377857e-11,">
            <text:p>2.3896447377857e-11,</text:p>
          </table:table-cell>
        </table:table-row>
        <table:table-row table:style-name="ro1">
          <table:table-cell office:value-type="float" office:value="0.21200224668091">
            <text:p>0.2120022467</text:p>
          </table:table-cell>
          <table:table-cell table:formula="of:=CONCATENATE([.A352]; &quot;,&quot;)" office:value-type="string" office:string-value="0.21200224668091,">
            <text:p>0.21200224668091,</text:p>
          </table:table-cell>
          <table:table-cell office:value-type="string">
            <text:p>2.6814542082493e-08</text:p>
          </table:table-cell>
          <table:table-cell table:formula="of:=CONCATENATE([.C352]; &quot;,&quot;)" office:value-type="string" office:string-value="2.6814542082493e-08,">
            <text:p>2.6814542082493e-08,</text:p>
          </table:table-cell>
        </table:table-row>
        <table:table-row table:style-name="ro1">
          <table:table-cell office:value-type="float" office:value="0.10349566089063">
            <text:p>0.1034956609</text:p>
          </table:table-cell>
          <table:table-cell table:formula="of:=CONCATENATE([.A353]; &quot;,&quot;)" office:value-type="string" office:string-value="0.10349566089063,">
            <text:p>0.10349566089063,</text:p>
          </table:table-cell>
          <table:table-cell office:value-type="string">
            <text:p>5.2664155403969e-11</text:p>
          </table:table-cell>
          <table:table-cell table:formula="of:=CONCATENATE([.C353]; &quot;,&quot;)" office:value-type="string" office:string-value="5.2664155403969e-11,">
            <text:p>5.2664155403969e-11,</text:p>
          </table:table-cell>
        </table:table-row>
        <table:table-row table:style-name="ro1">
          <table:table-cell office:value-type="float" office:value="0.14301305094229">
            <text:p>0.1430130509</text:p>
          </table:table-cell>
          <table:table-cell table:formula="of:=CONCATENATE([.A354]; &quot;,&quot;)" office:value-type="string" office:string-value="0.14301305094229,">
            <text:p>0.14301305094229,</text:p>
          </table:table-cell>
          <table:table-cell office:value-type="string">
            <text:p>9.4025321008582e-10</text:p>
          </table:table-cell>
          <table:table-cell table:formula="of:=CONCATENATE([.C354]; &quot;,&quot;)" office:value-type="string" office:string-value="9.4025321008582e-10,">
            <text:p>9.4025321008582e-10,</text:p>
          </table:table-cell>
        </table:table-row>
        <table:table-row table:style-name="ro1">
          <table:table-cell office:value-type="float" office:value="0.10806964279281">
            <text:p>0.1080696428</text:p>
          </table:table-cell>
          <table:table-cell table:formula="of:=CONCATENATE([.A355]; &quot;,&quot;)" office:value-type="string" office:string-value="0.10806964279281,">
            <text:p>0.10806964279281,</text:p>
          </table:table-cell>
          <table:table-cell office:value-type="string">
            <text:p>7.7869357399042e-11</text:p>
          </table:table-cell>
          <table:table-cell table:formula="of:=CONCATENATE([.C355]; &quot;,&quot;)" office:value-type="string" office:string-value="7.7869357399042e-11,">
            <text:p>7.7869357399042e-11,</text:p>
          </table:table-cell>
        </table:table-row>
        <table:table-row table:style-name="ro1">
          <table:table-cell office:value-type="float" office:value="0.16670321632167">
            <text:p>0.1667032163</text:p>
          </table:table-cell>
          <table:table-cell table:formula="of:=CONCATENATE([.A356]; &quot;,&quot;)" office:value-type="string" office:string-value="0.16670321632167,">
            <text:p>0.16670321632167,</text:p>
          </table:table-cell>
          <table:table-cell office:value-type="string">
            <text:p>3.5467929734314e-09</text:p>
          </table:table-cell>
          <table:table-cell table:formula="of:=CONCATENATE([.C356]; &quot;,&quot;)" office:value-type="string" office:string-value="3.5467929734314e-09,">
            <text:p>3.5467929734314e-09,</text:p>
          </table:table-cell>
        </table:table-row>
        <table:table-row table:style-name="ro1">
          <table:table-cell office:value-type="float" office:value="0.19171411255028">
            <text:p>0.1917141126</text:p>
          </table:table-cell>
          <table:table-cell table:formula="of:=CONCATENATE([.A357]; &quot;,&quot;)" office:value-type="string" office:string-value="0.19171411255028,">
            <text:p>0.19171411255028,</text:p>
          </table:table-cell>
          <table:table-cell office:value-type="string">
            <text:p>1.1609673643386e-08</text:p>
          </table:table-cell>
          <table:table-cell table:formula="of:=CONCATENATE([.C357]; &quot;,&quot;)" office:value-type="string" office:string-value="1.1609673643386e-08,">
            <text:p>1.1609673643386e-08,</text:p>
          </table:table-cell>
        </table:table-row>
        <table:table-row table:style-name="ro1">
          <table:table-cell office:value-type="float" office:value="0.14923916192934">
            <text:p>0.1492391619</text:p>
          </table:table-cell>
          <table:table-cell table:formula="of:=CONCATENATE([.A358]; &quot;,&quot;)" office:value-type="string" office:string-value="0.14923916192934,">
            <text:p>0.14923916192934,</text:p>
          </table:table-cell>
          <table:table-cell office:value-type="string">
            <text:p>1.3637157231615e-09</text:p>
          </table:table-cell>
          <table:table-cell table:formula="of:=CONCATENATE([.C358]; &quot;,&quot;)" office:value-type="string" office:string-value="1.3637157231615e-09,">
            <text:p>1.3637157231615e-09,</text:p>
          </table:table-cell>
        </table:table-row>
        <table:table-row table:style-name="ro1">
          <table:table-cell office:value-type="float" office:value="0.090495614073679">
            <text:p>0.0904956141</text:p>
          </table:table-cell>
          <table:table-cell table:formula="of:=CONCATENATE([.A359]; &quot;,&quot;)" office:value-type="string" office:string-value="0.090495614073679,">
            <text:p>0.090495614073679,</text:p>
          </table:table-cell>
          <table:table-cell office:value-type="string">
            <text:p>1.5489453013503e-11</text:p>
          </table:table-cell>
          <table:table-cell table:formula="of:=CONCATENATE([.C359]; &quot;,&quot;)" office:value-type="string" office:string-value="1.5489453013503e-11,">
            <text:p>1.5489453013503e-11,</text:p>
          </table:table-cell>
        </table:table-row>
        <table:table-row table:style-name="ro1">
          <table:table-cell office:value-type="float" office:value="0.034164052884998">
            <text:p>0.0341640529</text:p>
          </table:table-cell>
          <table:table-cell table:formula="of:=CONCATENATE([.A360]; &quot;,&quot;)" office:value-type="string" office:string-value="0.034164052884998,">
            <text:p>0.034164052884998,</text:p>
          </table:table-cell>
          <table:table-cell office:value-type="string">
            <text:p>1.5481016613006e-15</text:p>
          </table:table-cell>
          <table:table-cell table:formula="of:=CONCATENATE([.C360]; &quot;,&quot;)" office:value-type="string" office:string-value="1.5481016613006e-15,">
            <text:p>1.5481016613006e-15,</text:p>
          </table:table-cell>
        </table:table-row>
        <table:table-row table:style-name="ro1">
          <table:table-cell office:value-type="float" office:value="0.019817208615917">
            <text:p>0.0198172086</text:p>
          </table:table-cell>
          <table:table-cell table:formula="of:=CONCATENATE([.A361]; &quot;,&quot;)" office:value-type="string" office:string-value="0.019817208615917,">
            <text:p>0.019817208615917,</text:p>
          </table:table-cell>
          <table:table-cell office:value-type="string">
            <text:p>7.67717519681e-18</text:p>
          </table:table-cell>
          <table:table-cell table:formula="of:=CONCATENATE([.C361]; &quot;,&quot;)" office:value-type="string" office:string-value="7.67717519681e-18,">
            <text:p>7.67717519681e-18,</text:p>
          </table:table-cell>
        </table:table-row>
        <table:table-row table:style-name="ro1">
          <table:table-cell office:value-type="float" office:value="0.013554763030751">
            <text:p>0.013554763</text:p>
          </table:table-cell>
          <table:table-cell table:formula="of:=CONCATENATE([.A362]; &quot;,&quot;)" office:value-type="string" office:string-value="0.013554763030751,">
            <text:p>0.013554763030751,</text:p>
          </table:table-cell>
          <table:table-cell office:value-type="string">
            <text:p>1.829983214162e-19</text:p>
          </table:table-cell>
          <table:table-cell table:formula="of:=CONCATENATE([.C362]; &quot;,&quot;)" office:value-type="string" office:string-value="1.829983214162e-19,">
            <text:p>1.829983214162e-19,</text:p>
          </table:table-cell>
        </table:table-row>
        <table:table-row table:style-name="ro1">
          <table:table-cell office:value-type="float" office:value="0.39274145892553">
            <text:p>0.3927414589</text:p>
          </table:table-cell>
          <table:table-cell table:formula="of:=CONCATENATE([.A363]; &quot;,&quot;)" office:value-type="string" office:string-value="0.39274145892553,">
            <text:p>0.39274145892553,</text:p>
          </table:table-cell>
          <table:table-cell office:value-type="string">
            <text:p>3.1795265272654e-06</text:p>
          </table:table-cell>
          <table:table-cell table:formula="of:=CONCATENATE([.C363]; &quot;,&quot;)" office:value-type="string" office:string-value="3.1795265272654e-06,">
            <text:p>3.1795265272654e-06,</text:p>
          </table:table-cell>
        </table:table-row>
        <table:table-row table:style-name="ro1">
          <table:table-cell office:value-type="float" office:value="0.27542296343434">
            <text:p>0.2754229634</text:p>
          </table:table-cell>
          <table:table-cell table:formula="of:=CONCATENATE([.A364]; &quot;,&quot;)" office:value-type="string" office:string-value="0.27542296343434,">
            <text:p>0.27542296343434,</text:p>
          </table:table-cell>
          <table:table-cell office:value-type="string">
            <text:p>2.205256688664e-07</text:p>
          </table:table-cell>
          <table:table-cell table:formula="of:=CONCATENATE([.C364]; &quot;,&quot;)" office:value-type="string" office:string-value="2.205256688664e-07,">
            <text:p>2.205256688664e-07,</text:p>
          </table:table-cell>
        </table:table-row>
        <table:table-row table:style-name="ro1">
          <table:table-cell office:value-type="float" office:value="0.20491997126244">
            <text:p>0.2049199713</text:p>
          </table:table-cell>
          <table:table-cell table:formula="of:=CONCATENATE([.A365]; &quot;,&quot;)" office:value-type="string" office:string-value="0.20491997126244,">
            <text:p>0.20491997126244,</text:p>
          </table:table-cell>
          <table:table-cell office:value-type="string">
            <text:p>2.0242345599041e-08</text:p>
          </table:table-cell>
          <table:table-cell table:formula="of:=CONCATENATE([.C365]; &quot;,&quot;)" office:value-type="string" office:string-value="2.0242345599041e-08,">
            <text:p>2.0242345599041e-08,</text:p>
          </table:table-cell>
        </table:table-row>
        <table:table-row table:style-name="ro1">
          <table:table-cell office:value-type="float" office:value="0.087829780558962">
            <text:p>0.0878297806</text:p>
          </table:table-cell>
          <table:table-cell table:formula="of:=CONCATENATE([.A366]; &quot;,&quot;)" office:value-type="string" office:string-value="0.087829780558962,">
            <text:p>0.087829780558962,</text:p>
          </table:table-cell>
          <table:table-cell office:value-type="string">
            <text:p>1.1770869297548e-11</text:p>
          </table:table-cell>
          <table:table-cell table:formula="of:=CONCATENATE([.C366]; &quot;,&quot;)" office:value-type="string" office:string-value="1.1770869297548e-11,">
            <text:p>1.1770869297548e-11,</text:p>
          </table:table-cell>
        </table:table-row>
        <table:table-row table:style-name="ro1">
          <table:table-cell office:value-type="float" office:value="0.17205776984047">
            <text:p>0.1720577698</text:p>
          </table:table-cell>
          <table:table-cell table:formula="of:=CONCATENATE([.A367]; &quot;,&quot;)" office:value-type="string" office:string-value="0.17205776984047,">
            <text:p>0.17205776984047,</text:p>
          </table:table-cell>
          <table:table-cell office:value-type="string">
            <text:p>4.6478565059825e-09</text:p>
          </table:table-cell>
          <table:table-cell table:formula="of:=CONCATENATE([.C367]; &quot;,&quot;)" office:value-type="string" office:string-value="4.6478565059825e-09,">
            <text:p>4.6478565059825e-09,</text:p>
          </table:table-cell>
        </table:table-row>
        <table:table-row table:style-name="ro1">
          <table:table-cell office:value-type="float" office:value="0.29201899801905">
            <text:p>0.292018998</text:p>
          </table:table-cell>
          <table:table-cell table:formula="of:=CONCATENATE([.A368]; &quot;,&quot;)" office:value-type="string" office:string-value="0.29201899801905,">
            <text:p>0.29201899801905,</text:p>
          </table:table-cell>
          <table:table-cell office:value-type="string">
            <text:p>3.4787407808869e-07</text:p>
          </table:table-cell>
          <table:table-cell table:formula="of:=CONCATENATE([.C368]; &quot;,&quot;)" office:value-type="string" office:string-value="3.4787407808869e-07,">
            <text:p>3.4787407808869e-07,</text:p>
          </table:table-cell>
        </table:table-row>
        <table:table-row table:style-name="ro1">
          <table:table-cell office:value-type="float" office:value="0.19528615443513">
            <text:p>0.1952861544</text:p>
          </table:table-cell>
          <table:table-cell table:formula="of:=CONCATENATE([.A369]; &quot;,&quot;)" office:value-type="string" office:string-value="0.19528615443513,">
            <text:p>0.19528615443513,</text:p>
          </table:table-cell>
          <table:table-cell office:value-type="string">
            <text:p>1.3551758229847e-08</text:p>
          </table:table-cell>
          <table:table-cell table:formula="of:=CONCATENATE([.C369]; &quot;,&quot;)" office:value-type="string" office:string-value="1.3551758229847e-08,">
            <text:p>1.3551758229847e-08,</text:p>
          </table:table-cell>
        </table:table-row>
        <table:table-row table:style-name="ro1">
          <table:table-cell office:value-type="float" office:value="0.1358970179759">
            <text:p>0.135897018</text:p>
          </table:table-cell>
          <table:table-cell table:formula="of:=CONCATENATE([.A370]; &quot;,&quot;)" office:value-type="string" office:string-value="0.1358970179759,">
            <text:p>0.1358970179759,</text:p>
          </table:table-cell>
          <table:table-cell office:value-type="string">
            <text:p>6.0077198955693e-10</text:p>
          </table:table-cell>
          <table:table-cell table:formula="of:=CONCATENATE([.C370]; &quot;,&quot;)" office:value-type="string" office:string-value="6.0077198955693e-10,">
            <text:p>6.0077198955693e-10,</text:p>
          </table:table-cell>
        </table:table-row>
        <table:table-row table:style-name="ro1">
          <table:table-cell office:value-type="float" office:value="0.15772182206021">
            <text:p>0.1577218221</text:p>
          </table:table-cell>
          <table:table-cell table:formula="of:=CONCATENATE([.A371]; &quot;,&quot;)" office:value-type="string" office:string-value="0.15772182206021,">
            <text:p>0.15772182206021,</text:p>
          </table:table-cell>
          <table:table-cell office:value-type="string">
            <text:p>2.2022958536808e-09</text:p>
          </table:table-cell>
          <table:table-cell table:formula="of:=CONCATENATE([.C371]; &quot;,&quot;)" office:value-type="string" office:string-value="2.2022958536808e-09,">
            <text:p>2.2022958536808e-09,</text:p>
          </table:table-cell>
        </table:table-row>
        <table:table-row table:style-name="ro1">
          <table:table-cell office:value-type="float" office:value="0.10098804254765">
            <text:p>0.1009880425</text:p>
          </table:table-cell>
          <table:table-cell table:formula="of:=CONCATENATE([.A372]; &quot;,&quot;)" office:value-type="string" office:string-value="0.10098804254765,">
            <text:p>0.10098804254765,</text:p>
          </table:table-cell>
          <table:table-cell office:value-type="string">
            <text:p>4.2157371093569e-11</text:p>
          </table:table-cell>
          <table:table-cell table:formula="of:=CONCATENATE([.C372]; &quot;,&quot;)" office:value-type="string" office:string-value="4.2157371093569e-11,">
            <text:p>4.2157371093569e-11,</text:p>
          </table:table-cell>
        </table:table-row>
        <table:table-row table:style-name="ro1">
          <table:table-cell office:value-type="float" office:value="0.062871954542882">
            <text:p>0.0628719545</text:p>
          </table:table-cell>
          <table:table-cell table:formula="of:=CONCATENATE([.A373]; &quot;,&quot;)" office:value-type="string" office:string-value="0.062871954542882,">
            <text:p>0.062871954542882,</text:p>
          </table:table-cell>
          <table:table-cell office:value-type="string">
            <text:p>5.2451769094886e-13</text:p>
          </table:table-cell>
          <table:table-cell table:formula="of:=CONCATENATE([.C373]; &quot;,&quot;)" office:value-type="string" office:string-value="5.2451769094886e-13,">
            <text:p>5.2451769094886e-13,</text:p>
          </table:table-cell>
        </table:table-row>
        <table:table-row table:style-name="ro1">
          <table:table-cell office:value-type="float" office:value="0.25495457336096">
            <text:p>0.2549545734</text:p>
          </table:table-cell>
          <table:table-cell table:formula="of:=CONCATENATE([.A374]; &quot;,&quot;)" office:value-type="string" office:string-value="0.25495457336096,">
            <text:p>0.25495457336096,</text:p>
          </table:table-cell>
          <table:table-cell office:value-type="string">
            <text:p>1.1976998948361e-07</text:p>
          </table:table-cell>
          <table:table-cell table:formula="of:=CONCATENATE([.C374]; &quot;,&quot;)" office:value-type="string" office:string-value="1.1976998948361e-07,">
            <text:p>1.1976998948361e-07,</text:p>
          </table:table-cell>
        </table:table-row>
        <table:table-row table:style-name="ro1">
          <table:table-cell office:value-type="float" office:value="0.21750501454042">
            <text:p>0.2175050145</text:p>
          </table:table-cell>
          <table:table-cell table:formula="of:=CONCATENATE([.A375]; &quot;,&quot;)" office:value-type="string" office:string-value="0.21750501454042,">
            <text:p>0.21750501454042,</text:p>
          </table:table-cell>
          <table:table-cell office:value-type="string">
            <text:p>3.3111980200334e-08</text:p>
          </table:table-cell>
          <table:table-cell table:formula="of:=CONCATENATE([.C375]; &quot;,&quot;)" office:value-type="string" office:string-value="3.3111980200334e-08,">
            <text:p>3.3111980200334e-08,</text:p>
          </table:table-cell>
        </table:table-row>
        <table:table-row table:style-name="ro1">
          <table:table-cell office:value-type="float" office:value="0.69721718046199">
            <text:p>0.6972171805</text:p>
          </table:table-cell>
          <table:table-cell table:formula="of:=CONCATENATE([.A376]; &quot;,&quot;)" office:value-type="string" office:string-value="0.69721718046199,">
            <text:p>0.69721718046199,</text:p>
          </table:table-cell>
          <table:table-cell office:value-type="float" office:value="0.00013686947729159">
            <text:p>0.0001368695</text:p>
          </table:table-cell>
          <table:table-cell table:formula="of:=CONCATENATE([.C376]; &quot;,&quot;)" office:value-type="string" office:string-value="0.00013686947729159,">
            <text:p>0.00013686947729159,</text:p>
          </table:table-cell>
        </table:table-row>
        <table:table-row table:style-name="ro1">
          <table:table-cell office:value-type="float" office:value="0.4924910050451">
            <text:p>0.492491005</text:p>
          </table:table-cell>
          <table:table-cell table:formula="of:=CONCATENATE([.A377]; &quot;,&quot;)" office:value-type="string" office:string-value="0.4924910050451,">
            <text:p>0.4924910050451,</text:p>
          </table:table-cell>
          <table:table-cell office:value-type="string">
            <text:p>1.5306144344993e-05</text:p>
          </table:table-cell>
          <table:table-cell table:formula="of:=CONCATENATE([.C377]; &quot;,&quot;)" office:value-type="string" office:string-value="1.5306144344993e-05,">
            <text:p>1.5306144344993e-05,</text:p>
          </table:table-cell>
        </table:table-row>
        <table:table-row table:style-name="ro1">
          <table:table-cell office:value-type="float" office:value="0.3570952393335">
            <text:p>0.3570952393</text:p>
          </table:table-cell>
          <table:table-cell table:formula="of:=CONCATENATE([.A378]; &quot;,&quot;)" office:value-type="string" office:string-value="0.3570952393335,">
            <text:p>0.3570952393335,</text:p>
          </table:table-cell>
          <table:table-cell office:value-type="string">
            <text:p>1.5912460320986e-06</text:p>
          </table:table-cell>
          <table:table-cell table:formula="of:=CONCATENATE([.C378]; &quot;,&quot;)" office:value-type="string" office:string-value="1.5912460320986e-06,">
            <text:p>1.5912460320986e-06,</text:p>
          </table:table-cell>
        </table:table-row>
        <table:table-row table:style-name="ro1">
          <table:table-cell office:value-type="float" office:value="0.1593457060344">
            <text:p>0.159345706</text:p>
          </table:table-cell>
          <table:table-cell table:formula="of:=CONCATENATE([.A379]; &quot;,&quot;)" office:value-type="string" office:string-value="0.1593457060344,">
            <text:p>0.1593457060344,</text:p>
          </table:table-cell>
          <table:table-cell office:value-type="string">
            <text:p>2.4058805989385e-09</text:p>
          </table:table-cell>
          <table:table-cell table:formula="of:=CONCATENATE([.C379]; &quot;,&quot;)" office:value-type="string" office:string-value="2.4058805989385e-09,">
            <text:p>2.4058805989385e-09,</text:p>
          </table:table-cell>
        </table:table-row>
        <table:table-row table:style-name="ro1">
          <table:table-cell office:value-type="float" office:value="0.02210033233148">
            <text:p>0.0221003323</text:p>
          </table:table-cell>
          <table:table-cell table:formula="of:=CONCATENATE([.A380]; &quot;,&quot;)" office:value-type="string" office:string-value="0.02210033233148,">
            <text:p>0.02210033233148,</text:p>
          </table:table-cell>
          <table:table-cell office:value-type="string">
            <text:p>2.2338435267065e-17</text:p>
          </table:table-cell>
          <table:table-cell table:formula="of:=CONCATENATE([.C380]; &quot;,&quot;)" office:value-type="string" office:string-value="2.2338435267065e-17,">
            <text:p>2.2338435267065e-17,</text:p>
          </table:table-cell>
        </table:table-row>
        <table:table-row table:style-name="ro1">
          <table:table-cell office:value-type="float" office:value="0.15633293291398">
            <text:p>0.1563329329</text:p>
          </table:table-cell>
          <table:table-cell table:formula="of:=CONCATENATE([.A381]; &quot;,&quot;)" office:value-type="string" office:string-value="0.15633293291398,">
            <text:p>0.15633293291398,</text:p>
          </table:table-cell>
          <table:table-cell office:value-type="string">
            <text:p>2.0402144019691e-09</text:p>
          </table:table-cell>
          <table:table-cell table:formula="of:=CONCATENATE([.C381]; &quot;,&quot;)" office:value-type="string" office:string-value="2.0402144019691e-09,">
            <text:p>2.0402144019691e-09,</text:p>
          </table:table-cell>
        </table:table-row>
        <table:table-row table:style-name="ro1">
          <table:table-cell office:value-type="float" office:value="0.16125586103813">
            <text:p>0.161255861</text:p>
          </table:table-cell>
          <table:table-cell table:formula="of:=CONCATENATE([.A382]; &quot;,&quot;)" office:value-type="string" office:string-value="0.16125586103813,">
            <text:p>0.16125586103813,</text:p>
          </table:table-cell>
          <table:table-cell office:value-type="string">
            <text:p>2.6660966912279e-09</text:p>
          </table:table-cell>
          <table:table-cell table:formula="of:=CONCATENATE([.C382]; &quot;,&quot;)" office:value-type="string" office:string-value="2.6660966912279e-09,">
            <text:p>2.6660966912279e-09,</text:p>
          </table:table-cell>
        </table:table-row>
        <table:table-row table:style-name="ro1">
          <table:table-cell office:value-type="float" office:value="0.2336127674535">
            <text:p>0.2336127675</text:p>
          </table:table-cell>
          <table:table-cell table:formula="of:=CONCATENATE([.A383]; &quot;,&quot;)" office:value-type="string" office:string-value="0.2336127674535,">
            <text:p>0.2336127674535,</text:p>
          </table:table-cell>
          <table:table-cell office:value-type="string">
            <text:p>5.931672806781e-08</text:p>
          </table:table-cell>
          <table:table-cell table:formula="of:=CONCATENATE([.C383]; &quot;,&quot;)" office:value-type="string" office:string-value="5.931672806781e-08,">
            <text:p>5.931672806781e-08,</text:p>
          </table:table-cell>
        </table:table-row>
        <table:table-row table:style-name="ro1">
          <table:table-cell office:value-type="float" office:value="0.20127465037584">
            <text:p>0.2012746504</text:p>
          </table:table-cell>
          <table:table-cell table:formula="of:=CONCATENATE([.A384]; &quot;,&quot;)" office:value-type="string" office:string-value="0.20127465037584,">
            <text:p>0.20127465037584,</text:p>
          </table:table-cell>
          <table:table-cell office:value-type="string">
            <text:p>1.7436836026769e-08</text:p>
          </table:table-cell>
          <table:table-cell table:formula="of:=CONCATENATE([.C384]; &quot;,&quot;)" office:value-type="string" office:string-value="1.7436836026769e-08,">
            <text:p>1.7436836026769e-08,</text:p>
          </table:table-cell>
        </table:table-row>
        <table:table-row table:style-name="ro1">
          <table:table-cell office:value-type="float" office:value="0.20968497865552">
            <text:p>0.2096849787</text:p>
          </table:table-cell>
          <table:table-cell table:formula="of:=CONCATENATE([.A385]; &quot;,&quot;)" office:value-type="string" office:string-value="0.20968497865552,">
            <text:p>0.20968497865552,</text:p>
          </table:table-cell>
          <table:table-cell office:value-type="string">
            <text:p>2.4487830997316e-08</text:p>
          </table:table-cell>
          <table:table-cell table:formula="of:=CONCATENATE([.C385]; &quot;,&quot;)" office:value-type="string" office:string-value="2.4487830997316e-08,">
            <text:p>2.4487830997316e-08,</text:p>
          </table:table-cell>
        </table:table-row>
        <table:table-row table:style-name="ro1">
          <table:table-cell office:value-type="float" office:value="0.15378061236405">
            <text:p>0.1537806124</text:p>
          </table:table-cell>
          <table:table-cell table:formula="of:=CONCATENATE([.A386]; &quot;,&quot;)" office:value-type="string" office:string-value="0.15378061236405,">
            <text:p>0.15378061236405,</text:p>
          </table:table-cell>
          <table:table-cell office:value-type="string">
            <text:p>1.7692267200142e-09</text:p>
          </table:table-cell>
          <table:table-cell table:formula="of:=CONCATENATE([.C386]; &quot;,&quot;)" office:value-type="string" office:string-value="1.7692267200142e-09,">
            <text:p>1.7692267200142e-09,</text:p>
          </table:table-cell>
        </table:table-row>
        <table:table-row table:style-name="ro1">
          <table:table-cell office:value-type="float" office:value="0.042628953343093">
            <text:p>0.0426289533</text:p>
          </table:table-cell>
          <table:table-cell table:formula="of:=CONCATENATE([.A387]; &quot;,&quot;)" office:value-type="string" office:string-value="0.042628953343093,">
            <text:p>0.042628953343093,</text:p>
          </table:table-cell>
          <table:table-cell office:value-type="string">
            <text:p>1.3054158678752e-14</text:p>
          </table:table-cell>
          <table:table-cell table:formula="of:=CONCATENATE([.C387]; &quot;,&quot;)" office:value-type="string" office:string-value="1.3054158678752e-14,">
            <text:p>1.3054158678752e-14,</text:p>
          </table:table-cell>
        </table:table-row>
        <table:table-row table:style-name="ro1">
          <table:table-cell office:value-type="float" office:value="0.074825550092798">
            <text:p>0.0748255501</text:p>
          </table:table-cell>
          <table:table-cell table:formula="of:=CONCATENATE([.A388]; &quot;,&quot;)" office:value-type="string" office:string-value="0.074825550092798,">
            <text:p>0.074825550092798,</text:p>
          </table:table-cell>
          <table:table-cell office:value-type="string">
            <text:p>2.6737411894239e-12</text:p>
          </table:table-cell>
          <table:table-cell table:formula="of:=CONCATENATE([.C388]; &quot;,&quot;)" office:value-type="string" office:string-value="2.6737411894239e-12,">
            <text:p>2.6737411894239e-12,</text:p>
          </table:table-cell>
        </table:table-row>
        <table:table-row table:style-name="ro1">
          <table:table-cell office:value-type="float" office:value="0.067642267203897">
            <text:p>0.0676422672</text:p>
          </table:table-cell>
          <table:table-cell table:formula="of:=CONCATENATE([.A389]; &quot;,&quot;)" office:value-type="string" office:string-value="0.067642267203897,">
            <text:p>0.067642267203897,</text:p>
          </table:table-cell>
          <table:table-cell office:value-type="string">
            <text:p>1.0421349665555e-12</text:p>
          </table:table-cell>
          <table:table-cell table:formula="of:=CONCATENATE([.C389]; &quot;,&quot;)" office:value-type="string" office:string-value="1.0421349665555e-12,">
            <text:p>1.0421349665555e-12,</text:p>
          </table:table-cell>
        </table:table-row>
        <table:table-row table:style-name="ro1">
          <table:table-cell office:value-type="float" office:value="0.057666696357006">
            <text:p>0.0576666964</text:p>
          </table:table-cell>
          <table:table-cell table:formula="of:=CONCATENATE([.A390]; &quot;,&quot;)" office:value-type="string" office:string-value="0.057666696357006,">
            <text:p>0.057666696357006,</text:p>
          </table:table-cell>
          <table:table-cell office:value-type="string">
            <text:p>2.321466518379e-13</text:p>
          </table:table-cell>
          <table:table-cell table:formula="of:=CONCATENATE([.C390]; &quot;,&quot;)" office:value-type="string" office:string-value="2.321466518379e-13,">
            <text:p>2.321466518379e-13,</text:p>
          </table:table-cell>
        </table:table-row>
        <table:table-row table:style-name="ro1">
          <table:table-cell office:value-type="float" office:value="0.37747248999906">
            <text:p>0.37747249</text:p>
          </table:table-cell>
          <table:table-cell table:formula="of:=CONCATENATE([.A391]; &quot;,&quot;)" office:value-type="string" office:string-value="0.37747248999906,">
            <text:p>0.37747248999906,</text:p>
          </table:table-cell>
          <table:table-cell office:value-type="string">
            <text:p>2.387941691418e-06</text:p>
          </table:table-cell>
          <table:table-cell table:formula="of:=CONCATENATE([.C391]; &quot;,&quot;)" office:value-type="string" office:string-value="2.387941691418e-06,">
            <text:p>2.387941691418e-06,</text:p>
          </table:table-cell>
        </table:table-row>
        <table:table-row table:style-name="ro1">
          <table:table-cell office:value-type="float" office:value="0.31939175196282">
            <text:p>0.319391752</text:p>
          </table:table-cell>
          <table:table-cell table:formula="of:=CONCATENATE([.A392]; &quot;,&quot;)" office:value-type="string" office:string-value="0.31939175196282,">
            <text:p>0.31939175196282,</text:p>
          </table:table-cell>
          <table:table-cell office:value-type="string">
            <text:p>6.9103384473285e-07</text:p>
          </table:table-cell>
          <table:table-cell table:formula="of:=CONCATENATE([.C392]; &quot;,&quot;)" office:value-type="string" office:string-value="6.9103384473285e-07,">
            <text:p>6.9103384473285e-07,</text:p>
          </table:table-cell>
        </table:table-row>
        <table:table-row table:style-name="ro1">
          <table:table-cell office:value-type="float" office:value="0.46878496708483">
            <text:p>0.4687849671</text:p>
          </table:table-cell>
          <table:table-cell table:formula="of:=CONCATENATE([.A393]; &quot;,&quot;)" office:value-type="string" office:string-value="0.46878496708483,">
            <text:p>0.46878496708483,</text:p>
          </table:table-cell>
          <table:table-cell office:value-type="string">
            <text:p>1.0968685250992e-05</text:p>
          </table:table-cell>
          <table:table-cell table:formula="of:=CONCATENATE([.C393]; &quot;,&quot;)" office:value-type="string" office:string-value="1.0968685250992e-05,">
            <text:p>1.0968685250992e-05,</text:p>
          </table:table-cell>
        </table:table-row>
        <table:table-row table:style-name="ro1">
          <table:table-cell office:value-type="float" office:value="0.55714764568702">
            <text:p>0.5571476457</text:p>
          </table:table-cell>
          <table:table-cell table:formula="of:=CONCATENATE([.A394]; &quot;,&quot;)" office:value-type="string" office:string-value="0.55714764568702,">
            <text:p>0.55714764568702,</text:p>
          </table:table-cell>
          <table:table-cell office:value-type="string">
            <text:p>3.4387853041309e-05</text:p>
          </table:table-cell>
          <table:table-cell table:formula="of:=CONCATENATE([.C394]; &quot;,&quot;)" office:value-type="string" office:string-value="3.4387853041309e-05,">
            <text:p>3.4387853041309e-05,</text:p>
          </table:table-cell>
        </table:table-row>
        <table:table-row table:style-name="ro1">
          <table:table-cell office:value-type="float" office:value="0.39319404900211">
            <text:p>0.393194049</text:p>
          </table:table-cell>
          <table:table-cell table:formula="of:=CONCATENATE([.A395]; &quot;,&quot;)" office:value-type="string" office:string-value="0.39319404900211,">
            <text:p>0.39319404900211,</text:p>
          </table:table-cell>
          <table:table-cell office:value-type="string">
            <text:p>3.2059242343704e-06</text:p>
          </table:table-cell>
          <table:table-cell table:formula="of:=CONCATENATE([.C395]; &quot;,&quot;)" office:value-type="string" office:string-value="3.2059242343704e-06,">
            <text:p>3.2059242343704e-06,</text:p>
          </table:table-cell>
        </table:table-row>
        <table:table-row table:style-name="ro1">
          <table:table-cell office:value-type="float" office:value="0.17126914229543">
            <text:p>0.1712691423</text:p>
          </table:table-cell>
          <table:table-cell table:formula="of:=CONCATENATE([.A396]; &quot;,&quot;)" office:value-type="string" office:string-value="0.17126914229543,">
            <text:p>0.17126914229543,</text:p>
          </table:table-cell>
          <table:table-cell office:value-type="string">
            <text:p>4.4691425869666e-09</text:p>
          </table:table-cell>
          <table:table-cell table:formula="of:=CONCATENATE([.C396]; &quot;,&quot;)" office:value-type="string" office:string-value="4.4691425869666e-09,">
            <text:p>4.4691425869666e-09,</text:p>
          </table:table-cell>
        </table:table-row>
        <table:table-row table:style-name="ro1">
          <table:table-cell office:value-type="float" office:value="0.16042218690038">
            <text:p>0.1604221869</text:p>
          </table:table-cell>
          <table:table-cell table:formula="of:=CONCATENATE([.A397]; &quot;,&quot;)" office:value-type="string" office:string-value="0.16042218690038,">
            <text:p>0.16042218690038,</text:p>
          </table:table-cell>
          <table:table-cell office:value-type="string">
            <text:p>2.5496706596059e-09</text:p>
          </table:table-cell>
          <table:table-cell table:formula="of:=CONCATENATE([.C397]; &quot;,&quot;)" office:value-type="string" office:string-value="2.5496706596059e-09,">
            <text:p>2.5496706596059e-09,</text:p>
          </table:table-cell>
        </table:table-row>
        <table:table-row table:style-name="ro1">
          <table:table-cell office:value-type="float" office:value="0.32410888437209">
            <text:p>0.3241088844</text:p>
          </table:table-cell>
          <table:table-cell table:formula="of:=CONCATENATE([.A398]; &quot;,&quot;)" office:value-type="string" office:string-value="0.32410888437209,">
            <text:p>0.32410888437209,</text:p>
          </table:table-cell>
          <table:table-cell office:value-type="string">
            <text:p>7.7209788683153e-07</text:p>
          </table:table-cell>
          <table:table-cell table:formula="of:=CONCATENATE([.C398]; &quot;,&quot;)" office:value-type="string" office:string-value="7.7209788683153e-07,">
            <text:p>7.7209788683153e-07,</text:p>
          </table:table-cell>
        </table:table-row>
        <table:table-row table:style-name="ro1">
          <table:table-cell office:value-type="float" office:value="0.37762934228042">
            <text:p>0.3776293423</text:p>
          </table:table-cell>
          <table:table-cell table:formula="of:=CONCATENATE([.A399]; &quot;,&quot;)" office:value-type="string" office:string-value="0.37762934228042,">
            <text:p>0.37762934228042,</text:p>
          </table:table-cell>
          <table:table-cell office:value-type="string">
            <text:p>2.3951542013262e-06</text:p>
          </table:table-cell>
          <table:table-cell table:formula="of:=CONCATENATE([.C399]; &quot;,&quot;)" office:value-type="string" office:string-value="2.3951542013262e-06,">
            <text:p>2.3951542013262e-06,</text:p>
          </table:table-cell>
        </table:table-row>
        <table:table-row table:style-name="ro1">
          <table:table-cell office:value-type="float" office:value="0.38125886839806">
            <text:p>0.3812588684</text:p>
          </table:table-cell>
          <table:table-cell table:formula="of:=CONCATENATE([.A400]; &quot;,&quot;)" office:value-type="string" office:string-value="0.38125886839806,">
            <text:p>0.38125886839806,</text:p>
          </table:table-cell>
          <table:table-cell office:value-type="string">
            <text:p>2.5671352543119e-06</text:p>
          </table:table-cell>
          <table:table-cell table:formula="of:=CONCATENATE([.C400]; &quot;,&quot;)" office:value-type="string" office:string-value="2.5671352543119e-06,">
            <text:p>2.5671352543119e-06,</text:p>
          </table:table-cell>
        </table:table-row>
        <table:table-row table:style-name="ro1">
          <table:table-cell office:value-type="float" office:value="0.2832693271169">
            <text:p>0.2832693271</text:p>
          </table:table-cell>
          <table:table-cell table:formula="of:=CONCATENATE([.A401]; &quot;,&quot;)" office:value-type="string" office:string-value="0.2832693271169,">
            <text:p>0.2832693271169,</text:p>
          </table:table-cell>
          <table:table-cell office:value-type="string">
            <text:p>2.7467388548811e-07</text:p>
          </table:table-cell>
          <table:table-cell table:formula="of:=CONCATENATE([.C401]; &quot;,&quot;)" office:value-type="string" office:string-value="2.7467388548811e-07,">
            <text:p>2.7467388548811e-07,</text:p>
          </table:table-cell>
        </table:table-row>
        <table:table-row table:style-name="ro1">
          <table:table-cell office:value-type="float" office:value="0.17256786494475">
            <text:p>0.1725678649</text:p>
          </table:table-cell>
          <table:table-cell table:formula="of:=CONCATENATE([.A402]; &quot;,&quot;)" office:value-type="string" office:string-value="0.17256786494475,">
            <text:p>0.17256786494475,</text:p>
          </table:table-cell>
          <table:table-cell office:value-type="string">
            <text:p>4.7667171321663e-09</text:p>
          </table:table-cell>
          <table:table-cell table:formula="of:=CONCATENATE([.C402]; &quot;,&quot;)" office:value-type="string" office:string-value="4.7667171321663e-09,">
            <text:p>4.7667171321663e-09,</text:p>
          </table:table-cell>
        </table:table-row>
        <table:table-row table:style-name="ro1">
          <table:table-cell office:value-type="float" office:value="0.06654361937482">
            <text:p>0.0665436194</text:p>
          </table:table-cell>
          <table:table-cell table:formula="of:=CONCATENATE([.A403]; &quot;,&quot;)" office:value-type="string" office:string-value="0.06654361937482,">
            <text:p>0.06654361937482,</text:p>
          </table:table-cell>
          <table:table-cell office:value-type="string">
            <text:p>8.9387742693291e-13</text:p>
          </table:table-cell>
          <table:table-cell table:formula="of:=CONCATENATE([.C403]; &quot;,&quot;)" office:value-type="string" office:string-value="8.9387742693291e-13,">
            <text:p>8.9387742693291e-13,</text:p>
          </table:table-cell>
        </table:table-row>
        <table:table-row table:style-name="ro1">
          <table:table-cell office:value-type="float" office:value="0.061010510180212">
            <text:p>0.0610105102</text:p>
          </table:table-cell>
          <table:table-cell table:formula="of:=CONCATENATE([.A404]; &quot;,&quot;)" office:value-type="string" office:string-value="0.061010510180212,">
            <text:p>0.061010510180212,</text:p>
          </table:table-cell>
          <table:table-cell office:value-type="string">
            <text:p>3.9522982207777e-13</text:p>
          </table:table-cell>
          <table:table-cell table:formula="of:=CONCATENATE([.C404]; &quot;,&quot;)" office:value-type="string" office:string-value="3.9522982207777e-13,">
            <text:p>3.9522982207777e-13,</text:p>
          </table:table-cell>
        </table:table-row>
        <table:table-row table:style-name="ro1">
          <table:table-cell office:value-type="float" office:value="0.089593948567332">
            <text:p>0.0895939486</text:p>
          </table:table-cell>
          <table:table-cell table:formula="of:=CONCATENATE([.A405]; &quot;,&quot;)" office:value-type="string" office:string-value="0.089593948567332,">
            <text:p>0.089593948567332,</text:p>
          </table:table-cell>
          <table:table-cell office:value-type="string">
            <text:p>1.4129927900957e-11</text:p>
          </table:table-cell>
          <table:table-cell table:formula="of:=CONCATENATE([.C405]; &quot;,&quot;)" office:value-type="string" office:string-value="1.4129927900957e-11,">
            <text:p>1.4129927900957e-11,</text:p>
          </table:table-cell>
        </table:table-row>
        <table:table-row table:style-name="ro1">
          <table:table-cell office:value-type="float" office:value="0.11716564456796">
            <text:p>0.1171656446</text:p>
          </table:table-cell>
          <table:table-cell table:formula="of:=CONCATENATE([.A406]; &quot;,&quot;)" office:value-type="string" office:string-value="0.11716564456796,">
            <text:p>0.11716564456796,</text:p>
          </table:table-cell>
          <table:table-cell office:value-type="string">
            <text:p>1.610004700439e-10</text:p>
          </table:table-cell>
          <table:table-cell table:formula="of:=CONCATENATE([.C406]; &quot;,&quot;)" office:value-type="string" office:string-value="1.610004700439e-10,">
            <text:p>1.610004700439e-10,</text:p>
          </table:table-cell>
        </table:table-row>
        <table:table-row table:style-name="ro1">
          <table:table-cell office:value-type="float" office:value="0.12908817483327">
            <text:p>0.1290881748</text:p>
          </table:table-cell>
          <table:table-cell table:formula="of:=CONCATENATE([.A407]; &quot;,&quot;)" office:value-type="string" office:string-value="0.12908817483327,">
            <text:p>0.12908817483327,</text:p>
          </table:table-cell>
          <table:table-cell office:value-type="string">
            <text:p>3.8158036069108e-10</text:p>
          </table:table-cell>
          <table:table-cell table:formula="of:=CONCATENATE([.C407]; &quot;,&quot;)" office:value-type="string" office:string-value="3.8158036069108e-10,">
            <text:p>3.8158036069108e-10,</text:p>
          </table:table-cell>
        </table:table-row>
        <table:table-row table:style-name="ro1">
          <table:table-cell office:value-type="float" office:value="0.17760570789541">
            <text:p>0.1776057079</text:p>
          </table:table-cell>
          <table:table-cell table:formula="of:=CONCATENATE([.A408]; &quot;,&quot;)" office:value-type="string" office:string-value="0.17760570789541,">
            <text:p>0.17760570789541,</text:p>
          </table:table-cell>
          <table:table-cell office:value-type="string">
            <text:p>6.089339246123e-09</text:p>
          </table:table-cell>
          <table:table-cell table:formula="of:=CONCATENATE([.C408]; &quot;,&quot;)" office:value-type="string" office:string-value="6.089339246123e-09,">
            <text:p>6.089339246123e-09,</text:p>
          </table:table-cell>
        </table:table-row>
        <table:table-row table:style-name="ro1">
          <table:table-cell office:value-type="float" office:value="0.18719812049343">
            <text:p>0.1871981205</text:p>
          </table:table-cell>
          <table:table-cell table:formula="of:=CONCATENATE([.A409]; &quot;,&quot;)" office:value-type="string" office:string-value="0.18719812049343,">
            <text:p>0.18719812049343,</text:p>
          </table:table-cell>
          <table:table-cell office:value-type="string">
            <text:p>9.5012957419006e-09</text:p>
          </table:table-cell>
          <table:table-cell table:formula="of:=CONCATENATE([.C409]; &quot;,&quot;)" office:value-type="string" office:string-value="9.5012957419006e-09,">
            <text:p>9.5012957419006e-09,</text:p>
          </table:table-cell>
        </table:table-row>
        <table:table-row table:style-name="ro1">
          <table:table-cell office:value-type="float" office:value="0.1466415456628">
            <text:p>0.1466415457</text:p>
          </table:table-cell>
          <table:table-cell table:formula="of:=CONCATENATE([.A410]; &quot;,&quot;)" office:value-type="string" office:string-value="0.1466415456628,">
            <text:p>0.1466415456628,</text:p>
          </table:table-cell>
          <table:table-cell office:value-type="string">
            <text:p>1.1702901867243e-09</text:p>
          </table:table-cell>
          <table:table-cell table:formula="of:=CONCATENATE([.C410]; &quot;,&quot;)" office:value-type="string" office:string-value="1.1702901867243e-09,">
            <text:p>1.1702901867243e-09,</text:p>
          </table:table-cell>
        </table:table-row>
        <table:table-row table:style-name="ro1">
          <table:table-cell office:value-type="float" office:value="0.08622340234054">
            <text:p>0.0862234023</text:p>
          </table:table-cell>
          <table:table-cell table:formula="of:=CONCATENATE([.A411]; &quot;,&quot;)" office:value-type="string" office:string-value="0.08622340234054,">
            <text:p>0.08622340234054,</text:p>
          </table:table-cell>
          <table:table-cell office:value-type="string">
            <text:p>9.9325327671142e-12</text:p>
          </table:table-cell>
          <table:table-cell table:formula="of:=CONCATENATE([.C411]; &quot;,&quot;)" office:value-type="string" office:string-value="9.9325327671142e-12,">
            <text:p>9.9325327671142e-12,</text:p>
          </table:table-cell>
        </table:table-row>
        <table:table-row table:style-name="ro1">
          <table:table-cell office:value-type="float" office:value="0.15192025772378">
            <text:p>0.1519202577</text:p>
          </table:table-cell>
          <table:table-cell table:formula="of:=CONCATENATE([.A412]; &quot;,&quot;)" office:value-type="string" office:string-value="0.15192025772378,">
            <text:p>0.15192025772378,</text:p>
          </table:table-cell>
          <table:table-cell office:value-type="string">
            <text:p>1.5919621071096e-09</text:p>
          </table:table-cell>
          <table:table-cell table:formula="of:=CONCATENATE([.C412]; &quot;,&quot;)" office:value-type="string" office:string-value="1.5919621071096e-09,">
            <text:p>1.5919621071096e-09,</text:p>
          </table:table-cell>
        </table:table-row>
        <table:table-row table:style-name="ro1">
          <table:table-cell office:value-type="float" office:value="0.37926220781301">
            <text:p>0.3792622078</text:p>
          </table:table-cell>
          <table:table-cell table:formula="of:=CONCATENATE([.A413]; &quot;,&quot;)" office:value-type="string" office:string-value="0.37926220781301,">
            <text:p>0.37926220781301,</text:p>
          </table:table-cell>
          <table:table-cell office:value-type="string">
            <text:p>2.4713105500005e-06</text:p>
          </table:table-cell>
          <table:table-cell table:formula="of:=CONCATENATE([.C413]; &quot;,&quot;)" office:value-type="string" office:string-value="2.4713105500005e-06,">
            <text:p>2.4713105500005e-06,</text:p>
          </table:table-cell>
        </table:table-row>
        <table:table-row table:style-name="ro1">
          <table:table-cell office:value-type="float" office:value="0.3262933422624">
            <text:p>0.3262933423</text:p>
          </table:table-cell>
          <table:table-cell table:formula="of:=CONCATENATE([.A414]; &quot;,&quot;)" office:value-type="string" office:string-value="0.3262933422624,">
            <text:p>0.3262933422624,</text:p>
          </table:table-cell>
          <table:table-cell office:value-type="string">
            <text:p>8.1224347111322e-07</text:p>
          </table:table-cell>
          <table:table-cell table:formula="of:=CONCATENATE([.C414]; &quot;,&quot;)" office:value-type="string" office:string-value="8.1224347111322e-07,">
            <text:p>8.1224347111322e-07,</text:p>
          </table:table-cell>
        </table:table-row>
        <table:table-row table:style-name="ro1">
          <table:table-cell office:value-type="float" office:value="0.25916807248603">
            <text:p>0.2591680725</text:p>
          </table:table-cell>
          <table:table-cell table:formula="of:=CONCATENATE([.A415]; &quot;,&quot;)" office:value-type="string" office:string-value="0.25916807248603,">
            <text:p>0.25916807248603,</text:p>
          </table:table-cell>
          <table:table-cell office:value-type="string">
            <text:p>1.3645138741284e-07</text:p>
          </table:table-cell>
          <table:table-cell table:formula="of:=CONCATENATE([.C415]; &quot;,&quot;)" office:value-type="string" office:string-value="1.3645138741284e-07,">
            <text:p>1.3645138741284e-07,</text:p>
          </table:table-cell>
        </table:table-row>
        <table:table-row table:style-name="ro1">
          <table:table-cell office:value-type="float" office:value="0.31103693887245">
            <text:p>0.3110369389</text:p>
          </table:table-cell>
          <table:table-cell table:formula="of:=CONCATENATE([.A416]; &quot;,&quot;)" office:value-type="string" office:string-value="0.31103693887245,">
            <text:p>0.31103693887245,</text:p>
          </table:table-cell>
          <table:table-cell office:value-type="string">
            <text:p>5.6489848282894e-07</text:p>
          </table:table-cell>
          <table:table-cell table:formula="of:=CONCATENATE([.C416]; &quot;,&quot;)" office:value-type="string" office:string-value="5.6489848282894e-07,">
            <text:p>5.6489848282894e-07,</text:p>
          </table:table-cell>
        </table:table-row>
        <table:table-row table:style-name="ro1">
          <table:table-cell office:value-type="float" office:value="0.22597472680839">
            <text:p>0.2259747268</text:p>
          </table:table-cell>
          <table:table-cell table:formula="of:=CONCATENATE([.A417]; &quot;,&quot;)" office:value-type="string" office:string-value="0.22597472680839,">
            <text:p>0.22597472680839,</text:p>
          </table:table-cell>
          <table:table-cell office:value-type="string">
            <text:p>4.5267188979876e-08</text:p>
          </table:table-cell>
          <table:table-cell table:formula="of:=CONCATENATE([.C417]; &quot;,&quot;)" office:value-type="string" office:string-value="4.5267188979876e-08,">
            <text:p>4.5267188979876e-08,</text:p>
          </table:table-cell>
        </table:table-row>
        <table:table-row table:style-name="ro1">
          <table:table-cell office:value-type="float" office:value="0.79859643034953">
            <text:p>0.7985964303</text:p>
          </table:table-cell>
          <table:table-cell table:formula="of:=CONCATENATE([.A418]; &quot;,&quot;)" office:value-type="string" office:string-value="0.79859643034953,">
            <text:p>0.79859643034953,</text:p>
          </table:table-cell>
          <table:table-cell office:value-type="float" office:value="0.0002978080100627">
            <text:p>0.000297808</text:p>
          </table:table-cell>
          <table:table-cell table:formula="of:=CONCATENATE([.C418]; &quot;,&quot;)" office:value-type="string" office:string-value="0.0002978080100627,">
            <text:p>0.0002978080100627,</text:p>
          </table:table-cell>
        </table:table-row>
        <table:table-row table:style-name="ro1">
          <table:table-cell office:value-type="float" office:value="0.59092594473674">
            <text:p>0.5909259447</text:p>
          </table:table-cell>
          <table:table-cell table:formula="of:=CONCATENATE([.A419]; &quot;,&quot;)" office:value-type="string" office:string-value="0.59092594473674,">
            <text:p>0.59092594473674,</text:p>
          </table:table-cell>
          <table:table-cell office:value-type="string">
            <text:p>4.9983992014482e-05</text:p>
          </table:table-cell>
          <table:table-cell table:formula="of:=CONCATENATE([.C419]; &quot;,&quot;)" office:value-type="string" office:string-value="4.9983992014482e-05,">
            <text:p>4.9983992014482e-05,</text:p>
          </table:table-cell>
        </table:table-row>
        <table:table-row table:style-name="ro1">
          <table:table-cell office:value-type="float" office:value="0.50466569870254">
            <text:p>0.5046656987</text:p>
          </table:table-cell>
          <table:table-cell table:formula="of:=CONCATENATE([.A420]; &quot;,&quot;)" office:value-type="string" office:string-value="0.50466569870254,">
            <text:p>0.50466569870254,</text:p>
          </table:table-cell>
          <table:table-cell office:value-type="string">
            <text:p>1.8015141107733e-05</text:p>
          </table:table-cell>
          <table:table-cell table:formula="of:=CONCATENATE([.C420]; &quot;,&quot;)" office:value-type="string" office:string-value="1.8015141107733e-05,">
            <text:p>1.8015141107733e-05,</text:p>
          </table:table-cell>
        </table:table-row>
        <table:table-row table:style-name="ro1">
          <table:table-cell office:value-type="float" office:value="0.33157289224951">
            <text:p>0.3315728922</text:p>
          </table:table-cell>
          <table:table-cell table:formula="of:=CONCATENATE([.A421]; &quot;,&quot;)" office:value-type="string" office:string-value="0.33157289224951,">
            <text:p>0.33157289224951,</text:p>
          </table:table-cell>
          <table:table-cell office:value-type="string">
            <text:p>9.1651741666281e-07</text:p>
          </table:table-cell>
          <table:table-cell table:formula="of:=CONCATENATE([.C421]; &quot;,&quot;)" office:value-type="string" office:string-value="9.1651741666281e-07,">
            <text:p>9.1651741666281e-07,</text:p>
          </table:table-cell>
        </table:table-row>
        <table:table-row table:style-name="ro1">
          <table:table-cell office:value-type="float" office:value="0.34186759909245">
            <text:p>0.3418675991</text:p>
          </table:table-cell>
          <table:table-cell table:formula="of:=CONCATENATE([.A422]; &quot;,&quot;)" office:value-type="string" office:string-value="0.34186759909245,">
            <text:p>0.34186759909245,</text:p>
          </table:table-cell>
          <table:table-cell office:value-type="string">
            <text:p>1.1520803115795e-06</text:p>
          </table:table-cell>
          <table:table-cell table:formula="of:=CONCATENATE([.C422]; &quot;,&quot;)" office:value-type="string" office:string-value="1.1520803115795e-06,">
            <text:p>1.1520803115795e-06,</text:p>
          </table:table-cell>
        </table:table-row>
        <table:table-row table:style-name="ro1">
          <table:table-cell office:value-type="float" office:value="0.38785905166903">
            <text:p>0.3878590517</text:p>
          </table:table-cell>
          <table:table-cell table:formula="of:=CONCATENATE([.A423]; &quot;,&quot;)" office:value-type="string" office:string-value="0.38785905166903,">
            <text:p>0.38785905166903,</text:p>
          </table:table-cell>
          <table:table-cell office:value-type="string">
            <text:p>2.9059336245498e-06</text:p>
          </table:table-cell>
          <table:table-cell table:formula="of:=CONCATENATE([.C423]; &quot;,&quot;)" office:value-type="string" office:string-value="2.9059336245498e-06,">
            <text:p>2.9059336245498e-06,</text:p>
          </table:table-cell>
        </table:table-row>
        <table:table-row table:style-name="ro1">
          <table:table-cell office:value-type="float" office:value="0.41096283668499">
            <text:p>0.4109628367</text:p>
          </table:table-cell>
          <table:table-cell table:formula="of:=CONCATENATE([.A424]; &quot;,&quot;)" office:value-type="string" office:string-value="0.41096283668499,">
            <text:p>0.41096283668499,</text:p>
          </table:table-cell>
          <table:table-cell office:value-type="string">
            <text:p>4.3940981583336e-06</text:p>
          </table:table-cell>
          <table:table-cell table:formula="of:=CONCATENATE([.C424]; &quot;,&quot;)" office:value-type="string" office:string-value="4.3940981583336e-06,">
            <text:p>4.3940981583336e-06,</text:p>
          </table:table-cell>
        </table:table-row>
        <table:table-row table:style-name="ro1">
          <table:table-cell office:value-type="float" office:value="0.32774141280707">
            <text:p>0.3277414128</text:p>
          </table:table-cell>
          <table:table-cell table:formula="of:=CONCATENATE([.A425]; &quot;,&quot;)" office:value-type="string" office:string-value="0.32774141280707,">
            <text:p>0.32774141280707,</text:p>
          </table:table-cell>
          <table:table-cell office:value-type="string">
            <text:p>8.3980450914837e-07</text:p>
          </table:table-cell>
          <table:table-cell table:formula="of:=CONCATENATE([.C425]; &quot;,&quot;)" office:value-type="string" office:string-value="8.3980450914837e-07,">
            <text:p>8.3980450914837e-07,</text:p>
          </table:table-cell>
        </table:table-row>
        <table:table-row table:style-name="ro1">
          <table:table-cell office:value-type="float" office:value="0.22291839641321">
            <text:p>0.2229183964</text:p>
          </table:table-cell>
          <table:table-cell table:formula="of:=CONCATENATE([.A426]; &quot;,&quot;)" office:value-type="string" office:string-value="0.22291839641321,">
            <text:p>0.22291839641321,</text:p>
          </table:table-cell>
          <table:table-cell office:value-type="string">
            <text:p>4.0502732244534e-08</text:p>
          </table:table-cell>
          <table:table-cell table:formula="of:=CONCATENATE([.C426]; &quot;,&quot;)" office:value-type="string" office:string-value="4.0502732244534e-08,">
            <text:p>4.0502732244534e-08,</text:p>
          </table:table-cell>
        </table:table-row>
        <table:table-row table:style-name="ro1">
          <table:table-cell office:value-type="float" office:value="0.050588651814759">
            <text:p>0.0505886518</text:p>
          </table:table-cell>
          <table:table-cell table:formula="of:=CONCATENATE([.A427]; &quot;,&quot;)" office:value-type="string" office:string-value="0.050588651814759,">
            <text:p>0.050588651814759,</text:p>
          </table:table-cell>
          <table:table-cell office:value-type="string">
            <text:p>6.7019935075569e-14</text:p>
          </table:table-cell>
          <table:table-cell table:formula="of:=CONCATENATE([.C427]; &quot;,&quot;)" office:value-type="string" office:string-value="6.7019935075569e-14,">
            <text:p>6.7019935075569e-14,</text:p>
          </table:table-cell>
        </table:table-row>
        <table:table-row table:style-name="ro1">
          <table:table-cell office:value-type="float" office:value="0.13057898364598">
            <text:p>0.1305789836</text:p>
          </table:table-cell>
          <table:table-cell table:formula="of:=CONCATENATE([.A428]; &quot;,&quot;)" office:value-type="string" office:string-value="0.13057898364598,">
            <text:p>0.13057898364598,</text:p>
          </table:table-cell>
          <table:table-cell office:value-type="string">
            <text:p>4.2239985344712e-10</text:p>
          </table:table-cell>
          <table:table-cell table:formula="of:=CONCATENATE([.C428]; &quot;,&quot;)" office:value-type="string" office:string-value="4.2239985344712e-10,">
            <text:p>4.2239985344712e-10,</text:p>
          </table:table-cell>
        </table:table-row>
        <table:table-row table:style-name="ro1">
          <table:table-cell office:value-type="float" office:value="0.17785930787862">
            <text:p>0.1778593079</text:p>
          </table:table-cell>
          <table:table-cell table:formula="of:=CONCATENATE([.A429]; &quot;,&quot;)" office:value-type="string" office:string-value="0.17785930787862,">
            <text:p>0.17785930787862,</text:p>
          </table:table-cell>
          <table:table-cell office:value-type="string">
            <text:p>6.1635624018102e-09</text:p>
          </table:table-cell>
          <table:table-cell table:formula="of:=CONCATENATE([.C429]; &quot;,&quot;)" office:value-type="string" office:string-value="6.1635624018102e-09,">
            <text:p>6.1635624018102e-09,</text:p>
          </table:table-cell>
        </table:table-row>
        <table:table-row table:style-name="ro1">
          <table:table-cell office:value-type="float" office:value="0.13786425428964">
            <text:p>0.1378642543</text:p>
          </table:table-cell>
          <table:table-cell table:formula="of:=CONCATENATE([.A430]; &quot;,&quot;)" office:value-type="string" office:string-value="0.13786425428964,">
            <text:p>0.13786425428964,</text:p>
          </table:table-cell>
          <table:table-cell office:value-type="string">
            <text:p>6.8172970309373e-10</text:p>
          </table:table-cell>
          <table:table-cell table:formula="of:=CONCATENATE([.C430]; &quot;,&quot;)" office:value-type="string" office:string-value="6.8172970309373e-10,">
            <text:p>6.8172970309373e-10,</text:p>
          </table:table-cell>
        </table:table-row>
        <table:table-row table:style-name="ro1">
          <table:table-cell office:value-type="float" office:value="0.68380914700904">
            <text:p>0.683809147</text:p>
          </table:table-cell>
          <table:table-cell table:formula="of:=CONCATENATE([.A431]; &quot;,&quot;)" office:value-type="string" office:string-value="0.68380914700904,">
            <text:p>0.68380914700904,</text:p>
          </table:table-cell>
          <table:table-cell office:value-type="float" office:value="0.00012201702009053">
            <text:p>0.000122017</text:p>
          </table:table-cell>
          <table:table-cell table:formula="of:=CONCATENATE([.C431]; &quot;,&quot;)" office:value-type="string" office:string-value="0.00012201702009053,">
            <text:p>0.00012201702009053,</text:p>
          </table:table-cell>
        </table:table-row>
        <table:table-row table:style-name="ro1">
          <table:table-cell office:value-type="float" office:value="0.39613091275996">
            <text:p>0.3961309128</text:p>
          </table:table-cell>
          <table:table-cell table:formula="of:=CONCATENATE([.A432]; &quot;,&quot;)" office:value-type="string" office:string-value="0.39613091275996,">
            <text:p>0.39613091275996,</text:p>
          </table:table-cell>
          <table:table-cell office:value-type="string">
            <text:p>3.3816286488753e-06</text:p>
          </table:table-cell>
          <table:table-cell table:formula="of:=CONCATENATE([.C432]; &quot;,&quot;)" office:value-type="string" office:string-value="3.3816286488753e-06,">
            <text:p>3.3816286488753e-06,</text:p>
          </table:table-cell>
        </table:table-row>
        <table:table-row table:style-name="ro1">
          <table:table-cell office:value-type="float" office:value="0.41577895021482">
            <text:p>0.4157789502</text:p>
          </table:table-cell>
          <table:table-cell table:formula="of:=CONCATENATE([.A433]; &quot;,&quot;)" office:value-type="string" office:string-value="0.41577895021482,">
            <text:p>0.41577895021482,</text:p>
          </table:table-cell>
          <table:table-cell office:value-type="string">
            <text:p>4.7716708039222e-06</text:p>
          </table:table-cell>
          <table:table-cell table:formula="of:=CONCATENATE([.C433]; &quot;,&quot;)" office:value-type="string" office:string-value="4.7716708039222e-06,">
            <text:p>4.7716708039222e-06,</text:p>
          </table:table-cell>
        </table:table-row>
        <table:table-row table:style-name="ro1">
          <table:table-cell office:value-type="float" office:value="0.40461525121019">
            <text:p>0.4046152512</text:p>
          </table:table-cell>
          <table:table-cell table:formula="of:=CONCATENATE([.A434]; &quot;,&quot;)" office:value-type="string" office:string-value="0.40461525121019,">
            <text:p>0.40461525121019,</text:p>
          </table:table-cell>
          <table:table-cell office:value-type="string">
            <text:p>3.9341298497197e-06</text:p>
          </table:table-cell>
          <table:table-cell table:formula="of:=CONCATENATE([.C434]; &quot;,&quot;)" office:value-type="string" office:string-value="3.9341298497197e-06,">
            <text:p>3.9341298497197e-06,</text:p>
          </table:table-cell>
        </table:table-row>
        <table:table-row table:style-name="ro1">
          <table:table-cell office:value-type="float" office:value="0.41657074854574">
            <text:p>0.4165707485</text:p>
          </table:table-cell>
          <table:table-cell table:formula="of:=CONCATENATE([.A435]; &quot;,&quot;)" office:value-type="string" office:string-value="0.41657074854574,">
            <text:p>0.41657074854574,</text:p>
          </table:table-cell>
          <table:table-cell office:value-type="string">
            <text:p>4.8362084413657e-06</text:p>
          </table:table-cell>
          <table:table-cell table:formula="of:=CONCATENATE([.C435]; &quot;,&quot;)" office:value-type="string" office:string-value="4.8362084413657e-06,">
            <text:p>4.8362084413657e-06,</text:p>
          </table:table-cell>
        </table:table-row>
        <table:table-row table:style-name="ro1">
          <table:table-cell office:value-type="float" office:value="0.37237396528737">
            <text:p>0.3723739653</text:p>
          </table:table-cell>
          <table:table-cell table:formula="of:=CONCATENATE([.A436]; &quot;,&quot;)" office:value-type="string" office:string-value="0.37237396528737,">
            <text:p>0.37237396528737,</text:p>
          </table:table-cell>
          <table:table-cell office:value-type="string">
            <text:p>2.1630591122987e-06</text:p>
          </table:table-cell>
          <table:table-cell table:formula="of:=CONCATENATE([.C436]; &quot;,&quot;)" office:value-type="string" office:string-value="2.1630591122987e-06,">
            <text:p>2.1630591122987e-06,</text:p>
          </table:table-cell>
        </table:table-row>
        <table:table-row table:style-name="ro1">
          <table:table-cell office:value-type="float" office:value="0.49309011653451">
            <text:p>0.4930901165</text:p>
          </table:table-cell>
          <table:table-cell table:formula="of:=CONCATENATE([.A437]; &quot;,&quot;)" office:value-type="string" office:string-value="0.49309011653451,">
            <text:p>0.49309011653451,</text:p>
          </table:table-cell>
          <table:table-cell office:value-type="string">
            <text:p>1.5431309070696e-05</text:p>
          </table:table-cell>
          <table:table-cell table:formula="of:=CONCATENATE([.C437]; &quot;,&quot;)" office:value-type="string" office:string-value="1.5431309070696e-05,">
            <text:p>1.5431309070696e-05,</text:p>
          </table:table-cell>
        </table:table-row>
        <table:table-row table:style-name="ro1">
          <table:table-cell office:value-type="float" office:value="0.22110729169886">
            <text:p>0.2211072917</text:p>
          </table:table-cell>
          <table:table-cell table:formula="of:=CONCATENATE([.A438]; &quot;,&quot;)" office:value-type="string" office:string-value="0.22110729169886,">
            <text:p>0.22110729169886,</text:p>
          </table:table-cell>
          <table:table-cell office:value-type="string">
            <text:p>3.7887190735529e-08</text:p>
          </table:table-cell>
          <table:table-cell table:formula="of:=CONCATENATE([.C438]; &quot;,&quot;)" office:value-type="string" office:string-value="3.7887190735529e-08,">
            <text:p>3.7887190735529e-08,</text:p>
          </table:table-cell>
        </table:table-row>
        <table:table-row table:style-name="ro1">
          <table:table-cell office:value-type="float" office:value="0.18309919464747">
            <text:p>0.1830991946</text:p>
          </table:table-cell>
          <table:table-cell table:formula="of:=CONCATENATE([.A439]; &quot;,&quot;)" office:value-type="string" office:string-value="0.18309919464747,">
            <text:p>0.18309919464747,</text:p>
          </table:table-cell>
          <table:table-cell office:value-type="string">
            <text:p>7.882296251533e-09</text:p>
          </table:table-cell>
          <table:table-cell table:formula="of:=CONCATENATE([.C439]; &quot;,&quot;)" office:value-type="string" office:string-value="7.882296251533e-09,">
            <text:p>7.882296251533e-09,</text:p>
          </table:table-cell>
        </table:table-row>
        <table:table-row table:style-name="ro1">
          <table:table-cell office:value-type="float" office:value="0.18949097375521">
            <text:p>0.1894909738</text:p>
          </table:table-cell>
          <table:table-cell table:formula="of:=CONCATENATE([.A440]; &quot;,&quot;)" office:value-type="string" office:string-value="0.18949097375521,">
            <text:p>0.18949097375521,</text:p>
          </table:table-cell>
          <table:table-cell office:value-type="string">
            <text:p>1.052625210542e-08</text:p>
          </table:table-cell>
          <table:table-cell table:formula="of:=CONCATENATE([.C440]; &quot;,&quot;)" office:value-type="string" office:string-value="1.052625210542e-08,">
            <text:p>1.052625210542e-08,</text:p>
          </table:table-cell>
        </table:table-row>
        <table:table-row table:style-name="ro1">
          <table:table-cell office:value-type="float" office:value="0.10232336613953">
            <text:p>0.1023233661</text:p>
          </table:table-cell>
          <table:table-cell table:formula="of:=CONCATENATE([.A441]; &quot;,&quot;)" office:value-type="string" office:string-value="0.10232336613953,">
            <text:p>0.10232336613953,</text:p>
          </table:table-cell>
          <table:table-cell office:value-type="string">
            <text:p>4.7496111338427e-11</text:p>
          </table:table-cell>
          <table:table-cell table:formula="of:=CONCATENATE([.C441]; &quot;,&quot;)" office:value-type="string" office:string-value="4.7496111338427e-11,">
            <text:p>4.7496111338427e-11,</text:p>
          </table:table-cell>
        </table:table-row>
        <table:table-row table:style-name="ro1">
          <table:table-cell office:value-type="float" office:value="0.15380808970061">
            <text:p>0.1538080897</text:p>
          </table:table-cell>
          <table:table-cell table:formula="of:=CONCATENATE([.A442]; &quot;,&quot;)" office:value-type="string" office:string-value="0.15380808970061,">
            <text:p>0.15380808970061,</text:p>
          </table:table-cell>
          <table:table-cell office:value-type="string">
            <text:p>1.7719684559466e-09</text:p>
          </table:table-cell>
          <table:table-cell table:formula="of:=CONCATENATE([.C442]; &quot;,&quot;)" office:value-type="string" office:string-value="1.7719684559466e-09,">
            <text:p>1.7719684559466e-09,</text:p>
          </table:table-cell>
        </table:table-row>
        <table:table-row table:style-name="ro1">
          <table:table-cell office:value-type="float" office:value="0.19684714470607">
            <text:p>0.1968471447</text:p>
          </table:table-cell>
          <table:table-cell table:formula="of:=CONCATENATE([.A443]; &quot;,&quot;)" office:value-type="string" office:string-value="0.19684714470607,">
            <text:p>0.19684714470607,</text:p>
          </table:table-cell>
          <table:table-cell office:value-type="string">
            <text:p>1.4484526955049e-08</text:p>
          </table:table-cell>
          <table:table-cell table:formula="of:=CONCATENATE([.C443]; &quot;,&quot;)" office:value-type="string" office:string-value="1.4484526955049e-08,">
            <text:p>1.4484526955049e-08,</text:p>
          </table:table-cell>
        </table:table-row>
        <table:table-row table:style-name="ro1">
          <table:table-cell office:value-type="float" office:value="0.16474558762763">
            <text:p>0.1647455876</text:p>
          </table:table-cell>
          <table:table-cell table:formula="of:=CONCATENATE([.A444]; &quot;,&quot;)" office:value-type="string" office:string-value="0.16474558762763,">
            <text:p>0.16474558762763,</text:p>
          </table:table-cell>
          <table:table-cell office:value-type="string">
            <text:p>3.2049936867583e-09</text:p>
          </table:table-cell>
          <table:table-cell table:formula="of:=CONCATENATE([.C444]; &quot;,&quot;)" office:value-type="string" office:string-value="3.2049936867583e-09,">
            <text:p>3.2049936867583e-09,</text:p>
          </table:table-cell>
        </table:table-row>
        <table:table-row table:style-name="ro1">
          <table:table-cell office:value-type="float" office:value="0.093926182806868">
            <text:p>0.0939261828</text:p>
          </table:table-cell>
          <table:table-cell table:formula="of:=CONCATENATE([.A445]; &quot;,&quot;)" office:value-type="string" office:string-value="0.093926182806868,">
            <text:p>0.093926182806868,</text:p>
          </table:table-cell>
          <table:table-cell office:value-type="string">
            <text:p>2.1776423625525e-11</text:p>
          </table:table-cell>
          <table:table-cell table:formula="of:=CONCATENATE([.C445]; &quot;,&quot;)" office:value-type="string" office:string-value="2.1776423625525e-11,">
            <text:p>2.1776423625525e-11,</text:p>
          </table:table-cell>
        </table:table-row>
        <table:table-row table:style-name="ro1">
          <table:table-cell office:value-type="float" office:value="0.074256101897084">
            <text:p>0.0742561019</text:p>
          </table:table-cell>
          <table:table-cell table:formula="of:=CONCATENATE([.A446]; &quot;,&quot;)" office:value-type="string" office:string-value="0.074256101897084,">
            <text:p>0.074256101897084,</text:p>
          </table:table-cell>
          <table:table-cell office:value-type="string">
            <text:p>2.4902513158891e-12</text:p>
          </table:table-cell>
          <table:table-cell table:formula="of:=CONCATENATE([.C446]; &quot;,&quot;)" office:value-type="string" office:string-value="2.4902513158891e-12,">
            <text:p>2.4902513158891e-12,</text:p>
          </table:table-cell>
        </table:table-row>
        <table:table-row table:style-name="ro1">
          <table:table-cell office:value-type="float" office:value="0.072846838332724">
            <text:p>0.0728468383</text:p>
          </table:table-cell>
          <table:table-cell table:formula="of:=CONCATENATE([.A447]; &quot;,&quot;)" office:value-type="string" office:string-value="0.072846838332724,">
            <text:p>0.072846838332724,</text:p>
          </table:table-cell>
          <table:table-cell office:value-type="string">
            <text:p>2.083194487736e-12</text:p>
          </table:table-cell>
          <table:table-cell table:formula="of:=CONCATENATE([.C447]; &quot;,&quot;)" office:value-type="string" office:string-value="2.083194487736e-12,">
            <text:p>2.083194487736e-12,</text:p>
          </table:table-cell>
        </table:table-row>
        <table:table-row table:style-name="ro1">
          <table:table-cell office:value-type="float" office:value="0.093382050386761">
            <text:p>0.0933820504</text:p>
          </table:table-cell>
          <table:table-cell table:formula="of:=CONCATENATE([.A448]; &quot;,&quot;)" office:value-type="string" office:string-value="0.093382050386761,">
            <text:p>0.093382050386761,</text:p>
          </table:table-cell>
          <table:table-cell office:value-type="string">
            <text:p>2.0649743199596e-11</text:p>
          </table:table-cell>
          <table:table-cell table:formula="of:=CONCATENATE([.C448]; &quot;,&quot;)" office:value-type="string" office:string-value="2.0649743199596e-11,">
            <text:p>2.0649743199596e-11,</text:p>
          </table:table-cell>
        </table:table-row>
        <table:table-row table:style-name="ro1">
          <table:table-cell office:value-type="float" office:value="0.31076126299784">
            <text:p>0.310761263</text:p>
          </table:table-cell>
          <table:table-cell table:formula="of:=CONCATENATE([.A449]; &quot;,&quot;)" office:value-type="string" office:string-value="0.31076126299784,">
            <text:p>0.31076126299784,</text:p>
          </table:table-cell>
          <table:table-cell office:value-type="string">
            <text:p>5.6109034642e-07</text:p>
          </table:table-cell>
          <table:table-cell table:formula="of:=CONCATENATE([.C449]; &quot;,&quot;)" office:value-type="string" office:string-value="5.6109034642e-07,">
            <text:p>5.6109034642e-07,</text:p>
          </table:table-cell>
        </table:table-row>
        <table:table-row table:style-name="ro1">
          <table:table-cell office:value-type="float" office:value="0.23359719339052">
            <text:p>0.2335971934</text:p>
          </table:table-cell>
          <table:table-cell table:formula="of:=CONCATENATE([.A450]; &quot;,&quot;)" office:value-type="string" office:string-value="0.23359719339052,">
            <text:p>0.23359719339052,</text:p>
          </table:table-cell>
          <table:table-cell office:value-type="string">
            <text:p>5.9284679874352e-08</text:p>
          </table:table-cell>
          <table:table-cell table:formula="of:=CONCATENATE([.C450]; &quot;,&quot;)" office:value-type="string" office:string-value="5.9284679874352e-08,">
            <text:p>5.9284679874352e-08,</text:p>
          </table:table-cell>
        </table:table-row>
        <table:table-row table:style-name="ro1">
          <table:table-cell office:value-type="float" office:value="0.18787788123999">
            <text:p>0.1878778812</text:p>
          </table:table-cell>
          <table:table-cell table:formula="of:=CONCATENATE([.A451]; &quot;,&quot;)" office:value-type="string" office:string-value="0.18787788123999,">
            <text:p>0.18787788123999,</text:p>
          </table:table-cell>
          <table:table-cell office:value-type="string">
            <text:p>9.7957700526339e-09</text:p>
          </table:table-cell>
          <table:table-cell table:formula="of:=CONCATENATE([.C451]; &quot;,&quot;)" office:value-type="string" office:string-value="9.7957700526339e-09,">
            <text:p>9.7957700526339e-09,</text:p>
          </table:table-cell>
        </table:table-row>
        <table:table-row table:style-name="ro1">
          <table:table-cell office:value-type="float" office:value="0.1363659837543">
            <text:p>0.1363659838</text:p>
          </table:table-cell>
          <table:table-cell table:formula="of:=CONCATENATE([.A452]; &quot;,&quot;)" office:value-type="string" office:string-value="0.1363659837543,">
            <text:p>0.1363659837543,</text:p>
          </table:table-cell>
          <table:table-cell office:value-type="string">
            <text:p>6.1926744392497e-10</text:p>
          </table:table-cell>
          <table:table-cell table:formula="of:=CONCATENATE([.C452]; &quot;,&quot;)" office:value-type="string" office:string-value="6.1926744392497e-10,">
            <text:p>6.1926744392497e-10,</text:p>
          </table:table-cell>
        </table:table-row>
        <table:table-row table:style-name="ro1">
          <table:table-cell office:value-type="float" office:value="0.21445905960412">
            <text:p>0.2144590596</text:p>
          </table:table-cell>
          <table:table-cell table:formula="of:=CONCATENATE([.A453]; &quot;,&quot;)" office:value-type="string" office:string-value="0.21445905960412,">
            <text:p>0.21445905960412,</text:p>
          </table:table-cell>
          <table:table-cell office:value-type="string">
            <text:p>2.9485953967641e-08</text:p>
          </table:table-cell>
          <table:table-cell table:formula="of:=CONCATENATE([.C453]; &quot;,&quot;)" office:value-type="string" office:string-value="2.9485953967641e-08,">
            <text:p>2.9485953967641e-08,</text:p>
          </table:table-cell>
        </table:table-row>
        <table:table-row table:style-name="ro1">
          <table:table-cell office:value-type="float" office:value="0.1978463645278">
            <text:p>0.1978463645</text:p>
          </table:table-cell>
          <table:table-cell table:formula="of:=CONCATENATE([.A454]; &quot;,&quot;)" office:value-type="string" office:string-value="0.1978463645278,">
            <text:p>0.1978463645278,</text:p>
          </table:table-cell>
          <table:table-cell office:value-type="string">
            <text:p>1.5110177042672e-08</text:p>
          </table:table-cell>
          <table:table-cell table:formula="of:=CONCATENATE([.C454]; &quot;,&quot;)" office:value-type="string" office:string-value="1.5110177042672e-08,">
            <text:p>1.5110177042672e-08,</text:p>
          </table:table-cell>
        </table:table-row>
        <table:table-row table:style-name="ro1">
          <table:table-cell office:value-type="float" office:value="0.61255563191988">
            <text:p>0.6125556319</text:p>
          </table:table-cell>
          <table:table-cell table:formula="of:=CONCATENATE([.A455]; &quot;,&quot;)" office:value-type="string" office:string-value="0.61255563191988,">
            <text:p>0.61255563191988,</text:p>
          </table:table-cell>
          <table:table-cell office:value-type="string">
            <text:p>6.2561666371032e-05</text:p>
          </table:table-cell>
          <table:table-cell table:formula="of:=CONCATENATE([.C455]; &quot;,&quot;)" office:value-type="string" office:string-value="6.2561666371032e-05,">
            <text:p>6.2561666371032e-05,</text:p>
          </table:table-cell>
        </table:table-row>
        <table:table-row table:style-name="ro1">
          <table:table-cell office:value-type="float" office:value="0.74653731196561">
            <text:p>0.746537312</text:p>
          </table:table-cell>
          <table:table-cell table:formula="of:=CONCATENATE([.A456]; &quot;,&quot;)" office:value-type="string" office:string-value="0.74653731196561,">
            <text:p>0.74653731196561,</text:p>
          </table:table-cell>
          <table:table-cell office:value-type="float" office:value="0.00020358065429476">
            <text:p>0.0002035807</text:p>
          </table:table-cell>
          <table:table-cell table:formula="of:=CONCATENATE([.C456]; &quot;,&quot;)" office:value-type="string" office:string-value="0.00020358065429476,">
            <text:p>0.00020358065429476,</text:p>
          </table:table-cell>
        </table:table-row>
        <table:table-row table:style-name="ro1">
          <table:table-cell office:value-type="float" office:value="0.49263193690318">
            <text:p>0.4926319369</text:p>
          </table:table-cell>
          <table:table-cell table:formula="of:=CONCATENATE([.A457]; &quot;,&quot;)" office:value-type="string" office:string-value="0.49263193690318,">
            <text:p>0.49263193690318,</text:p>
          </table:table-cell>
          <table:table-cell office:value-type="string">
            <text:p>1.5335513987148e-05</text:p>
          </table:table-cell>
          <table:table-cell table:formula="of:=CONCATENATE([.C457]; &quot;,&quot;)" office:value-type="string" office:string-value="1.5335513987148e-05,">
            <text:p>1.5335513987148e-05,</text:p>
          </table:table-cell>
        </table:table-row>
        <table:table-row table:style-name="ro1">
          <table:table-cell office:value-type="float" office:value="0.22294604026918">
            <text:p>0.2229460403</text:p>
          </table:table-cell>
          <table:table-cell table:formula="of:=CONCATENATE([.A458]; &quot;,&quot;)" office:value-type="string" office:string-value="0.22294604026918,">
            <text:p>0.22294604026918,</text:p>
          </table:table-cell>
          <table:table-cell office:value-type="string">
            <text:p>4.0543821466452e-08</text:p>
          </table:table-cell>
          <table:table-cell table:formula="of:=CONCATENATE([.C458]; &quot;,&quot;)" office:value-type="string" office:string-value="4.0543821466452e-08,">
            <text:p>4.0543821466452e-08,</text:p>
          </table:table-cell>
        </table:table-row>
        <table:table-row table:style-name="ro1">
          <table:table-cell office:value-type="float" office:value="0.19983310765242">
            <text:p>0.1998331077</text:p>
          </table:table-cell>
          <table:table-cell table:formula="of:=CONCATENATE([.A459]; &quot;,&quot;)" office:value-type="string" office:string-value="0.19983310765242,">
            <text:p>0.19983310765242,</text:p>
          </table:table-cell>
          <table:table-cell office:value-type="string">
            <text:p>1.642351106947e-08</text:p>
          </table:table-cell>
          <table:table-cell table:formula="of:=CONCATENATE([.C459]; &quot;,&quot;)" office:value-type="string" office:string-value="1.642351106947e-08,">
            <text:p>1.642351106947e-08,</text:p>
          </table:table-cell>
        </table:table-row>
        <table:table-row table:style-name="ro1">
          <table:table-cell office:value-type="float" office:value="0.33578104909953">
            <text:p>0.3357810491</text:p>
          </table:table-cell>
          <table:table-cell table:formula="of:=CONCATENATE([.A460]; &quot;,&quot;)" office:value-type="string" office:string-value="0.33578104909953,">
            <text:p>0.33578104909953,</text:p>
          </table:table-cell>
          <table:table-cell office:value-type="string">
            <text:p>1.007416451694e-06</text:p>
          </table:table-cell>
          <table:table-cell table:formula="of:=CONCATENATE([.C460]; &quot;,&quot;)" office:value-type="string" office:string-value="1.007416451694e-06,">
            <text:p>1.007416451694e-06,</text:p>
          </table:table-cell>
        </table:table-row>
        <table:table-row table:style-name="ro1">
          <table:table-cell office:value-type="float" office:value="0.46209033270706">
            <text:p>0.4620903327</text:p>
          </table:table-cell>
          <table:table-cell table:formula="of:=CONCATENATE([.A461]; &quot;,&quot;)" office:value-type="string" office:string-value="0.46209033270706,">
            <text:p>0.46209033270706,</text:p>
          </table:table-cell>
          <table:table-cell office:value-type="string">
            <text:p>9.943213680093e-06</text:p>
          </table:table-cell>
          <table:table-cell table:formula="of:=CONCATENATE([.C461]; &quot;,&quot;)" office:value-type="string" office:string-value="9.943213680093e-06,">
            <text:p>9.943213680093e-06,</text:p>
          </table:table-cell>
        </table:table-row>
        <table:table-row table:style-name="ro1">
          <table:table-cell office:value-type="float" office:value="0.41726200509619">
            <text:p>0.4172620051</text:p>
          </table:table-cell>
          <table:table-cell table:formula="of:=CONCATENATE([.A462]; &quot;,&quot;)" office:value-type="string" office:string-value="0.41726200509619,">
            <text:p>0.41726200509619,</text:p>
          </table:table-cell>
          <table:table-cell office:value-type="string">
            <text:p>4.8931323465653e-06</text:p>
          </table:table-cell>
          <table:table-cell table:formula="of:=CONCATENATE([.C462]; &quot;,&quot;)" office:value-type="string" office:string-value="4.8931323465653e-06,">
            <text:p>4.8931323465653e-06,</text:p>
          </table:table-cell>
        </table:table-row>
        <table:table-row table:style-name="ro1">
          <table:table-cell office:value-type="float" office:value="0.46465905966686">
            <text:p>0.4646590597</text:p>
          </table:table-cell>
          <table:table-cell table:formula="of:=CONCATENATE([.A463]; &quot;,&quot;)" office:value-type="string" office:string-value="0.46465905966686,">
            <text:p>0.46465905966686,</text:p>
          </table:table-cell>
          <table:table-cell office:value-type="string">
            <text:p>1.0327106821099e-05</text:p>
          </table:table-cell>
          <table:table-cell table:formula="of:=CONCATENATE([.C463]; &quot;,&quot;)" office:value-type="string" office:string-value="1.0327106821099e-05,">
            <text:p>1.0327106821099e-05,</text:p>
          </table:table-cell>
        </table:table-row>
        <table:table-row table:style-name="ro1">
          <table:table-cell office:value-type="float" office:value="0.76251357675525">
            <text:p>0.7625135768</text:p>
          </table:table-cell>
          <table:table-cell table:formula="of:=CONCATENATE([.A464]; &quot;,&quot;)" office:value-type="string" office:string-value="0.76251357675525,">
            <text:p>0.76251357675525,</text:p>
          </table:table-cell>
          <table:table-cell office:value-type="float" office:value="0.00022969476508255">
            <text:p>0.0002296948</text:p>
          </table:table-cell>
          <table:table-cell table:formula="of:=CONCATENATE([.C464]; &quot;,&quot;)" office:value-type="string" office:string-value="0.00022969476508255,">
            <text:p>0.00022969476508255,</text:p>
          </table:table-cell>
        </table:table-row>
        <table:table-row table:style-name="ro1">
          <table:table-cell office:value-type="float" office:value="0.54102906608349">
            <text:p>0.5410290661</text:p>
          </table:table-cell>
          <table:table-cell table:formula="of:=CONCATENATE([.A465]; &quot;,&quot;)" office:value-type="string" office:string-value="0.54102906608349,">
            <text:p>0.54102906608349,</text:p>
          </table:table-cell>
          <table:table-cell office:value-type="string">
            <text:p>2.8451009069645e-05</text:p>
          </table:table-cell>
          <table:table-cell table:formula="of:=CONCATENATE([.C465]; &quot;,&quot;)" office:value-type="string" office:string-value="2.8451009069645e-05,">
            <text:p>2.8451009069645e-05,</text:p>
          </table:table-cell>
        </table:table-row>
        <table:table-row table:style-name="ro1">
          <table:table-cell office:value-type="float" office:value="0.26774295070217">
            <text:p>0.2677429507</text:p>
          </table:table-cell>
          <table:table-cell table:formula="of:=CONCATENATE([.A466]; &quot;,&quot;)" office:value-type="string" office:string-value="0.26774295070217,">
            <text:p>0.26774295070217,</text:p>
          </table:table-cell>
          <table:table-cell office:value-type="string">
            <text:p>1.7655027956453e-07</text:p>
          </table:table-cell>
          <table:table-cell table:formula="of:=CONCATENATE([.C466]; &quot;,&quot;)" office:value-type="string" office:string-value="1.7655027956453e-07,">
            <text:p>1.7655027956453e-07,</text:p>
          </table:table-cell>
        </table:table-row>
        <table:table-row table:style-name="ro1">
          <table:table-cell office:value-type="float" office:value="0.21962996392171">
            <text:p>0.2196299639</text:p>
          </table:table-cell>
          <table:table-cell table:formula="of:=CONCATENATE([.A467]; &quot;,&quot;)" office:value-type="string" office:string-value="0.21962996392171,">
            <text:p>0.21962996392171,</text:p>
          </table:table-cell>
          <table:table-cell office:value-type="string">
            <text:p>3.5862044607554e-08</text:p>
          </table:table-cell>
          <table:table-cell table:formula="of:=CONCATENATE([.C467]; &quot;,&quot;)" office:value-type="string" office:string-value="3.5862044607554e-08,">
            <text:p>3.5862044607554e-08,</text:p>
          </table:table-cell>
        </table:table-row>
        <table:table-row table:style-name="ro1">
          <table:table-cell office:value-type="float" office:value="0.42375780308206">
            <text:p>0.4237578031</text:p>
          </table:table-cell>
          <table:table-cell table:formula="of:=CONCATENATE([.A468]; &quot;,&quot;)" office:value-type="string" office:string-value="0.42375780308206,">
            <text:p>0.42375780308206,</text:p>
          </table:table-cell>
          <table:table-cell office:value-type="string">
            <text:p>5.4552657383404e-06</text:p>
          </table:table-cell>
          <table:table-cell table:formula="of:=CONCATENATE([.C468]; &quot;,&quot;)" office:value-type="string" office:string-value="5.4552657383404e-06,">
            <text:p>5.4552657383404e-06,</text:p>
          </table:table-cell>
        </table:table-row>
        <table:table-row table:style-name="ro1">
          <table:table-cell office:value-type="float" office:value="0.55703187573422">
            <text:p>0.5570318757</text:p>
          </table:table-cell>
          <table:table-cell table:formula="of:=CONCATENATE([.A469]; &quot;,&quot;)" office:value-type="string" office:string-value="0.55703187573422,">
            <text:p>0.55703187573422,</text:p>
          </table:table-cell>
          <table:table-cell office:value-type="string">
            <text:p>3.4341989000081e-05</text:p>
          </table:table-cell>
          <table:table-cell table:formula="of:=CONCATENATE([.C469]; &quot;,&quot;)" office:value-type="string" office:string-value="3.4341989000081e-05,">
            <text:p>3.4341989000081e-05,</text:p>
          </table:table-cell>
        </table:table-row>
        <table:table-row table:style-name="ro1">
          <table:table-cell office:value-type="float" office:value="0.49805733295494">
            <text:p>0.498057333</text:p>
          </table:table-cell>
          <table:table-cell table:formula="of:=CONCATENATE([.A470]; &quot;,&quot;)" office:value-type="string" office:string-value="0.49805733295494,">
            <text:p>0.49805733295494,</text:p>
          </table:table-cell>
          <table:table-cell office:value-type="string">
            <text:p>1.650095342626e-05</text:p>
          </table:table-cell>
          <table:table-cell table:formula="of:=CONCATENATE([.C470]; &quot;,&quot;)" office:value-type="string" office:string-value="1.650095342626e-05,">
            <text:p>1.650095342626e-05,</text:p>
          </table:table-cell>
        </table:table-row>
        <table:table-row table:style-name="ro1">
          <table:table-cell office:value-type="float" office:value="0.41300049821038">
            <text:p>0.4130004982</text:p>
          </table:table-cell>
          <table:table-cell table:formula="of:=CONCATENATE([.A471]; &quot;,&quot;)" office:value-type="string" office:string-value="0.41300049821038,">
            <text:p>0.41300049821038,</text:p>
          </table:table-cell>
          <table:table-cell office:value-type="string">
            <text:p>4.5507461021894e-06</text:p>
          </table:table-cell>
          <table:table-cell table:formula="of:=CONCATENATE([.C471]; &quot;,&quot;)" office:value-type="string" office:string-value="4.5507461021894e-06,">
            <text:p>4.5507461021894e-06,</text:p>
          </table:table-cell>
        </table:table-row>
        <table:table-row table:style-name="ro1">
          <table:table-cell office:value-type="float" office:value="0.19862754128617">
            <text:p>0.1986275413</text:p>
          </table:table-cell>
          <table:table-cell table:formula="of:=CONCATENATE([.A472]; &quot;,&quot;)" office:value-type="string" office:string-value="0.19862754128617,">
            <text:p>0.19862754128617,</text:p>
          </table:table-cell>
          <table:table-cell office:value-type="string">
            <text:p>1.5615365106239e-08</text:p>
          </table:table-cell>
          <table:table-cell table:formula="of:=CONCATENATE([.C472]; &quot;,&quot;)" office:value-type="string" office:string-value="1.5615365106239e-08,">
            <text:p>1.5615365106239e-08,</text:p>
          </table:table-cell>
        </table:table-row>
        <table:table-row table:style-name="ro1">
          <table:table-cell office:value-type="float" office:value="0.26509591745244">
            <text:p>0.2650959175</text:p>
          </table:table-cell>
          <table:table-cell table:formula="of:=CONCATENATE([.A473]; &quot;,&quot;)" office:value-type="string" office:string-value="0.26509591745244,">
            <text:p>0.26509591745244,</text:p>
          </table:table-cell>
          <table:table-cell office:value-type="string">
            <text:p>1.6322844861352e-07</text:p>
          </table:table-cell>
          <table:table-cell table:formula="of:=CONCATENATE([.C473]; &quot;,&quot;)" office:value-type="string" office:string-value="1.6322844861352e-07,">
            <text:p>1.6322844861352e-07,</text:p>
          </table:table-cell>
        </table:table-row>
        <table:table-row table:style-name="ro1">
          <table:table-cell office:value-type="float" office:value="0.3359291817234">
            <text:p>0.3359291817</text:p>
          </table:table-cell>
          <table:table-cell table:formula="of:=CONCATENATE([.A474]; &quot;,&quot;)" office:value-type="string" office:string-value="0.3359291817234,">
            <text:p>0.3359291817234,</text:p>
          </table:table-cell>
          <table:table-cell office:value-type="string">
            <text:p>1.0107481494296e-06</text:p>
          </table:table-cell>
          <table:table-cell table:formula="of:=CONCATENATE([.C474]; &quot;,&quot;)" office:value-type="string" office:string-value="1.0107481494296e-06,">
            <text:p>1.0107481494296e-06,</text:p>
          </table:table-cell>
        </table:table-row>
        <table:table-row table:style-name="ro1">
          <table:table-cell office:value-type="float" office:value="0.6738782011277">
            <text:p>0.6738782011</text:p>
          </table:table-cell>
          <table:table-cell table:formula="of:=CONCATENATE([.A475]; &quot;,&quot;)" office:value-type="string" office:string-value="0.6738782011277,">
            <text:p>0.6738782011277,</text:p>
          </table:table-cell>
          <table:table-cell office:value-type="float" office:value="0.00011183443365782">
            <text:p>0.0001118344</text:p>
          </table:table-cell>
          <table:table-cell table:formula="of:=CONCATENATE([.C475]; &quot;,&quot;)" office:value-type="string" office:string-value="0.00011183443365782,">
            <text:p>0.00011183443365782,</text:p>
          </table:table-cell>
        </table:table-row>
        <table:table-row table:style-name="ro1">
          <table:table-cell office:value-type="float" office:value="0.47099814376542">
            <text:p>0.4709981438</text:p>
          </table:table-cell>
          <table:table-cell table:formula="of:=CONCATENATE([.A476]; &quot;,&quot;)" office:value-type="string" office:string-value="0.47099814376542,">
            <text:p>0.47099814376542,</text:p>
          </table:table-cell>
          <table:table-cell office:value-type="string">
            <text:p>1.1325847470545e-05</text:p>
          </table:table-cell>
          <table:table-cell table:formula="of:=CONCATENATE([.C476]; &quot;,&quot;)" office:value-type="string" office:string-value="1.1325847470545e-05,">
            <text:p>1.1325847470545e-05,</text:p>
          </table:table-cell>
        </table:table-row>
        <table:table-row table:style-name="ro1">
          <table:table-cell office:value-type="float" office:value="0.22508456853638">
            <text:p>0.2250845685</text:p>
          </table:table-cell>
          <table:table-cell table:formula="of:=CONCATENATE([.A477]; &quot;,&quot;)" office:value-type="string" office:string-value="0.22508456853638,">
            <text:p>0.22508456853638,</text:p>
          </table:table-cell>
          <table:table-cell office:value-type="string">
            <text:p>4.3832528127723e-08</text:p>
          </table:table-cell>
          <table:table-cell table:formula="of:=CONCATENATE([.C477]; &quot;,&quot;)" office:value-type="string" office:string-value="4.3832528127723e-08,">
            <text:p>4.3832528127723e-08,</text:p>
          </table:table-cell>
        </table:table-row>
        <table:table-row table:style-name="ro1">
          <table:table-cell office:value-type="float" office:value="0.27268576848012">
            <text:p>0.2726857685</text:p>
          </table:table-cell>
          <table:table-cell table:formula="of:=CONCATENATE([.A478]; &quot;,&quot;)" office:value-type="string" office:string-value="0.27268576848012,">
            <text:p>0.27268576848012,</text:p>
          </table:table-cell>
          <table:table-cell office:value-type="string">
            <text:p>2.0389794506669e-07</text:p>
          </table:table-cell>
          <table:table-cell table:formula="of:=CONCATENATE([.C478]; &quot;,&quot;)" office:value-type="string" office:string-value="2.0389794506669e-07,">
            <text:p>2.0389794506669e-07,</text:p>
          </table:table-cell>
        </table:table-row>
        <table:table-row table:style-name="ro1">
          <table:table-cell office:value-type="float" office:value="0.2386199491182">
            <text:p>0.2386199491</text:p>
          </table:table-cell>
          <table:table-cell table:formula="of:=CONCATENATE([.A479]; &quot;,&quot;)" office:value-type="string" office:string-value="0.2386199491182,">
            <text:p>0.2386199491182,</text:p>
          </table:table-cell>
          <table:table-cell office:value-type="string">
            <text:p>7.0418502167587e-08</text:p>
          </table:table-cell>
          <table:table-cell table:formula="of:=CONCATENATE([.C479]; &quot;,&quot;)" office:value-type="string" office:string-value="7.0418502167587e-08,">
            <text:p>7.0418502167587e-08,</text:p>
          </table:table-cell>
        </table:table-row>
        <table:table-row table:style-name="ro1">
          <table:table-cell office:value-type="float" office:value="0.26065957001216">
            <text:p>0.26065957</text:p>
          </table:table-cell>
          <table:table-cell table:formula="of:=CONCATENATE([.A480]; &quot;,&quot;)" office:value-type="string" office:string-value="0.26065957001216,">
            <text:p>0.26065957001216,</text:p>
          </table:table-cell>
          <table:table-cell office:value-type="string">
            <text:p>1.428099591421e-07</text:p>
          </table:table-cell>
          <table:table-cell table:formula="of:=CONCATENATE([.C480]; &quot;,&quot;)" office:value-type="string" office:string-value="1.428099591421e-07,">
            <text:p>1.428099591421e-07,</text:p>
          </table:table-cell>
        </table:table-row>
        <table:table-row table:style-name="ro1">
          <table:table-cell office:value-type="float" office:value="0.20278336296689">
            <text:p>0.202783363</text:p>
          </table:table-cell>
          <table:table-cell table:formula="of:=CONCATENATE([.A481]; &quot;,&quot;)" office:value-type="string" office:string-value="0.20278336296689,">
            <text:p>0.20278336296689,</text:p>
          </table:table-cell>
          <table:table-cell office:value-type="string">
            <text:p>1.8554492869813e-08</text:p>
          </table:table-cell>
          <table:table-cell table:formula="of:=CONCATENATE([.C481]; &quot;,&quot;)" office:value-type="string" office:string-value="1.8554492869813e-08,">
            <text:p>1.8554492869813e-08,</text:p>
          </table:table-cell>
        </table:table-row>
        <table:table-row table:style-name="ro1">
          <table:table-cell office:value-type="float" office:value="0.34456851498292">
            <text:p>0.344568515</text:p>
          </table:table-cell>
          <table:table-cell table:formula="of:=CONCATENATE([.A482]; &quot;,&quot;)" office:value-type="string" office:string-value="0.34456851498292,">
            <text:p>0.34456851498292,</text:p>
          </table:table-cell>
          <table:table-cell office:value-type="string">
            <text:p>1.2215930064805e-06</text:p>
          </table:table-cell>
          <table:table-cell table:formula="of:=CONCATENATE([.C482]; &quot;,&quot;)" office:value-type="string" office:string-value="1.2215930064805e-06,">
            <text:p>1.2215930064805e-06,</text:p>
          </table:table-cell>
        </table:table-row>
        <table:table-row table:style-name="ro1">
          <table:table-cell office:value-type="float" office:value="1.1476383547147">
            <text:p>1.1476383547</text:p>
          </table:table-cell>
          <table:table-cell table:formula="of:=CONCATENATE([.A483]; &quot;,&quot;)" office:value-type="string" office:string-value="1.1476383547147,">
            <text:p>1.1476383547147,</text:p>
          </table:table-cell>
          <table:table-cell office:value-type="float" office:value="0.0018986242670851">
            <text:p>0.0018986243</text:p>
          </table:table-cell>
          <table:table-cell table:formula="of:=CONCATENATE([.C483]; &quot;,&quot;)" office:value-type="string" office:string-value="0.0018986242670851,">
            <text:p>0.0018986242670851,</text:p>
          </table:table-cell>
        </table:table-row>
        <table:table-row table:style-name="ro1">
          <table:table-cell office:value-type="float" office:value="0.97837574315916">
            <text:p>0.9783757432</text:p>
          </table:table-cell>
          <table:table-cell table:formula="of:=CONCATENATE([.A484]; &quot;,&quot;)" office:value-type="string" office:string-value="0.97837574315916,">
            <text:p>0.97837574315916,</text:p>
          </table:table-cell>
          <table:table-cell office:value-type="float" office:value="0.00087492128483076">
            <text:p>0.0008749213</text:p>
          </table:table-cell>
          <table:table-cell table:formula="of:=CONCATENATE([.C484]; &quot;,&quot;)" office:value-type="string" office:string-value="0.00087492128483076,">
            <text:p>0.00087492128483076,</text:p>
          </table:table-cell>
        </table:table-row>
        <table:table-row table:style-name="ro1">
          <table:table-cell office:value-type="float" office:value="0.76688868791504">
            <text:p>0.7668886879</text:p>
          </table:table-cell>
          <table:table-cell table:formula="of:=CONCATENATE([.A485]; &quot;,&quot;)" office:value-type="string" office:string-value="0.76688868791504,">
            <text:p>0.76688868791504,</text:p>
          </table:table-cell>
          <table:table-cell office:value-type="float" office:value="0.00023726376309267">
            <text:p>0.0002372638</text:p>
          </table:table-cell>
          <table:table-cell table:formula="of:=CONCATENATE([.C485]; &quot;,&quot;)" office:value-type="string" office:string-value="0.00023726376309267,">
            <text:p>0.00023726376309267,</text:p>
          </table:table-cell>
        </table:table-row>
        <table:table-row table:style-name="ro1">
          <table:table-cell office:value-type="float" office:value="0.24465996967624">
            <text:p>0.2446599697</text:p>
          </table:table-cell>
          <table:table-cell table:formula="of:=CONCATENATE([.A486]; &quot;,&quot;)" office:value-type="string" office:string-value="0.24465996967624,">
            <text:p>0.24465996967624,</text:p>
          </table:table-cell>
          <table:table-cell office:value-type="string">
            <text:p>8.6123556184906e-08</text:p>
          </table:table-cell>
          <table:table-cell table:formula="of:=CONCATENATE([.C486]; &quot;,&quot;)" office:value-type="string" office:string-value="8.6123556184906e-08,">
            <text:p>8.6123556184906e-08,</text:p>
          </table:table-cell>
        </table:table-row>
        <table:table-row table:style-name="ro1">
          <table:table-cell office:value-type="float" office:value="1.0821120655882">
            <text:p>1.0821120656</text:p>
          </table:table-cell>
          <table:table-cell table:formula="of:=CONCATENATE([.A487]; &quot;,&quot;)" office:value-type="string" office:string-value="1.0821120655882,">
            <text:p>1.0821120655882,</text:p>
          </table:table-cell>
          <table:table-cell office:value-type="float" office:value="0.0014377434116014">
            <text:p>0.0014377434</text:p>
          </table:table-cell>
          <table:table-cell table:formula="of:=CONCATENATE([.C487]; &quot;,&quot;)" office:value-type="string" office:string-value="0.0014377434116014,">
            <text:p>0.0014377434116014,</text:p>
          </table:table-cell>
        </table:table-row>
        <table:table-row table:style-name="ro1">
          <table:table-cell office:value-type="float" office:value="1.317305987201">
            <text:p>1.3173059872</text:p>
          </table:table-cell>
          <table:table-cell table:formula="of:=CONCATENATE([.A488]; &quot;,&quot;)" office:value-type="string" office:string-value="1.317305987201,">
            <text:p>1.317305987201,</text:p>
          </table:table-cell>
          <table:table-cell office:value-type="float" office:value="0.0035239750097773">
            <text:p>0.003523975</text:p>
          </table:table-cell>
          <table:table-cell table:formula="of:=CONCATENATE([.C488]; &quot;,&quot;)" office:value-type="string" office:string-value="0.0035239750097773,">
            <text:p>0.0035239750097773,</text:p>
          </table:table-cell>
        </table:table-row>
        <table:table-row table:style-name="ro1">
          <table:table-cell office:value-type="float" office:value="1.4398494748353">
            <text:p>1.4398494748</text:p>
          </table:table-cell>
          <table:table-cell table:formula="of:=CONCATENATE([.A489]; &quot;,&quot;)" office:value-type="string" office:string-value="1.4398494748353,">
            <text:p>1.4398494748353,</text:p>
          </table:table-cell>
          <table:table-cell office:value-type="float" office:value="0.0051231914706497">
            <text:p>0.0051231915</text:p>
          </table:table-cell>
          <table:table-cell table:formula="of:=CONCATENATE([.C489]; &quot;,&quot;)" office:value-type="string" office:string-value="0.0051231914706497,">
            <text:p>0.0051231914706497,</text:p>
          </table:table-cell>
        </table:table-row>
        <table:table-row table:style-name="ro1">
          <table:table-cell office:value-type="float" office:value="1.1574471676742">
            <text:p>1.1574471677</text:p>
          </table:table-cell>
          <table:table-cell table:formula="of:=CONCATENATE([.A490]; &quot;,&quot;)" office:value-type="string" office:string-value="1.1574471676742,">
            <text:p>1.1574471676742,</text:p>
          </table:table-cell>
          <table:table-cell office:value-type="float" office:value="0.0019751954279832">
            <text:p>0.0019751954</text:p>
          </table:table-cell>
          <table:table-cell table:formula="of:=CONCATENATE([.C490]; &quot;,&quot;)" office:value-type="string" office:string-value="0.0019751954279832,">
            <text:p>0.0019751954279832,</text:p>
          </table:table-cell>
        </table:table-row>
        <table:table-row table:style-name="ro1">
          <table:table-cell office:value-type="float" office:value="0.82038976437742">
            <text:p>0.8203897644</text:p>
          </table:table-cell>
          <table:table-cell table:formula="of:=CONCATENATE([.A491]; &quot;,&quot;)" office:value-type="string" office:string-value="0.82038976437742,">
            <text:p>0.82038976437742,</text:p>
          </table:table-cell>
          <table:table-cell office:value-type="float" office:value="0.00034558786429391">
            <text:p>0.0003455879</text:p>
          </table:table-cell>
          <table:table-cell table:formula="of:=CONCATENATE([.C491]; &quot;,&quot;)" office:value-type="string" office:string-value="0.00034558786429391,">
            <text:p>0.00034558786429391,</text:p>
          </table:table-cell>
        </table:table-row>
        <table:table-row table:style-name="ro1">
          <table:table-cell office:value-type="float" office:value="0.43685430289186">
            <text:p>0.4368543029</text:p>
          </table:table-cell>
          <table:table-cell table:formula="of:=CONCATENATE([.A492]; &quot;,&quot;)" office:value-type="string" office:string-value="0.43685430289186,">
            <text:p>0.43685430289186,</text:p>
          </table:table-cell>
          <table:table-cell office:value-type="string">
            <text:p>6.7489909947195e-06</text:p>
          </table:table-cell>
          <table:table-cell table:formula="of:=CONCATENATE([.C492]; &quot;,&quot;)" office:value-type="string" office:string-value="6.7489909947195e-06,">
            <text:p>6.7489909947195e-06,</text:p>
          </table:table-cell>
        </table:table-row>
        <table:table-row table:style-name="ro1">
          <table:table-cell office:value-type="float" office:value="0.77959665593175">
            <text:p>0.7795966559</text:p>
          </table:table-cell>
          <table:table-cell table:formula="of:=CONCATENATE([.A493]; &quot;,&quot;)" office:value-type="string" office:string-value="0.77959665593175,">
            <text:p>0.77959665593175,</text:p>
          </table:table-cell>
          <table:table-cell office:value-type="float" office:value="0.00026030581239743">
            <text:p>0.0002603058</text:p>
          </table:table-cell>
          <table:table-cell table:formula="of:=CONCATENATE([.C493]; &quot;,&quot;)" office:value-type="string" office:string-value="0.00026030581239743,">
            <text:p>0.00026030581239743,</text:p>
          </table:table-cell>
        </table:table-row>
        <table:table-row table:style-name="ro1">
          <table:table-cell office:value-type="float" office:value="1.383460658868">
            <text:p>1.3834606589</text:p>
          </table:table-cell>
          <table:table-cell table:formula="of:=CONCATENATE([.A494]; &quot;,&quot;)" office:value-type="string" office:string-value="1.383460658868,">
            <text:p>1.383460658868,</text:p>
          </table:table-cell>
          <table:table-cell office:value-type="float" office:value="0.0043409847304893">
            <text:p>0.0043409847</text:p>
          </table:table-cell>
          <table:table-cell table:formula="of:=CONCATENATE([.C494]; &quot;,&quot;)" office:value-type="string" office:string-value="0.0043409847304893,">
            <text:p>0.0043409847304893,</text:p>
          </table:table-cell>
        </table:table-row>
        <table:table-row table:style-name="ro1">
          <table:table-cell office:value-type="float" office:value="1.3786394251438">
            <text:p>1.3786394251</text:p>
          </table:table-cell>
          <table:table-cell table:formula="of:=CONCATENATE([.A495]; &quot;,&quot;)" office:value-type="string" office:string-value="1.3786394251438,">
            <text:p>1.3786394251438,</text:p>
          </table:table-cell>
          <table:table-cell office:value-type="float" office:value="0.0042778032909524">
            <text:p>0.0042778033</text:p>
          </table:table-cell>
          <table:table-cell table:formula="of:=CONCATENATE([.C495]; &quot;,&quot;)" office:value-type="string" office:string-value="0.0042778032909524,">
            <text:p>0.0042778032909524,</text:p>
          </table:table-cell>
        </table:table-row>
        <table:table-row table:style-name="ro1">
          <table:table-cell office:value-type="float" office:value="1.3604320612711">
            <text:p>1.3604320613</text:p>
          </table:table-cell>
          <table:table-cell table:formula="of:=CONCATENATE([.A496]; &quot;,&quot;)" office:value-type="string" office:string-value="1.3604320612711,">
            <text:p>1.3604320612711,</text:p>
          </table:table-cell>
          <table:table-cell office:value-type="float" office:value="0.0040443947175928">
            <text:p>0.0040443947</text:p>
          </table:table-cell>
          <table:table-cell table:formula="of:=CONCATENATE([.C496]; &quot;,&quot;)" office:value-type="string" office:string-value="0.0040443947175928,">
            <text:p>0.0040443947175928,</text:p>
          </table:table-cell>
        </table:table-row>
        <table:table-row table:style-name="ro1">
          <table:table-cell office:value-type="float" office:value="0.99960809846832">
            <text:p>0.9996080985</text:p>
          </table:table-cell>
          <table:table-cell table:formula="of:=CONCATENATE([.A497]; &quot;,&quot;)" office:value-type="string" office:string-value="0.99960809846832,">
            <text:p>0.99960809846832,</text:p>
          </table:table-cell>
          <table:table-cell office:value-type="float" office:value="0.00097465023039569">
            <text:p>0.0009746502</text:p>
          </table:table-cell>
          <table:table-cell table:formula="of:=CONCATENATE([.C497]; &quot;,&quot;)" office:value-type="string" office:string-value="0.00097465023039569,">
            <text:p>0.00097465023039569,</text:p>
          </table:table-cell>
        </table:table-row>
        <table:table-row table:style-name="ro1">
          <table:table-cell office:value-type="float" office:value="0.52765821830745">
            <text:p>0.5276582183</text:p>
          </table:table-cell>
          <table:table-cell table:formula="of:=CONCATENATE([.A498]; &quot;,&quot;)" office:value-type="string" office:string-value="0.52765821830745,">
            <text:p>0.52765821830745,</text:p>
          </table:table-cell>
          <table:table-cell office:value-type="string">
            <text:p>2.41693549193e-05</text:p>
          </table:table-cell>
          <table:table-cell table:formula="of:=CONCATENATE([.C498]; &quot;,&quot;)" office:value-type="string" office:string-value="2.41693549193e-05,">
            <text:p>2.41693549193e-05,</text:p>
          </table:table-cell>
        </table:table-row>
        <table:table-row table:style-name="ro1">
          <table:table-cell office:value-type="float" office:value="0.29711206955668">
            <text:p>0.2971120696</text:p>
          </table:table-cell>
          <table:table-cell table:formula="of:=CONCATENATE([.A499]; &quot;,&quot;)" office:value-type="string" office:string-value="0.29711206955668,">
            <text:p>0.29711206955668,</text:p>
          </table:table-cell>
          <table:table-cell office:value-type="string">
            <text:p>3.9758312257381e-07</text:p>
          </table:table-cell>
          <table:table-cell table:formula="of:=CONCATENATE([.C499]; &quot;,&quot;)" office:value-type="string" office:string-value="3.9758312257381e-07,">
            <text:p>3.9758312257381e-07,</text:p>
          </table:table-cell>
        </table:table-row>
        <table:table-row table:style-name="ro1">
          <table:table-cell office:value-type="float" office:value="0.19808192238539">
            <text:p>0.1980819224</text:p>
          </table:table-cell>
          <table:table-cell table:formula="of:=CONCATENATE([.A500]; &quot;,&quot;)" office:value-type="string" office:string-value="0.19808192238539,">
            <text:p>0.19808192238539,</text:p>
          </table:table-cell>
          <table:table-cell office:value-type="string">
            <text:p>1.5261009740461e-08</text:p>
          </table:table-cell>
          <table:table-cell table:formula="of:=CONCATENATE([.C500]; &quot;,&quot;)" office:value-type="string" office:string-value="1.5261009740461e-08,">
            <text:p>1.5261009740461e-08,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11/25/2014</text:date>, <text:time>16:5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Kolokol</meta:initial-creator>
    <meta:creation-date>2014-11-24T15:28:09</meta:creation-date>
    <dc:date>2014-11-25T16:52:41</dc:date>
    <dc:creator>Denis Kolokol</dc:creator>
    <meta:editing-duration>PT32M5S</meta:editing-duration>
    <meta:editing-cycles>2</meta:editing-cycles>
    <meta:generator>OpenOffice/4.1.0$Unix OpenOffice.org_project/410m18$Build-9764</meta:generator>
    <meta:document-statistic meta:table-count="3" meta:cell-count="2000" meta:object-count="0"/>
  </office:meta>
</office:document-meta>
</file>